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320000003A9D06F2AFCD670F20.png" manifest:media-type="image/png"/>
  <manifest:file-entry manifest:full-path="Pictures/10000201000001390000006B2ED4C9AA622591C2.png" manifest:media-type="image/png"/>
  <manifest:file-entry manifest:full-path="Pictures/100002010000015700000208F3EA00BF91DA2A88.png" manifest:media-type="image/png"/>
  <manifest:file-entry manifest:full-path="Pictures/10000201000000AB0000008F393D0065D8B260BC.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00000000130000000980F0F03B59E58E0FD.png" manifest:media-type="image/png"/>
  <manifest:file-entry manifest:full-path="Pictures/10000201000000900000007E1B7E099AA3DC8CDE.png" manifest:media-type="image/png"/>
  <manifest:file-entry manifest:full-path="Pictures/10000201000000AE0000006829889C0360FAB357.png" manifest:media-type="image/png"/>
  <manifest:file-entry manifest:full-path="Pictures/10000201000001300000006BE595688C9F46F147.png" manifest:media-type="image/png"/>
  <manifest:file-entry manifest:full-path="Pictures/10000201000002AB0000010A6C31EA89E66B5C99.png" manifest:media-type="image/png"/>
  <manifest:file-entry manifest:full-path="Pictures/1000020100000152000000A40D5FD27C9153D3A9.png" manifest:media-type="image/png"/>
  <manifest:file-entry manifest:full-path="Pictures/1000020100000133000000D7C212873C5AD7F869.png" manifest:media-type="image/png"/>
  <manifest:file-entry manifest:full-path="Pictures/10000201000001390000005578676BA30F4FF381.png" manifest:media-type="image/png"/>
  <manifest:file-entry manifest:full-path="Pictures/10000201000000C8000000925A32262DA2042AD1.png" manifest:media-type="image/png"/>
  <manifest:file-entry manifest:full-path="Pictures/100002010000012D000000698E8463C7EAC3AB89.png" manifest:media-type="image/png"/>
  <manifest:file-entry manifest:full-path="Pictures/10000201000000960000007CDC835AFEE7B83683.png" manifest:media-type="image/png"/>
  <manifest:file-entry manifest:full-path="Pictures/100002010000013100000068700972C2E623C633.png" manifest:media-type="image/png"/>
  <manifest:file-entry manifest:full-path="Pictures/1000020100000093000000A7EB411F61C6B8ECC4.png" manifest:media-type="image/png"/>
  <manifest:file-entry manifest:full-path="Pictures/10000201000000A8000000519A207B45C2BEBFC3.png" manifest:media-type="image/png"/>
  <manifest:file-entry manifest:full-path="Pictures/1000020100000094000000C2EBEAB5868D43EC48.png" manifest:media-type="image/png"/>
  <manifest:file-entry manifest:full-path="Pictures/10000201000000AD000000D70D932F3B57675422.png" manifest:media-type="image/png"/>
  <manifest:file-entry manifest:full-path="Pictures/100002010000013B000001544E6E059CB001DFE3.png" manifest:media-type="image/png"/>
  <manifest:file-entry manifest:full-path="Pictures/100002010000007A000000211D414DF0AC124B28.png" manifest:media-type="image/png"/>
  <manifest:file-entry manifest:full-path="Pictures/10000201000000A9000000673686039D59C4F75C.png" manifest:media-type="image/png"/>
  <manifest:file-entry manifest:full-path="Pictures/100002010000012D00000050D977E95E7392B41A.png" manifest:media-type="image/png"/>
  <manifest:file-entry manifest:full-path="Pictures/10000201000000AC0000009315C30E509AF4D2D4.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4600000026906B8FDF7C2485584.png" manifest:media-type="image/png"/>
  <manifest:file-entry manifest:full-path="Pictures/10000201000000A200000068B493180C2C080D29.png" manifest:media-type="image/png"/>
  <manifest:file-entry manifest:full-path="Pictures/10000201000001310000005428E4F2A8018E3F59.png" manifest:media-type="image/png"/>
  <manifest:file-entry manifest:full-path="Pictures/10000201000002C3000001E71892C2E7AF647302.png" manifest:media-type="image/png"/>
  <manifest:file-entry manifest:full-path="Pictures/100002010000028C0000010F8588327082B870D7.png" manifest:media-type="image/png"/>
  <manifest:file-entry manifest:full-path="Pictures/100002010000014F000001479600B093F28B0079.png" manifest:media-type="image/png"/>
  <manifest:file-entry manifest:full-path="Pictures/100002010000012F0000007973129CF424B30003.png" manifest:media-type="image/png"/>
  <manifest:file-entry manifest:full-path="Pictures/100002010000012F000000675E2200AD8A584F5A.png" manifest:media-type="image/png"/>
  <manifest:file-entry manifest:full-path="Pictures/10000201000001300000004CFDB4FE6F071041C9.png" manifest:media-type="image/png"/>
  <manifest:file-entry manifest:full-path="Pictures/100000000000012E00000081C984360B993B5F7E.png" manifest:media-type="image/png"/>
  <manifest:file-entry manifest:full-path="Pictures/100002010000012F00000080234972D68F33A47E.png" manifest:media-type="image/png"/>
  <manifest:file-entry manifest:full-path="Pictures/100002010000012E0000003F88C50A9A6BAC34D4.png" manifest:media-type="image/png"/>
  <manifest:file-entry manifest:full-path="Pictures/10000201000000A80000006745617BCDBB0ADB37.png" manifest:media-type="image/png"/>
  <manifest:file-entry manifest:full-path="Pictures/100000000000014D00000136E55BE2DB92278E82.png" manifest:media-type="image/png"/>
  <manifest:file-entry manifest:full-path="Pictures/10000201000001310000004AE5261E94838D27D2.png" manifest:media-type="image/png"/>
  <manifest:file-entry manifest:full-path="Pictures/100002010000013000000034D18B467140F22088.png" manifest:media-type="image/png"/>
  <manifest:file-entry manifest:full-path="Pictures/100002010000013100000057373400773B34F5CF.png" manifest:media-type="image/png"/>
  <manifest:file-entry manifest:full-path="Pictures/100002010000012E00000106AAEECEB8948C794C.png" manifest:media-type="image/png"/>
  <manifest:file-entry manifest:full-path="Pictures/100002010000006900000016E57821D389B3E472.png" manifest:media-type="image/png"/>
  <manifest:file-entry manifest:full-path="Pictures/100002010000013100000055368A10734FD9F701.png" manifest:media-type="image/png"/>
  <manifest:file-entry manifest:full-path="Pictures/10000201000000AD000000506A171D3041044FC6.png" manifest:media-type="image/png"/>
  <manifest:file-entry manifest:full-path="Pictures/100002010000012F00000051789840FA095C6B30.png" manifest:media-type="image/png"/>
  <manifest:file-entry manifest:full-path="Pictures/1000020100000130000001936C2C486DF6CBA959.png" manifest:media-type="image/png"/>
  <manifest:file-entry manifest:full-path="Pictures/100002010000012F0000009B2F2BA3AA223B075A.png" manifest:media-type="image/png"/>
  <manifest:file-entry manifest:full-path="Pictures/10000201000000A700000051A488E74214FB5BAF.png" manifest:media-type="image/png"/>
  <manifest:file-entry manifest:full-path="Pictures/100002010000013000000094C23C8C6EA8B1FD6B.png" manifest:media-type="image/png"/>
  <manifest:file-entry manifest:full-path="Pictures/10000201000000A800000051D98669D90C0E4B0B.png" manifest:media-type="image/png"/>
  <manifest:file-entry manifest:full-path="Pictures/1000020100000131000000658EE6671FC5B643B9.png" manifest:media-type="image/png"/>
  <manifest:file-entry manifest:full-path="Pictures/1000020100000130000000ABA5917B65011F6F8D.png" manifest:media-type="image/png"/>
  <manifest:file-entry manifest:full-path="Pictures/10000201000001310000009D3EE82978C8D149C8.png" manifest:media-type="image/png"/>
  <manifest:file-entry manifest:full-path="Pictures/1000020100000137000000F6B2A64964AA42D0CB.png" manifest:media-type="image/png"/>
  <manifest:file-entry manifest:full-path="Pictures/10000201000000A900000050DA2E4F17FFCA4490.png" manifest:media-type="image/png"/>
  <manifest:file-entry manifest:full-path="Pictures/100002010000008F00000021D01CCF83A6191B18.png" manifest:media-type="image/png"/>
  <manifest:file-entry manifest:full-path="Pictures/100002010000008F00000067EEFC938544999796.png" manifest:media-type="image/png"/>
  <manifest:file-entry manifest:full-path="Pictures/10000201000001300000005576A4C5A1B79B1BEC.png" manifest:media-type="image/png"/>
  <manifest:file-entry manifest:full-path="Pictures/100002010000013900000051D63AE142EC6D6716.png" manifest:media-type="image/png"/>
  <manifest:file-entry manifest:full-path="Pictures/1000020100000129000000546B31D024CE24351E.png" manifest:media-type="image/png"/>
  <manifest:file-entry manifest:full-path="Pictures/100002010000012A0000006BECBD44580A9DEC46.png" manifest:media-type="image/png"/>
  <manifest:file-entry manifest:full-path="Pictures/10000201000001300000003F8FEAB2D4569BFC6F.png" manifest:media-type="image/png"/>
  <manifest:file-entry manifest:full-path="Pictures/10000201000001300000003ED9DD2AEA0D431941.png" manifest:media-type="image/png"/>
  <manifest:file-entry manifest:full-path="Pictures/100002010000009500000093DD53E678A8B7859E.png" manifest:media-type="image/png"/>
  <manifest:file-entry manifest:full-path="Pictures/100002010000012E000000B65A4E4FCDA182BF4F.png" manifest:media-type="image/png"/>
  <manifest:file-entry manifest:full-path="Pictures/10000201000000A40000012F340E42E1D26D7B09.png" manifest:media-type="image/png"/>
  <manifest:file-entry manifest:full-path="Pictures/1000020100000131000000E7EEE56B099BB12844.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56FE716BAD1D4033.png" manifest:media-type="image/png"/>
  <manifest:file-entry manifest:full-path="Pictures/100002010000012F0000008747C91D24A47360BD.png" manifest:media-type="image/png"/>
  <manifest:file-entry manifest:full-path="Pictures/100002010000012F00000074E8DF173D2BDC84B1.png" manifest:media-type="image/png"/>
  <manifest:file-entry manifest:full-path="Pictures/10000201000000A8000000535055B8A9CF3EDA17.png" manifest:media-type="image/png"/>
  <manifest:file-entry manifest:full-path="Pictures/100002010000012F0000005C0E070BE942E76AD6.png" manifest:media-type="image/png"/>
  <manifest:file-entry manifest:full-path="Pictures/10000201000000A10000005293E26EB2D9E864E0.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00000003C21C641FC9B988A0A.png" manifest:media-type="image/png"/>
  <manifest:file-entry manifest:full-path="Pictures/1000020100000139000000B4CFF588E2906ED8E1.png" manifest:media-type="image/png"/>
  <manifest:file-entry manifest:full-path="Pictures/100002010000013A000000B32E2BAFA787F017D7.png" manifest:media-type="image/png"/>
  <manifest:file-entry manifest:full-path="Pictures/1000020100000139000000467EA40866F5569640.png" manifest:media-type="image/png"/>
  <manifest:file-entry manifest:full-path="Pictures/100002010000013900000076C9AB56A2B3B993D3.png" manifest:media-type="image/png"/>
  <manifest:file-entry manifest:full-path="Pictures/100002010000013A0000004832291DB1D9F0E4F1.png" manifest:media-type="image/png"/>
  <manifest:file-entry manifest:full-path="Pictures/1000020100000137000000743B6FE0D76F6356AD.png" manifest:media-type="image/png"/>
  <manifest:file-entry manifest:full-path="Pictures/10000201000001380000006C07813CF9B33DC634.png" manifest:media-type="image/png"/>
  <manifest:file-entry manifest:full-path="Pictures/100002010000013A00000096CC40204257BD54E4.png" manifest:media-type="image/png"/>
  <manifest:file-entry manifest:full-path="Pictures/1000020100000139000000AA5D9C01DA4C26514D.png" manifest:media-type="image/png"/>
  <manifest:file-entry manifest:full-path="Pictures/1000020100000130000000C18CF2C9EF78FC973E.png" manifest:media-type="image/png"/>
  <manifest:file-entry manifest:full-path="Pictures/1000020100000139000000C0E7E3C1C083DD8194.png" manifest:media-type="image/png"/>
  <manifest:file-entry manifest:full-path="Pictures/10000201000001310000009E44997483B492F62C.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507596"/>
    </style:style>
    <style:style style:name="P10" style:family="paragraph" style:parent-style-name="Standard">
      <style:text-properties officeooo:rsid="00507596" officeooo:paragraph-rsid="00507596"/>
    </style:style>
    <style:style style:name="P11" style:family="paragraph" style:parent-style-name="Standard">
      <style:text-properties officeooo:rsid="0052ef5b" officeooo:paragraph-rsid="0052ef5b"/>
    </style:style>
    <style:style style:name="P12" style:family="paragraph" style:parent-style-name="Standard">
      <style:text-properties officeooo:rsid="0052ef5b" officeooo:paragraph-rsid="0054bfbd"/>
    </style:style>
    <style:style style:name="P13" style:family="paragraph" style:parent-style-name="Standard">
      <style:text-properties officeooo:rsid="0052ef5b" officeooo:paragraph-rsid="006b34c3"/>
    </style:style>
    <style:style style:name="P14" style:family="paragraph" style:parent-style-name="Standard">
      <style:text-properties officeooo:rsid="0054bfbd" officeooo:paragraph-rsid="00570ae4"/>
    </style:style>
    <style:style style:name="P15" style:family="paragraph" style:parent-style-name="Standard">
      <style:text-properties officeooo:rsid="0054bfbd" officeooo:paragraph-rsid="005b402f"/>
    </style:style>
    <style:style style:name="P16" style:family="paragraph" style:parent-style-name="Standard">
      <style:text-properties officeooo:rsid="0054bfbd" officeooo:paragraph-rsid="005be954"/>
    </style:style>
    <style:style style:name="P17" style:family="paragraph" style:parent-style-name="Standard">
      <style:text-properties officeooo:rsid="0055a611" officeooo:paragraph-rsid="0055a611"/>
    </style:style>
    <style:style style:name="P18" style:family="paragraph" style:parent-style-name="Standard">
      <style:text-properties officeooo:rsid="0055a611" officeooo:paragraph-rsid="00570ae4"/>
    </style:style>
    <style:style style:name="P19" style:family="paragraph" style:parent-style-name="Standard">
      <style:text-properties officeooo:rsid="00c37fc5" officeooo:paragraph-rsid="005b402f"/>
    </style:style>
    <style:style style:name="P20" style:family="paragraph" style:parent-style-name="Standard">
      <style:text-properties officeooo:rsid="005be954" officeooo:paragraph-rsid="005daa8f"/>
    </style:style>
    <style:style style:name="P21" style:family="paragraph" style:parent-style-name="Standard">
      <style:text-properties officeooo:rsid="005be954" officeooo:paragraph-rsid="00627f02"/>
    </style:style>
    <style:style style:name="P22" style:family="paragraph" style:parent-style-name="Standard">
      <style:text-properties officeooo:rsid="005be954" officeooo:paragraph-rsid="00644fd5"/>
    </style:style>
    <style:style style:name="P23" style:family="paragraph" style:parent-style-name="Standard">
      <style:text-properties officeooo:rsid="005be954" officeooo:paragraph-rsid="0068a8ab"/>
    </style:style>
    <style:style style:name="P24" style:family="paragraph" style:parent-style-name="Standard">
      <style:text-properties officeooo:rsid="005be954" officeooo:paragraph-rsid="00691059"/>
    </style:style>
    <style:style style:name="P25" style:family="paragraph" style:parent-style-name="Standard">
      <style:text-properties officeooo:rsid="005be954" officeooo:paragraph-rsid="006b34c3"/>
    </style:style>
    <style:style style:name="P26" style:family="paragraph" style:parent-style-name="Standard">
      <style:text-properties officeooo:rsid="005be954" officeooo:paragraph-rsid="00619c84"/>
    </style:style>
    <style:style style:name="P27" style:family="paragraph" style:parent-style-name="Standard">
      <style:text-properties officeooo:rsid="005daa8f" officeooo:paragraph-rsid="005daa8f"/>
    </style:style>
    <style:style style:name="P28" style:family="paragraph" style:parent-style-name="Standard">
      <style:text-properties officeooo:rsid="00627f02" officeooo:paragraph-rsid="00627f02"/>
    </style:style>
    <style:style style:name="P29" style:family="paragraph" style:parent-style-name="Standard">
      <style:text-properties officeooo:rsid="00627f02" officeooo:paragraph-rsid="00644fd5"/>
    </style:style>
    <style:style style:name="P30" style:family="paragraph" style:parent-style-name="Standard">
      <style:text-properties officeooo:rsid="00644fd5" officeooo:paragraph-rsid="00644fd5"/>
    </style:style>
    <style:style style:name="P31" style:family="paragraph" style:parent-style-name="Standard">
      <style:text-properties officeooo:rsid="00644fd5" officeooo:paragraph-rsid="00658e0e"/>
    </style:style>
    <style:style style:name="P32" style:family="paragraph" style:parent-style-name="Standard">
      <style:text-properties officeooo:rsid="00644fd5" officeooo:paragraph-rsid="0068a8ab"/>
    </style:style>
    <style:style style:name="P33" style:family="paragraph" style:parent-style-name="Standard">
      <style:text-properties officeooo:rsid="006735f2" officeooo:paragraph-rsid="0068a8ab"/>
    </style:style>
    <style:style style:name="P34" style:family="paragraph" style:parent-style-name="Standard">
      <style:text-properties officeooo:rsid="0068a8ab" officeooo:paragraph-rsid="0068a8ab"/>
    </style:style>
    <style:style style:name="P35" style:family="paragraph" style:parent-style-name="Standard">
      <style:text-properties officeooo:rsid="0068a8ab" officeooo:paragraph-rsid="00691059"/>
    </style:style>
    <style:style style:name="P36" style:family="paragraph" style:parent-style-name="Standard">
      <style:text-properties officeooo:rsid="00691059" officeooo:paragraph-rsid="00691059"/>
    </style:style>
    <style:style style:name="P37" style:family="paragraph" style:parent-style-name="Standard">
      <style:text-properties officeooo:rsid="00691059" officeooo:paragraph-rsid="0069a979"/>
    </style:style>
    <style:style style:name="P38" style:family="paragraph" style:parent-style-name="Standard">
      <style:text-properties officeooo:paragraph-rsid="007125e6"/>
    </style:style>
    <style:style style:name="P39" style:family="paragraph" style:parent-style-name="Standard">
      <style:text-properties officeooo:paragraph-rsid="005b402f"/>
    </style:style>
    <style:style style:name="P40" style:family="paragraph" style:parent-style-name="Standard">
      <style:text-properties officeooo:paragraph-rsid="0069a979"/>
    </style:style>
    <style:style style:name="P41" style:family="paragraph" style:parent-style-name="Standard">
      <style:text-properties officeooo:paragraph-rsid="00a73122"/>
    </style:style>
    <style:style style:name="P42" style:family="paragraph" style:parent-style-name="Standard">
      <style:text-properties officeooo:rsid="00619c84" officeooo:paragraph-rsid="006b34c3"/>
    </style:style>
    <style:style style:name="P43" style:family="paragraph" style:parent-style-name="Footer">
      <style:paragraph-properties fo:text-align="center" style:justify-single-word="false"/>
    </style:style>
    <style:style style:name="P44" style:family="paragraph" style:parent-style-name="Text_20_body">
      <style:paragraph-properties fo:margin-top="0cm" fo:margin-bottom="0cm" style:contextual-spacing="false"/>
      <style:text-properties officeooo:paragraph-rsid="001857e0"/>
    </style:style>
    <style:style style:name="P45" style:family="paragraph" style:parent-style-name="Text_20_body">
      <style:paragraph-properties fo:margin-top="0cm" fo:margin-bottom="0cm" style:contextual-spacing="false"/>
      <style:text-properties officeooo:paragraph-rsid="00a73122"/>
    </style:style>
    <style:style style:name="P46" style:family="paragraph" style:parent-style-name="Text_20_body">
      <style:text-properties fo:color="#808080" loext:opacity="100%" style:font-name="Lato" fo:font-size="9.75pt" fo:font-weight="normal" officeooo:paragraph-rsid="00450e76" style:font-weight-asian="bold" style:font-weight-complex="bold"/>
    </style:style>
    <style:style style:name="P47" style:family="paragraph" style:parent-style-name="Text_20_body">
      <style:text-properties officeooo:rsid="00470fb6" officeooo:paragraph-rsid="00470fb6"/>
    </style:style>
    <style:style style:name="P48" style:family="paragraph" style:parent-style-name="Text_20_body">
      <style:text-properties officeooo:rsid="00470fb6" officeooo:paragraph-rsid="004babc6"/>
    </style:style>
    <style:style style:name="P49" style:family="paragraph" style:parent-style-name="Text_20_body">
      <style:text-properties officeooo:rsid="00470fb6" officeooo:paragraph-rsid="00863a22"/>
    </style:style>
    <style:style style:name="P50" style:family="paragraph" style:parent-style-name="Text_20_body">
      <style:text-properties officeooo:rsid="0048d497" officeooo:paragraph-rsid="0048d497"/>
    </style:style>
    <style:style style:name="P51" style:family="paragraph" style:parent-style-name="Text_20_body">
      <style:text-properties officeooo:rsid="0048d497" officeooo:paragraph-rsid="00491414"/>
    </style:style>
    <style:style style:name="P52" style:family="paragraph" style:parent-style-name="Text_20_body">
      <style:text-properties officeooo:rsid="0048d497" officeooo:paragraph-rsid="00863a22"/>
    </style:style>
    <style:style style:name="P53" style:family="paragraph" style:parent-style-name="Text_20_body">
      <style:text-properties officeooo:paragraph-rsid="001857e0"/>
    </style:style>
    <style:style style:name="P54" style:family="paragraph" style:parent-style-name="Text_20_body">
      <style:text-properties officeooo:rsid="00491414" officeooo:paragraph-rsid="00491414"/>
    </style:style>
    <style:style style:name="P55" style:family="paragraph" style:parent-style-name="Text_20_body">
      <style:text-properties officeooo:rsid="004937c7" officeooo:paragraph-rsid="004937c7"/>
    </style:style>
    <style:style style:name="P56" style:family="paragraph" style:parent-style-name="Text_20_body">
      <style:text-properties officeooo:rsid="004937c7" officeooo:paragraph-rsid="0054bfbd"/>
    </style:style>
    <style:style style:name="P57" style:family="paragraph" style:parent-style-name="Text_20_body">
      <style:text-properties officeooo:rsid="0057dac8" officeooo:paragraph-rsid="004937c7"/>
    </style:style>
    <style:style style:name="P58" style:family="paragraph" style:parent-style-name="Text_20_body">
      <style:text-properties officeooo:rsid="0057dac8" officeooo:paragraph-rsid="0054bfbd"/>
    </style:style>
    <style:style style:name="P59" style:family="paragraph" style:parent-style-name="Text_20_body">
      <style:text-properties officeooo:rsid="01bc3b8c" officeooo:paragraph-rsid="004937c7"/>
    </style:style>
    <style:style style:name="P60" style:family="paragraph" style:parent-style-name="Text_20_body">
      <style:text-properties officeooo:rsid="01bc3b8c" officeooo:paragraph-rsid="0054bfbd"/>
    </style:style>
    <style:style style:name="P61" style:family="paragraph" style:parent-style-name="Text_20_body">
      <style:text-properties fo:color="#000000" loext:opacity="100%" style:font-name="Liberation Serif" officeooo:paragraph-rsid="00491414"/>
    </style:style>
    <style:style style:name="P62" style:family="paragraph" style:parent-style-name="Text_20_body">
      <style:text-properties fo:color="#000000" loext:opacity="100%" style:font-name="Liberation Serif" officeooo:rsid="004babc6" officeooo:paragraph-rsid="004babc6"/>
    </style:style>
    <style:style style:name="P63" style:family="paragraph" style:parent-style-name="Text_20_body">
      <style:text-properties officeooo:paragraph-rsid="004babc6"/>
    </style:style>
    <style:style style:name="P64" style:family="paragraph" style:parent-style-name="Text_20_body">
      <style:text-properties officeooo:rsid="004d9611" officeooo:paragraph-rsid="004d9611"/>
    </style:style>
    <style:style style:name="P65" style:family="paragraph" style:parent-style-name="Text_20_body">
      <style:text-properties officeooo:rsid="004f634f" officeooo:paragraph-rsid="004f634f"/>
    </style:style>
    <style:style style:name="P66" style:family="paragraph" style:parent-style-name="Text_20_body">
      <style:text-properties officeooo:rsid="004f634f" officeooo:paragraph-rsid="00ae738c"/>
    </style:style>
    <style:style style:name="P67" style:family="paragraph" style:parent-style-name="Text_20_body">
      <style:text-properties officeooo:rsid="00507596" officeooo:paragraph-rsid="00507596"/>
    </style:style>
    <style:style style:name="P68" style:family="paragraph" style:parent-style-name="Text_20_body">
      <style:text-properties officeooo:paragraph-rsid="00507596"/>
    </style:style>
    <style:style style:name="P69" style:family="paragraph" style:parent-style-name="Text_20_body">
      <style:text-properties officeooo:rsid="0052ef5b" officeooo:paragraph-rsid="0052ef5b"/>
    </style:style>
    <style:style style:name="P70" style:family="paragraph" style:parent-style-name="Text_20_body">
      <style:text-properties officeooo:rsid="0052ef5b" officeooo:paragraph-rsid="0054bfbd"/>
    </style:style>
    <style:style style:name="P71" style:family="paragraph" style:parent-style-name="Text_20_body">
      <style:text-properties officeooo:rsid="0052ef5b" officeooo:paragraph-rsid="00619c84"/>
    </style:style>
    <style:style style:name="P72" style:family="paragraph" style:parent-style-name="Text_20_body">
      <style:text-properties officeooo:rsid="0052ef5b" officeooo:paragraph-rsid="006b34c3"/>
    </style:style>
    <style:style style:name="P73" style:family="paragraph" style:parent-style-name="Text_20_body">
      <style:text-properties officeooo:rsid="0052ef5b" officeooo:paragraph-rsid="006cbc42"/>
    </style:style>
    <style:style style:name="P74" style:family="paragraph" style:parent-style-name="Text_20_body">
      <style:text-properties officeooo:rsid="0054bfbd" officeooo:paragraph-rsid="0054bfbd"/>
    </style:style>
    <style:style style:name="P75" style:family="paragraph" style:parent-style-name="Text_20_body">
      <style:text-properties officeooo:rsid="0054bfbd" officeooo:paragraph-rsid="0052ef5b"/>
    </style:style>
    <style:style style:name="P76" style:family="paragraph" style:parent-style-name="Text_20_body">
      <style:text-properties officeooo:rsid="00559afd" officeooo:paragraph-rsid="00559afd"/>
    </style:style>
    <style:style style:name="P77" style:family="paragraph" style:parent-style-name="Text_20_body">
      <style:text-properties officeooo:rsid="0055a611" officeooo:paragraph-rsid="0055a611"/>
    </style:style>
    <style:style style:name="P78" style:family="paragraph" style:parent-style-name="Text_20_body">
      <style:text-properties officeooo:rsid="00570ae4" officeooo:paragraph-rsid="00570ae4"/>
    </style:style>
    <style:style style:name="P79" style:family="paragraph" style:parent-style-name="Text_20_body">
      <style:text-properties officeooo:paragraph-rsid="00570ae4"/>
    </style:style>
    <style:style style:name="P80" style:family="paragraph" style:parent-style-name="Text_20_body">
      <style:text-properties officeooo:rsid="005969e6" officeooo:paragraph-rsid="005969e6"/>
    </style:style>
    <style:style style:name="P81" style:family="paragraph" style:parent-style-name="Text_20_body">
      <style:text-properties officeooo:rsid="00c37fc5" officeooo:paragraph-rsid="005b402f"/>
    </style:style>
    <style:style style:name="P82" style:family="paragraph" style:parent-style-name="Text_20_body">
      <style:text-properties officeooo:rsid="00c37fc5" officeooo:paragraph-rsid="007992da"/>
    </style:style>
    <style:style style:name="P83" style:family="paragraph" style:parent-style-name="Text_20_body">
      <style:text-properties officeooo:rsid="02044c9b" officeooo:paragraph-rsid="005b402f"/>
    </style:style>
    <style:style style:name="P84" style:family="paragraph" style:parent-style-name="Text_20_body">
      <style:text-properties officeooo:rsid="02044c9b" officeooo:paragraph-rsid="00a600e8"/>
    </style:style>
    <style:style style:name="P85" style:family="paragraph" style:parent-style-name="Text_20_body">
      <style:paragraph-properties fo:text-align="justify" style:justify-single-word="false"/>
      <style:text-properties officeooo:rsid="02044c9b" officeooo:paragraph-rsid="00a600e8"/>
    </style:style>
    <style:style style:name="P86" style:family="paragraph" style:parent-style-name="Text_20_body">
      <style:text-properties officeooo:rsid="0181d93c" officeooo:paragraph-rsid="007992da"/>
    </style:style>
    <style:style style:name="P87" style:family="paragraph" style:parent-style-name="Text_20_body">
      <style:text-properties officeooo:rsid="0181d93c" officeooo:paragraph-rsid="005b402f"/>
    </style:style>
    <style:style style:name="P88" style:family="paragraph" style:parent-style-name="Text_20_body">
      <style:text-properties officeooo:rsid="0182b06b" officeooo:paragraph-rsid="005b402f"/>
    </style:style>
    <style:style style:name="P89" style:family="paragraph" style:parent-style-name="Text_20_body">
      <style:text-properties officeooo:rsid="005be954" officeooo:paragraph-rsid="005be954"/>
    </style:style>
    <style:style style:name="P90" style:family="paragraph" style:parent-style-name="Text_20_body">
      <style:text-properties officeooo:rsid="005be954" officeooo:paragraph-rsid="007dd59b"/>
    </style:style>
    <style:style style:name="P91" style:family="paragraph" style:parent-style-name="Text_20_body">
      <style:text-properties officeooo:rsid="005be954" officeooo:paragraph-rsid="00ba3c88"/>
    </style:style>
    <style:style style:name="P92" style:family="paragraph" style:parent-style-name="Text_20_body">
      <style:text-properties officeooo:rsid="005daa8f" officeooo:paragraph-rsid="005daa8f"/>
    </style:style>
    <style:style style:name="P93" style:family="paragraph" style:parent-style-name="Text_20_body">
      <style:text-properties officeooo:rsid="005daa8f" officeooo:paragraph-rsid="008d723b"/>
    </style:style>
    <style:style style:name="P94" style:family="paragraph" style:parent-style-name="Text_20_body">
      <style:text-properties officeooo:rsid="00627f02" officeooo:paragraph-rsid="00627f02"/>
    </style:style>
    <style:style style:name="P95" style:family="paragraph" style:parent-style-name="Text_20_body">
      <style:text-properties officeooo:rsid="00644fd5" officeooo:paragraph-rsid="00644fd5"/>
    </style:style>
    <style:style style:name="P96" style:family="paragraph" style:parent-style-name="Text_20_body">
      <style:text-properties officeooo:rsid="00644fd5" officeooo:paragraph-rsid="00658e0e"/>
    </style:style>
    <style:style style:name="P97" style:family="paragraph" style:parent-style-name="Text_20_body">
      <style:text-properties officeooo:rsid="00644fd5" officeooo:paragraph-rsid="0068a8ab"/>
    </style:style>
    <style:style style:name="P98" style:family="paragraph" style:parent-style-name="Text_20_body">
      <style:text-properties officeooo:rsid="006735f2" officeooo:paragraph-rsid="006735f2"/>
    </style:style>
    <style:style style:name="P99" style:family="paragraph" style:parent-style-name="Text_20_body">
      <style:text-properties officeooo:rsid="0068a8ab" officeooo:paragraph-rsid="0068a8ab"/>
    </style:style>
    <style:style style:name="P100" style:family="paragraph" style:parent-style-name="Text_20_body">
      <style:text-properties officeooo:rsid="0068a8ab" officeooo:paragraph-rsid="0069a979"/>
    </style:style>
    <style:style style:name="P101" style:family="paragraph" style:parent-style-name="Text_20_body">
      <style:text-properties officeooo:rsid="0068a8ab" officeooo:paragraph-rsid="006b34c3"/>
    </style:style>
    <style:style style:name="P102" style:family="paragraph" style:parent-style-name="Text_20_body">
      <style:text-properties officeooo:rsid="00691059" officeooo:paragraph-rsid="00691059"/>
    </style:style>
    <style:style style:name="P103" style:family="paragraph" style:parent-style-name="Text_20_body">
      <style:text-properties style:font-name="Liberation Serif" fo:font-size="12pt" style:font-size-asian="12pt" style:font-size-complex="12pt"/>
    </style:style>
    <style:style style:name="P104" style:family="paragraph" style:parent-style-name="Text_20_body">
      <style:text-properties officeooo:rsid="0069a979" officeooo:paragraph-rsid="0069a979"/>
    </style:style>
    <style:style style:name="P105" style:family="paragraph" style:parent-style-name="Text_20_body">
      <style:text-properties officeooo:rsid="0069a979" officeooo:paragraph-rsid="008137a2"/>
    </style:style>
    <style:style style:name="P106" style:family="paragraph" style:parent-style-name="Text_20_body">
      <style:text-properties officeooo:rsid="006cbc42" officeooo:paragraph-rsid="006cbc42"/>
    </style:style>
    <style:style style:name="P107" style:family="paragraph" style:parent-style-name="Text_20_body">
      <style:text-properties officeooo:paragraph-rsid="004d9611"/>
    </style:style>
    <style:style style:name="P108" style:family="paragraph" style:parent-style-name="Text_20_body">
      <style:text-properties officeooo:rsid="00768469" officeooo:paragraph-rsid="00768469"/>
    </style:style>
    <style:style style:name="P109" style:family="paragraph" style:parent-style-name="Text_20_body">
      <style:text-properties officeooo:paragraph-rsid="00768469"/>
    </style:style>
    <style:style style:name="P110" style:family="paragraph" style:parent-style-name="Text_20_body">
      <style:text-properties officeooo:rsid="007992da" officeooo:paragraph-rsid="007992da"/>
    </style:style>
    <style:style style:name="P111" style:family="paragraph" style:parent-style-name="Text_20_body">
      <style:text-properties officeooo:rsid="007992da" officeooo:paragraph-rsid="00a600e8"/>
    </style:style>
    <style:style style:name="P112" style:family="paragraph" style:parent-style-name="Text_20_body">
      <style:text-properties officeooo:rsid="007b1fc3" officeooo:paragraph-rsid="007b1fc3"/>
    </style:style>
    <style:style style:name="P113" style:family="paragraph" style:parent-style-name="Text_20_body">
      <style:text-properties officeooo:rsid="007b1fc3" officeooo:paragraph-rsid="007dd59b"/>
    </style:style>
    <style:style style:name="P114" style:family="paragraph" style:parent-style-name="Text_20_body">
      <style:text-properties officeooo:rsid="007dd59b" officeooo:paragraph-rsid="007dd59b"/>
    </style:style>
    <style:style style:name="P115" style:family="paragraph" style:parent-style-name="Text_20_body">
      <style:text-properties officeooo:rsid="00802a9f" officeooo:paragraph-rsid="00802a9f"/>
    </style:style>
    <style:style style:name="P116" style:family="paragraph" style:parent-style-name="Text_20_body">
      <style:text-properties officeooo:rsid="007d0d4c" officeooo:paragraph-rsid="007d0d4c"/>
    </style:style>
    <style:style style:name="P117" style:family="paragraph" style:parent-style-name="Text_20_body">
      <style:text-properties officeooo:rsid="008137a2" officeooo:paragraph-rsid="008137a2"/>
    </style:style>
    <style:style style:name="P118" style:family="paragraph" style:parent-style-name="Text_20_body">
      <style:text-properties officeooo:rsid="033186bd" officeooo:paragraph-rsid="008d723b"/>
    </style:style>
    <style:style style:name="P119" style:family="paragraph" style:parent-style-name="Text_20_body">
      <style:text-properties officeooo:rsid="009113cf" officeooo:paragraph-rsid="009113cf"/>
    </style:style>
    <style:style style:name="P120" style:family="paragraph" style:parent-style-name="Text_20_body">
      <style:text-properties officeooo:paragraph-rsid="009113cf"/>
    </style:style>
    <style:style style:name="P121" style:family="paragraph" style:parent-style-name="Text_20_body">
      <style:text-properties officeooo:paragraph-rsid="009492e6"/>
    </style:style>
    <style:style style:name="P122" style:family="paragraph" style:parent-style-name="Text_20_body">
      <style:text-properties officeooo:rsid="0099d0b1" officeooo:paragraph-rsid="0099d0b1"/>
    </style:style>
    <style:style style:name="P123" style:family="paragraph" style:parent-style-name="Text_20_body">
      <style:text-properties officeooo:rsid="009ea750" officeooo:paragraph-rsid="009ea750"/>
    </style:style>
    <style:style style:name="P124" style:family="paragraph" style:parent-style-name="Text_20_body">
      <style:text-properties officeooo:rsid="00a02e2a" officeooo:paragraph-rsid="00a02e2a"/>
    </style:style>
    <style:style style:name="P125" style:family="paragraph" style:parent-style-name="Text_20_body">
      <style:text-properties officeooo:rsid="00a05c5c" officeooo:paragraph-rsid="00a05c5c"/>
    </style:style>
    <style:style style:name="P126" style:family="paragraph" style:parent-style-name="Text_20_body">
      <style:text-properties officeooo:paragraph-rsid="006cbc42"/>
    </style:style>
    <style:style style:name="P127" style:family="paragraph" style:parent-style-name="Text_20_body">
      <style:text-properties officeooo:rsid="00a4b09b" officeooo:paragraph-rsid="00a4b09b"/>
    </style:style>
    <style:style style:name="P128" style:family="paragraph" style:parent-style-name="Text_20_body">
      <style:text-properties officeooo:rsid="00a600e8" officeooo:paragraph-rsid="00a600e8"/>
    </style:style>
    <style:style style:name="P129" style:family="paragraph" style:parent-style-name="Text_20_body">
      <style:text-properties officeooo:paragraph-rsid="007992da"/>
    </style:style>
    <style:style style:name="P130" style:family="paragraph" style:parent-style-name="Text_20_body">
      <style:text-properties officeooo:rsid="00a73122" officeooo:paragraph-rsid="00a73122"/>
    </style:style>
    <style:style style:name="P131" style:family="paragraph" style:parent-style-name="Text_20_body">
      <style:text-properties officeooo:rsid="00a8e243" officeooo:paragraph-rsid="00a8e243"/>
    </style:style>
    <style:style style:name="P132" style:family="paragraph" style:parent-style-name="Text_20_body">
      <style:text-properties officeooo:rsid="00a8e243" officeooo:paragraph-rsid="00ba3c88"/>
    </style:style>
    <style:style style:name="P133" style:family="paragraph" style:parent-style-name="Text_20_body">
      <style:text-properties officeooo:rsid="004e88a9" officeooo:paragraph-rsid="004e88a9"/>
    </style:style>
    <style:style style:name="P134" style:family="paragraph" style:parent-style-name="Text_20_body">
      <style:text-properties officeooo:rsid="00ac3eab" officeooo:paragraph-rsid="00ac3eab"/>
    </style:style>
    <style:style style:name="P135" style:family="paragraph" style:parent-style-name="Text_20_body">
      <style:text-properties officeooo:rsid="00ac982f" officeooo:paragraph-rsid="00ac982f"/>
    </style:style>
    <style:style style:name="P136" style:family="paragraph" style:parent-style-name="Text_20_body">
      <style:text-properties officeooo:rsid="00ac982f" officeooo:paragraph-rsid="00ae5dbd"/>
    </style:style>
    <style:style style:name="P137" style:family="paragraph" style:parent-style-name="Text_20_body">
      <style:text-properties officeooo:rsid="00ae5dbd" officeooo:paragraph-rsid="00ae5dbd"/>
    </style:style>
    <style:style style:name="P138" style:family="paragraph" style:parent-style-name="Text_20_body">
      <style:text-properties officeooo:rsid="00ae738c" officeooo:paragraph-rsid="00ae738c"/>
    </style:style>
    <style:style style:name="P139" style:family="paragraph" style:parent-style-name="Text_20_body">
      <style:text-properties officeooo:paragraph-rsid="00ac982f"/>
    </style:style>
    <style:style style:name="P140" style:family="paragraph" style:parent-style-name="Text_20_body">
      <style:text-properties officeooo:rsid="00af81f4" officeooo:paragraph-rsid="00af81f4"/>
    </style:style>
    <style:style style:name="P141" style:family="paragraph" style:parent-style-name="Text_20_body">
      <style:text-properties officeooo:paragraph-rsid="00af81f4"/>
    </style:style>
    <style:style style:name="P142" style:family="paragraph" style:parent-style-name="Text_20_body">
      <style:text-properties officeooo:rsid="00b54962" officeooo:paragraph-rsid="00b54962"/>
    </style:style>
    <style:style style:name="P143" style:family="paragraph" style:parent-style-name="Text_20_body">
      <style:text-properties officeooo:rsid="004babc6" officeooo:paragraph-rsid="00470fb6"/>
    </style:style>
    <style:style style:name="P144" style:family="paragraph" style:parent-style-name="Text_20_body">
      <style:text-properties officeooo:rsid="00b7e80d" officeooo:paragraph-rsid="00b7e80d"/>
    </style:style>
    <style:style style:name="P145" style:family="paragraph" style:parent-style-name="Text_20_body">
      <style:text-properties officeooo:rsid="00ba3c88" officeooo:paragraph-rsid="00ba3c88"/>
    </style:style>
    <style:style style:name="P146" style:family="paragraph" style:parent-style-name="Text_20_body">
      <style:text-properties officeooo:paragraph-rsid="00bac1a1"/>
    </style:style>
    <style:style style:name="P147"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48" style:family="paragraph" style:parent-style-name="Text_20_body">
      <style:text-properties officeooo:rsid="00bbf634" officeooo:paragraph-rsid="00bbf634"/>
    </style:style>
    <style:style style:name="P149" style:family="paragraph" style:parent-style-name="Text_20_body">
      <style:text-properties officeooo:paragraph-rsid="00b40a4a"/>
    </style:style>
    <style:style style:name="P150" style:family="paragraph" style:parent-style-name="Text_20_body">
      <style:text-properties officeooo:rsid="00bde004" officeooo:paragraph-rsid="00bde004"/>
    </style:style>
    <style:style style:name="P151" style:family="paragraph" style:parent-style-name="Text_20_body">
      <style:text-properties officeooo:rsid="00a60eb6" officeooo:paragraph-rsid="00a60eb6"/>
    </style:style>
    <style:style style:name="P152" style:family="paragraph" style:parent-style-name="Text_20_body">
      <style:text-properties officeooo:rsid="00c45d75" officeooo:paragraph-rsid="00bde004"/>
    </style:style>
    <style:style style:name="P153" style:family="paragraph" style:parent-style-name="Text_20_body">
      <style:text-properties officeooo:rsid="00bfd559" officeooo:paragraph-rsid="00bfd559"/>
    </style:style>
    <style:style style:name="P154" style:family="paragraph" style:parent-style-name="Standard">
      <style:paragraph-properties fo:break-before="auto" fo:break-after="auto"/>
      <style:text-properties officeooo:paragraph-rsid="00450e76"/>
    </style:style>
    <style:style style:name="P155"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56" style:family="paragraph" style:parent-style-name="Text_20_body">
      <style:paragraph-properties fo:margin-left="0cm" fo:margin-right="0cm" fo:text-indent="0cm" style:auto-text-indent="false"/>
      <style:text-properties officeooo:paragraph-rsid="00491414"/>
    </style:style>
    <style:style style:name="P157" style:family="paragraph" style:parent-style-name="Text_20_body">
      <style:paragraph-properties fo:margin-left="0cm" fo:margin-right="0cm" fo:text-indent="0cm" style:auto-text-indent="false"/>
      <style:text-properties officeooo:paragraph-rsid="004f634f"/>
    </style:style>
    <style:style style:name="P158" style:family="paragraph" style:parent-style-name="Text_20_body">
      <style:paragraph-properties fo:margin-left="0cm" fo:margin-right="0cm" fo:text-indent="0cm" style:auto-text-indent="false"/>
      <style:text-properties officeooo:paragraph-rsid="0054bfbd"/>
    </style:style>
    <style:style style:name="P159" style:family="paragraph" style:parent-style-name="Horizontal_20_Line">
      <style:text-properties officeooo:paragraph-rsid="004937c7"/>
    </style:style>
    <style:style style:name="P160" style:family="paragraph" style:parent-style-name="Horizontal_20_Line">
      <style:text-properties officeooo:rsid="0052ef5b" officeooo:paragraph-rsid="0052ef5b"/>
    </style:style>
    <style:style style:name="P161" style:family="paragraph" style:parent-style-name="Horizontal_20_Line">
      <style:text-properties officeooo:paragraph-rsid="0054bfbd"/>
    </style:style>
    <style:style style:name="P162" style:family="paragraph" style:parent-style-name="Horizontal_20_Line">
      <style:text-properties officeooo:paragraph-rsid="005b402f"/>
    </style:style>
    <style:style style:name="P163" style:family="paragraph" style:parent-style-name="Horizontal_20_Line">
      <style:text-properties officeooo:paragraph-rsid="007992da"/>
    </style:style>
    <style:style style:name="P164" style:family="paragraph" style:parent-style-name="Horizontal_20_Line">
      <style:text-properties officeooo:rsid="00c45d75" officeooo:paragraph-rsid="007992da"/>
    </style:style>
    <style:style style:name="P165" style:family="paragraph" style:parent-style-name="Horizontal_20_Line">
      <style:text-properties officeooo:paragraph-rsid="00ae5dbd"/>
    </style:style>
    <style:style style:name="P166" style:family="paragraph" style:parent-style-name="Horizontal_20_Line">
      <style:text-properties officeooo:rsid="004f634f"/>
    </style:style>
    <style:style style:name="P167" style:family="paragraph" style:parent-style-name="Heading_20_4">
      <style:text-properties officeooo:paragraph-rsid="0054bfbd"/>
    </style:style>
    <style:style style:name="P168" style:family="paragraph" style:parent-style-name="Heading_20_4">
      <style:text-properties officeooo:rsid="0182b06b" officeooo:paragraph-rsid="005b402f"/>
    </style:style>
    <style:style style:name="P169" style:family="paragraph" style:parent-style-name="Heading_20_4">
      <style:text-properties officeooo:rsid="01830105" officeooo:paragraph-rsid="005b402f"/>
    </style:style>
    <style:style style:name="P170" style:family="paragraph" style:parent-style-name="Heading_20_4">
      <style:text-properties officeooo:paragraph-rsid="007992da"/>
    </style:style>
    <style:style style:name="P171" style:family="paragraph" style:parent-style-name="Heading_20_4">
      <style:text-properties officeooo:paragraph-rsid="00a600e8"/>
    </style:style>
    <style:style style:name="P172" style:family="paragraph" style:parent-style-name="Heading_20_4">
      <style:text-properties officeooo:paragraph-rsid="00ae5dbd"/>
    </style:style>
    <style:style style:name="P173" style:family="paragraph" style:parent-style-name="Heading_20_4">
      <style:text-properties officeooo:rsid="0054bfbd" officeooo:paragraph-rsid="007992da"/>
    </style:style>
    <style:style style:name="P174" style:family="paragraph" style:parent-style-name="Heading_20_4">
      <style:text-properties officeooo:paragraph-rsid="00bde004"/>
    </style:style>
    <style:style style:name="P175" style:family="paragraph" style:parent-style-name="Table_20_Contents">
      <style:text-properties fo:color="#ffffff" loext:opacity="100%" fo:font-weight="bold" officeooo:rsid="02044c9b" officeooo:paragraph-rsid="005b402f" style:font-weight-asian="bold" style:font-weight-complex="bold"/>
    </style:style>
    <style:style style:name="P176" style:family="paragraph" style:parent-style-name="Table_20_Contents">
      <style:text-properties fo:color="#ffffff" loext:opacity="100%" fo:font-weight="bold" officeooo:rsid="01814984" officeooo:paragraph-rsid="005b402f" style:font-weight-asian="bold" style:font-weight-complex="bold"/>
    </style:style>
    <style:style style:name="P177" style:family="paragraph" style:parent-style-name="Table_20_Contents">
      <style:text-properties officeooo:rsid="01814984" officeooo:paragraph-rsid="005b402f"/>
    </style:style>
    <style:style style:name="P178" style:family="paragraph" style:parent-style-name="Contents_20_5">
      <style:paragraph-properties>
        <style:tab-stops>
          <style:tab-stop style:position="17.004cm" style:type="right" style:leader-style="dotted" style:leader-text="."/>
        </style:tab-stops>
      </style:paragraph-properties>
    </style:style>
    <style:style style:name="P179" style:family="paragraph" style:parent-style-name="Contents_20_1">
      <style:paragraph-properties>
        <style:tab-stops>
          <style:tab-stop style:position="19.001cm" style:type="right" style:leader-style="dotted" style:leader-text="."/>
        </style:tab-stops>
      </style:paragraph-properties>
    </style:style>
    <style:style style:name="P180" style:family="paragraph" style:parent-style-name="Contents_20_2">
      <style:paragraph-properties>
        <style:tab-stops>
          <style:tab-stop style:position="18.501cm" style:type="right" style:leader-style="dotted" style:leader-text="."/>
        </style:tab-stops>
      </style:paragraph-properties>
    </style:style>
    <style:style style:name="P181" style:family="paragraph" style:parent-style-name="Contents_20_3">
      <style:paragraph-properties>
        <style:tab-stops>
          <style:tab-stop style:position="18.002cm" style:type="right" style:leader-style="dotted" style:leader-text="."/>
        </style:tab-stops>
      </style:paragraph-properties>
    </style:style>
    <style:style style:name="P182" style:family="paragraph" style:parent-style-name="Contents_20_4">
      <style:paragraph-properties>
        <style:tab-stops>
          <style:tab-stop style:position="17.503cm" style:type="right" style:leader-style="dotted" style:leader-text="."/>
        </style:tab-stops>
      </style:paragraph-properties>
    </style:style>
    <style:style style:name="P18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84" style:family="paragraph" style:parent-style-name="Contents_20_6">
      <style:paragraph-properties>
        <style:tab-stops>
          <style:tab-stop style:position="16.505cm" style:type="right" style:leader-style="dotted" style:leader-text="."/>
        </style:tab-stops>
      </style:paragraph-properties>
    </style:style>
    <style:style style:name="P185" style:family="paragraph" style:parent-style-name="Contents_20_1">
      <style:paragraph-properties>
        <style:tab-stops>
          <style:tab-stop style:position="19.001cm" style:type="right" style:leader-style="dotted" style:leader-text="."/>
        </style:tab-stops>
      </style:paragraph-properties>
    </style:style>
    <style:style style:name="P186" style:family="paragraph" style:parent-style-name="Contents_20_2">
      <style:paragraph-properties>
        <style:tab-stops>
          <style:tab-stop style:position="18.501cm" style:type="right" style:leader-style="dotted" style:leader-text="."/>
        </style:tab-stops>
      </style:paragraph-properties>
    </style:style>
    <style:style style:name="P187" style:family="paragraph" style:parent-style-name="Contents_20_3">
      <style:paragraph-properties>
        <style:tab-stops>
          <style:tab-stop style:position="18.002cm" style:type="right" style:leader-style="dotted" style:leader-text="."/>
        </style:tab-stops>
      </style:paragraph-properties>
    </style:style>
    <style:style style:name="P188" style:family="paragraph" style:parent-style-name="Contents_20_4">
      <style:paragraph-properties>
        <style:tab-stops>
          <style:tab-stop style:position="17.503cm" style:type="right" style:leader-style="dotted" style:leader-text="."/>
        </style:tab-stops>
      </style:paragraph-properties>
    </style:style>
    <style:style style:name="P189" style:family="paragraph" style:parent-style-name="Contents_20_5">
      <style:paragraph-properties>
        <style:tab-stops>
          <style:tab-stop style:position="17.004cm" style:type="right" style:leader-style="dotted" style:leader-text="."/>
        </style:tab-stops>
      </style:paragraph-properties>
    </style:style>
    <style:style style:name="P190" style:family="paragraph" style:parent-style-name="Contents_20_6">
      <style:paragraph-properties>
        <style:tab-stops>
          <style:tab-stop style:position="16.505cm" style:type="right" style:leader-style="dotted" style:leader-text="."/>
        </style:tab-stops>
      </style:paragraph-properties>
    </style:style>
    <style:style style:name="P191" style:family="paragraph" style:parent-style-name="Heading_20_1">
      <style:paragraph-properties fo:margin-top="0cm" fo:margin-bottom="0cm" style:contextual-spacing="false"/>
      <style:text-properties officeooo:paragraph-rsid="007125e6"/>
    </style:style>
    <style:style style:name="P192" style:family="paragraph" style:parent-style-name="Heading_20_1">
      <style:paragraph-properties fo:margin-top="0cm" fo:margin-bottom="0cm" style:contextual-spacing="false"/>
      <style:text-properties officeooo:rsid="00470fb6" officeooo:paragraph-rsid="00470fb6"/>
    </style:style>
    <style:style style:name="P193" style:family="paragraph" style:parent-style-name="Heading_20_1">
      <style:paragraph-properties fo:margin-top="0cm" fo:margin-bottom="0cm" style:contextual-spacing="false"/>
      <style:text-properties officeooo:rsid="00491414" officeooo:paragraph-rsid="00491414"/>
    </style:style>
    <style:style style:name="P194" style:family="paragraph" style:parent-style-name="Heading_20_1">
      <style:paragraph-properties fo:margin-top="0cm" fo:margin-bottom="0cm" style:contextual-spacing="false"/>
      <style:text-properties officeooo:rsid="00491414" officeooo:paragraph-rsid="004b11f0"/>
    </style:style>
    <style:style style:name="P195" style:family="paragraph" style:parent-style-name="Heading_20_1">
      <style:paragraph-properties fo:margin-top="0cm" fo:margin-bottom="0cm" style:contextual-spacing="false"/>
      <style:text-properties officeooo:rsid="00491414" officeooo:paragraph-rsid="004f634f"/>
    </style:style>
    <style:style style:name="P196" style:family="paragraph" style:parent-style-name="Heading_20_1">
      <style:paragraph-properties fo:margin-top="0cm" fo:margin-bottom="0cm" style:contextual-spacing="false"/>
      <style:text-properties officeooo:rsid="00491414" officeooo:paragraph-rsid="00507596"/>
    </style:style>
    <style:style style:name="P197" style:family="paragraph" style:parent-style-name="Heading_20_1">
      <style:paragraph-properties fo:margin-top="0cm" fo:margin-bottom="0cm" style:contextual-spacing="false"/>
      <style:text-properties officeooo:rsid="00491414" officeooo:paragraph-rsid="00523136"/>
    </style:style>
    <style:style style:name="P198" style:family="paragraph" style:parent-style-name="Heading_20_1">
      <style:paragraph-properties fo:margin-top="0cm" fo:margin-bottom="0cm" style:contextual-spacing="false"/>
      <style:text-properties officeooo:rsid="00491414" officeooo:paragraph-rsid="0052ef5b"/>
    </style:style>
    <style:style style:name="P199" style:family="paragraph" style:parent-style-name="Heading_20_1">
      <style:paragraph-properties fo:margin-top="0cm" fo:margin-bottom="0cm" style:contextual-spacing="false"/>
      <style:text-properties officeooo:rsid="00491414" officeooo:paragraph-rsid="0054bfbd"/>
    </style:style>
    <style:style style:name="P200" style:family="paragraph" style:parent-style-name="Heading_20_1">
      <style:paragraph-properties fo:margin-top="0cm" fo:margin-bottom="0cm" style:contextual-spacing="false"/>
      <style:text-properties officeooo:rsid="00491414" officeooo:paragraph-rsid="0055a611"/>
    </style:style>
    <style:style style:name="P201" style:family="paragraph" style:parent-style-name="Heading_20_1">
      <style:paragraph-properties fo:margin-top="0cm" fo:margin-bottom="0cm" style:contextual-spacing="false"/>
      <style:text-properties officeooo:rsid="00491414" officeooo:paragraph-rsid="00570ae4"/>
    </style:style>
    <style:style style:name="P202" style:family="paragraph" style:parent-style-name="Heading_20_1">
      <style:paragraph-properties fo:margin-top="0cm" fo:margin-bottom="0cm" style:contextual-spacing="false"/>
      <style:text-properties officeooo:rsid="00491414" officeooo:paragraph-rsid="005b402f"/>
    </style:style>
    <style:style style:name="P203" style:family="paragraph" style:parent-style-name="Heading_20_1">
      <style:paragraph-properties fo:margin-top="0cm" fo:margin-bottom="0cm" style:contextual-spacing="false"/>
      <style:text-properties officeooo:rsid="00491414" officeooo:paragraph-rsid="005be954"/>
    </style:style>
    <style:style style:name="P204" style:family="paragraph" style:parent-style-name="Heading_20_1">
      <style:paragraph-properties fo:margin-top="0cm" fo:margin-bottom="0cm" style:contextual-spacing="false"/>
      <style:text-properties officeooo:rsid="00491414" officeooo:paragraph-rsid="005daa8f"/>
    </style:style>
    <style:style style:name="P205" style:family="paragraph" style:parent-style-name="Heading_20_1">
      <style:paragraph-properties fo:margin-top="0cm" fo:margin-bottom="0cm" style:contextual-spacing="false"/>
      <style:text-properties officeooo:rsid="00491414" officeooo:paragraph-rsid="00627f02"/>
    </style:style>
    <style:style style:name="P206" style:family="paragraph" style:parent-style-name="Heading_20_1">
      <style:paragraph-properties fo:margin-top="0cm" fo:margin-bottom="0cm" style:contextual-spacing="false"/>
      <style:text-properties officeooo:rsid="00491414" officeooo:paragraph-rsid="00644fd5"/>
    </style:style>
    <style:style style:name="P207" style:family="paragraph" style:parent-style-name="Heading_20_1">
      <style:paragraph-properties fo:margin-top="0cm" fo:margin-bottom="0cm" style:contextual-spacing="false"/>
      <style:text-properties officeooo:rsid="00491414" officeooo:paragraph-rsid="00658e0e"/>
    </style:style>
    <style:style style:name="P208" style:family="paragraph" style:parent-style-name="Heading_20_1">
      <style:paragraph-properties fo:margin-top="0cm" fo:margin-bottom="0cm" style:contextual-spacing="false"/>
      <style:text-properties officeooo:rsid="00491414" officeooo:paragraph-rsid="0068a8ab"/>
    </style:style>
    <style:style style:name="P209" style:family="paragraph" style:parent-style-name="Heading_20_1">
      <style:paragraph-properties fo:margin-top="0cm" fo:margin-bottom="0cm" style:contextual-spacing="false"/>
      <style:text-properties officeooo:rsid="00491414" officeooo:paragraph-rsid="00691059"/>
    </style:style>
    <style:style style:name="P210" style:family="paragraph" style:parent-style-name="Heading_20_1">
      <style:paragraph-properties fo:margin-top="0cm" fo:margin-bottom="0cm" style:contextual-spacing="false"/>
      <style:text-properties officeooo:rsid="00491414" officeooo:paragraph-rsid="0069a979"/>
    </style:style>
    <style:style style:name="P211" style:family="paragraph" style:parent-style-name="Heading_20_1">
      <style:paragraph-properties fo:margin-top="0cm" fo:margin-bottom="0cm" style:contextual-spacing="false"/>
      <style:text-properties officeooo:rsid="00491414" officeooo:paragraph-rsid="006b34c3"/>
    </style:style>
    <style:style style:name="P212" style:family="paragraph" style:parent-style-name="Heading_20_2">
      <style:text-properties officeooo:paragraph-rsid="00491414"/>
    </style:style>
    <style:style style:name="P213" style:family="paragraph" style:parent-style-name="Heading_20_2">
      <style:text-properties officeooo:paragraph-rsid="004babc6"/>
    </style:style>
    <style:style style:name="P214" style:family="paragraph" style:parent-style-name="Heading_20_2">
      <style:text-properties officeooo:paragraph-rsid="00ae5dbd"/>
    </style:style>
    <style:style style:name="P215" style:family="paragraph" style:parent-style-name="Heading_20_2">
      <style:text-properties officeooo:paragraph-rsid="00af81f4"/>
    </style:style>
    <style:style style:name="P216" style:family="paragraph" style:parent-style-name="Heading_20_2">
      <style:text-properties officeooo:paragraph-rsid="0054bfbd"/>
    </style:style>
    <style:style style:name="P217" style:family="paragraph" style:parent-style-name="Heading_20_2">
      <style:text-properties officeooo:paragraph-rsid="00b40a4a"/>
    </style:style>
    <style:style style:name="P218" style:family="paragraph" style:parent-style-name="Heading_20_2">
      <style:text-properties officeooo:rsid="00b54962" officeooo:paragraph-rsid="00b54962"/>
    </style:style>
    <style:style style:name="P219" style:family="paragraph" style:parent-style-name="Heading_20_2">
      <style:text-properties officeooo:paragraph-rsid="005be954"/>
    </style:style>
    <style:style style:name="P220" style:family="paragraph" style:parent-style-name="Heading_20_2">
      <style:text-properties officeooo:paragraph-rsid="007dd59b"/>
    </style:style>
    <style:style style:name="P221" style:family="paragraph" style:parent-style-name="Heading_20_2">
      <style:text-properties officeooo:paragraph-rsid="00644fd5"/>
    </style:style>
    <style:style style:name="P222" style:family="paragraph" style:parent-style-name="Heading_20_2">
      <style:text-properties officeooo:paragraph-rsid="00658e0e"/>
    </style:style>
    <style:style style:name="P223" style:family="paragraph" style:parent-style-name="Heading_20_2">
      <style:text-properties officeooo:paragraph-rsid="0068a8ab"/>
    </style:style>
    <style:style style:name="P224"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25" style:family="paragraph" style:parent-style-name="Heading_20_2">
      <style:text-properties officeooo:paragraph-rsid="008137a2"/>
    </style:style>
    <style:style style:name="P226" style:family="paragraph" style:parent-style-name="Heading_20_2">
      <style:text-properties officeooo:paragraph-rsid="006b34c3"/>
    </style:style>
    <style:style style:name="P227" style:family="paragraph" style:parent-style-name="Heading_20_2">
      <style:text-properties officeooo:rsid="00619c84" officeooo:paragraph-rsid="006b34c3"/>
    </style:style>
    <style:style style:name="P228" style:family="paragraph" style:parent-style-name="Heading_20_3">
      <style:text-properties officeooo:rsid="00765a31" officeooo:paragraph-rsid="00765a31"/>
    </style:style>
    <style:style style:name="P229"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30"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31"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32"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33" style:family="paragraph" style:parent-style-name="Heading_20_3">
      <style:text-properties officeooo:paragraph-rsid="00ae5dbd"/>
    </style:style>
    <style:style style:name="P234" style:family="paragraph" style:parent-style-name="Heading_20_3">
      <style:text-properties officeooo:paragraph-rsid="00bbf634"/>
    </style:style>
    <style:style style:name="P235" style:family="paragraph" style:parent-style-name="Heading_20_3">
      <style:text-properties officeooo:paragraph-rsid="00ae738c"/>
    </style:style>
    <style:style style:name="P236" style:family="paragraph" style:parent-style-name="Heading_20_3">
      <style:text-properties officeooo:paragraph-rsid="00af81f4"/>
    </style:style>
    <style:style style:name="P237" style:family="paragraph" style:parent-style-name="Heading_20_3">
      <style:paragraph-properties fo:text-align="start" style:justify-single-word="false"/>
    </style:style>
    <style:style style:name="P238" style:family="paragraph" style:parent-style-name="Heading_20_3">
      <style:text-properties officeooo:paragraph-rsid="0052ef5b"/>
    </style:style>
    <style:style style:name="P239" style:family="paragraph" style:parent-style-name="Heading_20_3">
      <style:text-properties officeooo:paragraph-rsid="0054bfbd"/>
    </style:style>
    <style:style style:name="P240" style:family="paragraph" style:parent-style-name="Heading_20_3">
      <style:text-properties officeooo:rsid="00768469" officeooo:paragraph-rsid="00768469"/>
    </style:style>
    <style:style style:name="P241" style:family="paragraph" style:parent-style-name="Heading_20_3">
      <style:text-properties officeooo:paragraph-rsid="00b40a4a"/>
    </style:style>
    <style:style style:name="P242" style:family="paragraph" style:parent-style-name="Heading_20_3">
      <style:text-properties officeooo:paragraph-rsid="007992da"/>
    </style:style>
    <style:style style:name="P243" style:family="paragraph" style:parent-style-name="Heading_20_3">
      <style:text-properties officeooo:rsid="007992da" officeooo:paragraph-rsid="007992da"/>
    </style:style>
    <style:style style:name="P244" style:family="paragraph" style:parent-style-name="Heading_20_3">
      <style:text-properties officeooo:paragraph-rsid="005be954"/>
    </style:style>
    <style:style style:name="P245" style:family="paragraph" style:parent-style-name="Heading_20_3">
      <style:text-properties officeooo:rsid="007dd59b" officeooo:paragraph-rsid="007dd59b"/>
    </style:style>
    <style:style style:name="P246" style:family="paragraph" style:parent-style-name="Heading_20_3">
      <style:text-properties officeooo:paragraph-rsid="0068a8ab"/>
    </style:style>
    <style:style style:name="P247" style:family="paragraph" style:parent-style-name="Heading_20_3">
      <style:text-properties officeooo:rsid="0068a8ab" officeooo:paragraph-rsid="0068a8ab"/>
    </style:style>
    <style:style style:name="P248" style:family="paragraph" style:parent-style-name="Heading_20_3">
      <style:text-properties officeooo:paragraph-rsid="0069a979"/>
    </style:style>
    <style:style style:name="P249" style:family="paragraph" style:parent-style-name="Heading_20_3">
      <style:text-properties officeooo:paragraph-rsid="008137a2"/>
    </style:style>
    <style:style style:name="P250" style:family="paragraph" style:parent-style-name="Heading_20_3">
      <style:text-properties officeooo:paragraph-rsid="006b34c3"/>
    </style:style>
    <style:style style:name="P251" style:family="paragraph" style:parent-style-name="Heading_20_3">
      <style:text-properties officeooo:rsid="00a05c5c" officeooo:paragraph-rsid="00a05c5c"/>
    </style:style>
    <style:style style:name="P252" style:family="paragraph" style:parent-style-name="Heading_20_5">
      <style:text-properties officeooo:paragraph-rsid="00ae5dbd"/>
    </style:style>
    <style:style style:name="P253" style:family="paragraph" style:parent-style-name="Heading_20_5">
      <style:text-properties officeooo:paragraph-rsid="00ba3c88"/>
    </style:style>
    <style:style style:name="P254" style:family="paragraph" style:parent-style-name="Heading_20_5">
      <style:text-properties officeooo:paragraph-rsid="0054bfbd"/>
    </style:style>
    <style:style style:name="P255" style:family="paragraph" style:parent-style-name="Heading_20_5">
      <style:text-properties officeooo:paragraph-rsid="00768469"/>
    </style:style>
    <style:style style:name="P256" style:family="paragraph" style:parent-style-name="Heading_20_5">
      <style:text-properties officeooo:rsid="0181d93c" officeooo:paragraph-rsid="005b402f"/>
    </style:style>
    <style:style style:name="P257" style:family="paragraph" style:parent-style-name="Heading_20_5">
      <style:text-properties officeooo:rsid="0182b06b" officeooo:paragraph-rsid="005b402f"/>
    </style:style>
    <style:style style:name="P258" style:family="paragraph" style:parent-style-name="Heading_20_5">
      <style:text-properties officeooo:rsid="01830105" officeooo:paragraph-rsid="005b402f"/>
    </style:style>
    <style:style style:name="P259" style:family="paragraph" style:parent-style-name="Heading_20_5">
      <style:text-properties officeooo:paragraph-rsid="008d723b"/>
    </style:style>
    <style:style style:name="P260" style:family="paragraph" style:parent-style-name="Text_20_body">
      <style:text-properties officeooo:rsid="00570ae4" officeooo:paragraph-rsid="00570ae4"/>
    </style:style>
    <style:style style:name="P261" style:family="paragraph" style:parent-style-name="Text_20_body">
      <style:text-properties officeooo:paragraph-rsid="00570ae4"/>
    </style:style>
    <style:style style:name="P262" style:family="paragraph" style:parent-style-name="Text_20_body">
      <style:text-properties officeooo:paragraph-rsid="00c0b943"/>
    </style:style>
    <style:style style:name="P263" style:family="paragraph" style:parent-style-name="Text_20_body">
      <style:text-properties officeooo:rsid="00c0b943" officeooo:paragraph-rsid="00c0b943"/>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fo:letter-spacing="normal" fo:font-style="normal" fo:font-weight="normal"/>
    </style:style>
    <style:style style:name="T13" style:family="text">
      <style:text-properties fo:font-variant="normal" fo:text-transform="none" fo:color="#242729" loext:opacity="100%" fo:letter-spacing="normal" fo:font-style="normal" fo:font-weight="normal" officeooo:rsid="00691059"/>
    </style:style>
    <style:style style:name="T14" style:family="text">
      <style:text-properties fo:font-variant="normal" fo:text-transform="none" fo:color="#242729" loext:opacity="100%" fo:letter-spacing="normal" fo:font-style="normal" fo:font-weight="normal" officeooo:rsid="0055a611"/>
    </style:style>
    <style:style style:name="T15" style:family="text">
      <style:text-properties officeooo:rsid="002fffad"/>
    </style:style>
    <style:style style:name="T16" style:family="text">
      <style:text-properties officeooo:rsid="006ad481"/>
    </style:style>
    <style:style style:name="T17" style:family="text">
      <style:text-properties officeooo:rsid="004b11f0"/>
    </style:style>
    <style:style style:name="T18" style:family="text">
      <style:text-properties officeooo:rsid="004babc6"/>
    </style:style>
    <style:style style:name="T19" style:family="text">
      <style:text-properties officeooo:rsid="004d9611"/>
    </style:style>
    <style:style style:name="T20" style:family="text">
      <style:text-properties officeooo:rsid="004e72fd"/>
    </style:style>
    <style:style style:name="T21" style:family="text">
      <style:text-properties officeooo:rsid="004f634f"/>
    </style:style>
    <style:style style:name="T22" style:family="text">
      <style:text-properties officeooo:rsid="00507596"/>
    </style:style>
    <style:style style:name="T23" style:family="text">
      <style:text-properties officeooo:rsid="00523136"/>
    </style:style>
    <style:style style:name="T24" style:family="text">
      <style:text-properties officeooo:rsid="0052ef5b"/>
    </style:style>
    <style:style style:name="T25" style:family="text">
      <style:text-properties officeooo:rsid="0054bfbd"/>
    </style:style>
    <style:style style:name="T26" style:family="text">
      <style:text-properties officeooo:rsid="0055a611"/>
    </style:style>
    <style:style style:name="T27" style:family="text">
      <style:text-properties officeooo:rsid="00570ae4"/>
    </style:style>
    <style:style style:name="T28" style:family="text">
      <style:text-properties officeooo:rsid="005969e6"/>
    </style:style>
    <style:style style:name="T29" style:family="text">
      <style:text-properties officeooo:rsid="005b402f"/>
    </style:style>
    <style:style style:name="T30" style:family="text">
      <style:text-properties officeooo:rsid="00c45d75"/>
    </style:style>
    <style:style style:name="T31" style:family="text">
      <style:text-properties officeooo:rsid="01814984"/>
    </style:style>
    <style:style style:name="T32" style:family="text">
      <style:text-properties officeooo:rsid="0181d93c"/>
    </style:style>
    <style:style style:name="T33" style:family="text">
      <style:text-properties officeooo:rsid="02044c9b"/>
    </style:style>
    <style:style style:name="T34" style:family="text">
      <style:text-properties officeooo:rsid="022d1219"/>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bbaa"/>
    </style:style>
    <style:style style:name="T43" style:family="text">
      <style:text-properties officeooo:rsid="00619c84"/>
    </style:style>
    <style:style style:name="T44" style:family="text">
      <style:text-properties officeooo:rsid="00627f02"/>
    </style:style>
    <style:style style:name="T45" style:family="text">
      <style:text-properties officeooo:rsid="00644fd5"/>
    </style:style>
    <style:style style:name="T46" style:family="text">
      <style:text-properties officeooo:rsid="00658e0e"/>
    </style:style>
    <style:style style:name="T47" style:family="text">
      <style:text-properties officeooo:rsid="0068a8ab"/>
    </style:style>
    <style:style style:name="T48" style:family="text">
      <style:text-properties officeooo:rsid="00691059"/>
    </style:style>
    <style:style style:name="T49" style:family="text">
      <style:text-properties officeooo:rsid="0069a979"/>
    </style:style>
    <style:style style:name="T50" style:family="text">
      <style:text-properties officeooo:rsid="006b34c3"/>
    </style:style>
    <style:style style:name="T51" style:family="text">
      <style:text-properties officeooo:rsid="006cbc42"/>
    </style:style>
    <style:style style:name="T52" style:family="text">
      <style:text-properties officeooo:rsid="006df7cd"/>
    </style:style>
    <style:style style:name="T53" style:family="text">
      <style:text-properties officeooo:rsid="00765a31"/>
    </style:style>
    <style:style style:name="T54" style:family="text">
      <style:text-properties officeooo:rsid="00768469"/>
    </style:style>
    <style:style style:name="T55" style:family="text">
      <style:text-properties officeooo:rsid="007b1fc3"/>
    </style:style>
    <style:style style:name="T56" style:family="text">
      <style:text-properties officeooo:rsid="007dd59b"/>
    </style:style>
    <style:style style:name="T57" style:family="text">
      <style:text-properties officeooo:rsid="00802a9f"/>
    </style:style>
    <style:style style:name="T58" style:family="text">
      <style:text-properties officeooo:rsid="008137a2"/>
    </style:style>
    <style:style style:name="T59" style:family="text">
      <style:text-properties officeooo:rsid="00863a22"/>
    </style:style>
    <style:style style:name="T60" style:family="text">
      <style:text-properties officeooo:rsid="00883c2d"/>
    </style:style>
    <style:style style:name="T61" style:family="text">
      <style:text-properties officeooo:rsid="008d723b"/>
    </style:style>
    <style:style style:name="T62" style:family="text">
      <style:text-properties officeooo:rsid="009113cf"/>
    </style:style>
    <style:style style:name="T63" style:family="text">
      <style:text-properties officeooo:rsid="009492e6"/>
    </style:style>
    <style:style style:name="T64" style:family="text">
      <style:text-properties officeooo:rsid="00960ade"/>
    </style:style>
    <style:style style:name="T65" style:family="text">
      <style:text-properties officeooo:rsid="009943da"/>
    </style:style>
    <style:style style:name="T66" style:family="text">
      <style:text-properties officeooo:rsid="009af1fd"/>
    </style:style>
    <style:style style:name="T67" style:family="text">
      <style:text-properties officeooo:rsid="00a05c5c"/>
    </style:style>
    <style:style style:name="T68"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69"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1"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officeooo:rsid="00a13266"/>
    </style:style>
    <style:style style:name="T74" style:family="text">
      <style:text-properties officeooo:rsid="00a60eb6"/>
    </style:style>
    <style:style style:name="T75" style:family="text">
      <style:text-properties officeooo:rsid="00a9afaa"/>
    </style:style>
    <style:style style:name="T76" style:family="text">
      <style:text-properties officeooo:rsid="00a9e05a"/>
    </style:style>
    <style:style style:name="T77" style:family="text">
      <style:text-properties fo:font-style="normal" style:font-style-asian="normal" style:font-style-complex="normal"/>
    </style:style>
    <style:style style:name="T78" style:family="text">
      <style:text-properties officeooo:rsid="00ac982f"/>
    </style:style>
    <style:style style:name="T79" style:family="text">
      <style:text-properties officeooo:rsid="00ae5dbd"/>
    </style:style>
    <style:style style:name="T80" style:family="text">
      <style:text-properties officeooo:rsid="00ae738c"/>
    </style:style>
    <style:style style:name="T81" style:family="text">
      <style:text-properties officeooo:rsid="00af81f4"/>
    </style:style>
    <style:style style:name="T82" style:family="text">
      <style:text-properties officeooo:rsid="00b54962"/>
    </style:style>
    <style:style style:name="T83" style:family="text">
      <style:text-properties officeooo:rsid="00b8b97e"/>
    </style:style>
    <style:style style:name="T84" style:family="text">
      <style:text-properties officeooo:rsid="00ba3c88"/>
    </style:style>
    <style:style style:name="T85" style:family="text">
      <style:text-properties officeooo:rsid="00bac1a1"/>
    </style:style>
    <style:style style:name="T86" style:family="text">
      <style:text-properties officeooo:rsid="00bde004"/>
    </style:style>
    <style:style style:name="T87" style:family="text">
      <style:text-properties officeooo:rsid="00bfd559"/>
    </style:style>
    <style:style style:name="T88" style:family="text">
      <style:text-properties officeooo:rsid="00c01512"/>
    </style:style>
    <style:style style:name="T89" style:family="text">
      <style:text-properties officeooo:rsid="00c0b9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8" table:style-name="Tabelle8">
        <table:table-column table:style-name="Tabelle8.A"/>
        <table:table-column table:style-name="Tabelle8.B"/>
        <table:table-row table:style-name="Tabelle8.1">
          <table:table-cell table:style-name="Tabelle8.A1" office:value-type="string">
            <text:p text:style-name="P45"><draw:frame draw:style-name="fr7" draw:name="Bild89" text:anchor-type="char" svg:width="0.831cm" svg:height="0.831cm" draw:z-index="84"><draw:image xlink:href="Pictures/1000020100000080000000800F3254CFE33124B2.png" xlink:type="simple" xlink:show="embed" xlink:actuate="onLoad" draw:mime-type="image/png"/></draw:frame></text:p>
          </table:table-cell>
          <table:table-cell table:style-name="Tabelle8.B1" office:value-type="string">
            <text:p text:style-name="P18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79"><text:a xlink:type="simple" xlink:href="#__RefHeading___Toc54196_3716474372" text:style-name="Index_20_Link" text:visited-style-name="Index_20_Link">Detailed Table of content<text:tab/>1</text:a></text:p>
          <text:p text:style-name="P179"><text:a xlink:type="simple" xlink:href="#__RefHeading___Toc290_445242181" text:style-name="Index_20_Link" text:visited-style-name="Index_20_Link">Render Tab<text:tab/>9</text:a></text:p>
          <text:p text:style-name="P179"><text:a xlink:type="simple" xlink:href="#__RefHeading___Toc11394_615088322" text:style-name="Index_20_Link" text:visited-style-name="Index_20_Link">Color Management panel - All Renderers<text:tab/>10</text:a></text:p>
          <text:p text:style-name="P179"><text:a xlink:type="simple" xlink:href="#__RefHeading___Toc10466_4081827677" text:style-name="Index_20_Link" text:visited-style-name="Index_20_Link">Cycles and Eevee - Freestyle panel<text:tab/>14</text:a></text:p>
          <text:p text:style-name="P179"><text:a xlink:type="simple" xlink:href="#__RefHeading___Toc1661_1404358994" text:style-name="Index_20_Link" text:visited-style-name="Index_20_Link">Cycles - Sampling panel<text:tab/>15</text:a></text:p>
          <text:p text:style-name="P179"><text:a xlink:type="simple" xlink:href="#__RefHeading___Toc1703_1404358994" text:style-name="Index_20_Link" text:visited-style-name="Index_20_Link">Cycles - Light Paths panel<text:tab/>19</text:a></text:p>
          <text:p text:style-name="P179"><text:a xlink:type="simple" xlink:href="#__RefHeading___Toc1735_1404358994" text:style-name="Index_20_Link" text:visited-style-name="Index_20_Link">Cycles - Volumes panel<text:tab/>21</text:a></text:p>
          <text:p text:style-name="P179"><text:a xlink:type="simple" xlink:href="#__RefHeading___Toc1753_1404358994" text:style-name="Index_20_Link" text:visited-style-name="Index_20_Link">Cycles - Hair panel<text:tab/>22</text:a></text:p>
          <text:p text:style-name="P179"><text:a xlink:type="simple" xlink:href="#__RefHeading___Toc1771_1404358994" text:style-name="Index_20_Link" text:visited-style-name="Index_20_Link">Cycles - Simplify panel<text:tab/>22</text:a></text:p>
          <text:p text:style-name="P179"><text:a xlink:type="simple" xlink:href="#__RefHeading___Toc1801_1404358994" text:style-name="Index_20_Link" text:visited-style-name="Index_20_Link">Cycles - Motion Blur panel<text:tab/>24</text:a></text:p>
          <text:p text:style-name="P179"><text:a xlink:type="simple" xlink:href="#__RefHeading___Toc1819_1404358994" text:style-name="Index_20_Link" text:visited-style-name="Index_20_Link">Cycles - Film panel<text:tab/>26</text:a></text:p>
          <text:p text:style-name="P179"><text:a xlink:type="simple" xlink:href="#__RefHeading___Toc1835_1404358994" text:style-name="Index_20_Link" text:visited-style-name="Index_20_Link">Cycles - Performance panel<text:tab/>26</text:a></text:p>
          <text:p text:style-name="P179"><text:a xlink:type="simple" xlink:href="#__RefHeading___Toc35884_1404358994" text:style-name="Index_20_Link" text:visited-style-name="Index_20_Link">Cycles - Bake panel<text:tab/>28</text:a></text:p>
          <text:p text:style-name="P179"><text:a xlink:type="simple" xlink:href="#__RefHeading___Toc36047_1404358994" text:style-name="Index_20_Link" text:visited-style-name="Index_20_Link">Workbench - Lighting panel<text:tab/>32</text:a></text:p>
          <text:p text:style-name="P179"><text:a xlink:type="simple" xlink:href="#__RefHeading___Toc36055_1404358994" text:style-name="Index_20_Link" text:visited-style-name="Index_20_Link">Workbench - Color panel<text:tab/>33</text:a></text:p>
          <text:p text:style-name="P179"><text:a xlink:type="simple" xlink:href="#__RefHeading___Toc36065_1404358994" text:style-name="Index_20_Link" text:visited-style-name="Index_20_Link">Workbench - Options panel<text:tab/>34</text:a></text:p>
          <text:p text:style-name="P179"><text:a xlink:type="simple" xlink:href="#__RefHeading___Toc4258_714034166" text:style-name="Index_20_Link" text:visited-style-name="Index_20_Link">Eevee - Sampling panel<text:tab/>35</text:a></text:p>
          <text:p text:style-name="P179"><text:a xlink:type="simple" xlink:href="#__RefHeading___Toc4266_714034166" text:style-name="Index_20_Link" text:visited-style-name="Index_20_Link">Eevee - Ambient Occlusion panel<text:tab/>36</text:a></text:p>
          <text:p text:style-name="P179"><text:a xlink:type="simple" xlink:href="#__RefHeading___Toc4280_714034166" text:style-name="Index_20_Link" text:visited-style-name="Index_20_Link">Eevee - Bloom panel<text:tab/>36</text:a></text:p>
          <text:p text:style-name="P179"><text:a xlink:type="simple" xlink:href="#__RefHeading___Toc4296_714034166" text:style-name="Index_20_Link" text:visited-style-name="Index_20_Link">Eevee - Depth of Field panel<text:tab/>37</text:a></text:p>
          <text:p text:style-name="P179"><text:a xlink:type="simple" xlink:href="#__RefHeading___Toc4304_714034166" text:style-name="Index_20_Link" text:visited-style-name="Index_20_Link">Eevee - Subsurface Scattering panel<text:tab/>37</text:a></text:p>
          <text:p text:style-name="P179"><text:a xlink:type="simple" xlink:href="#__RefHeading___Toc4314_714034166" text:style-name="Index_20_Link" text:visited-style-name="Index_20_Link">Eevee - Screen Space reflections panel<text:tab/>38</text:a></text:p>
          <text:p text:style-name="P179"><text:a xlink:type="simple" xlink:href="#__RefHeading___Toc4332_714034166" text:style-name="Index_20_Link" text:visited-style-name="Index_20_Link">Eevee - Motion Blur panel<text:tab/>39</text:a></text:p>
          <text:p text:style-name="P179"><text:a xlink:type="simple" xlink:href="#__RefHeading___Toc4340_714034166" text:style-name="Index_20_Link" text:visited-style-name="Index_20_Link">Eevee - Volumetric panel<text:tab/>39</text:a></text:p>
          <text:p text:style-name="P179"><text:a xlink:type="simple" xlink:href="#__RefHeading___Toc4358_714034166" text:style-name="Index_20_Link" text:visited-style-name="Index_20_Link">Eevee - Hair panel<text:tab/>40</text:a></text:p>
          <text:p text:style-name="P179"><text:a xlink:type="simple" xlink:href="#__RefHeading___Toc4364_714034166" text:style-name="Index_20_Link" text:visited-style-name="Index_20_Link">Eevee - Shadows panel<text:tab/>41</text:a></text:p>
          <text:p text:style-name="P179"><text:a xlink:type="simple" xlink:href="#__RefHeading___Toc4376_714034166" text:style-name="Index_20_Link" text:visited-style-name="Index_20_Link">Eevee - Indirect Lighting panel<text:tab/>41</text:a></text:p>
          <text:p text:style-name="P179"><text:a xlink:type="simple" xlink:href="#__RefHeading___Toc4394_714034166" text:style-name="Index_20_Link" text:visited-style-name="Index_20_Link">Eevee - Film panel<text:tab/>43</text:a></text:p>
          <text:p text:style-name="P179"><text:a xlink:type="simple" xlink:href="#__RefHeading___Toc36111_14043589941" text:style-name="Index_20_Link" text:visited-style-name="Index_20_Link">Eevee + Workbench - Simplify panel<text:tab/>43</text:a></text:p>
        </text:index-body>
      </text:table-of-content>
      <text:p text:style-name="P41"/>
      <table:table table:name="Tabelle3" table:style-name="Tabelle3">
        <table:table-column table:style-name="Tabelle3.A"/>
        <table:table-row table:style-name="TableLine2040474566656">
          <table:table-cell table:style-name="Tabelle3.A1" office:value-type="string">
            <text:h text:style-name="P191" text:outline-level="1"><text:bookmark-start text:name="__RefHeading___Toc54196_3716474372"/>Detailed Table of content<text:bookmark-end text:name="__RefHeading___Toc54196_3716474372"/></text:h>
          </table:table-cell>
        </table:table-row>
      </table:table>
      <text:p text:style-name="P3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9"><text:a xlink:type="simple" xlink:href="#__RefHeading___Toc54196_3716474372" text:style-name="Index_20_Link" text:visited-style-name="Index_20_Link">Detailed Table of content<text:tab/>1</text:a></text:p>
          <text:p text:style-name="P179"><text:a xlink:type="simple" xlink:href="#__RefHeading___Toc290_445242181" text:style-name="Index_20_Link" text:visited-style-name="Index_20_Link">Render Tab<text:tab/>9</text:a></text:p>
          <text:p text:style-name="P180"><text:a xlink:type="simple" xlink:href="#__RefHeading___Toc405_4081827677" text:style-name="Index_20_Link" text:visited-style-name="Index_20_Link">Cycles Feature Set<text:tab/>9</text:a></text:p>
          <text:p text:style-name="P180"><text:a xlink:type="simple" xlink:href="#__RefHeading___Toc1655_1404358994" text:style-name="Index_20_Link" text:visited-style-name="Index_20_Link">Cycles Device<text:tab/>10</text:a></text:p>
          <text:p text:style-name="P181"><text:a xlink:type="simple" xlink:href="#__RefHeading___Toc1657_1404358994" text:style-name="Index_20_Link" text:visited-style-name="Index_20_Link">Open Shading Language<text:tab/>10</text:a></text:p>
          <text:p text:style-name="P179"><text:a xlink:type="simple" xlink:href="#__RefHeading___Toc11394_615088322" text:style-name="Index_20_Link" text:visited-style-name="Index_20_Link">Color Management panel - All Renderers<text:tab/>10</text:a></text:p>
          <text:p text:style-name="P180"><text:a xlink:type="simple" xlink:href="#__RefHeading___Toc407_4081827677" text:style-name="Index_20_Link" text:visited-style-name="Index_20_Link">Display Device<text:tab/>10</text:a></text:p>
          <text:p text:style-name="P180"><text:a xlink:type="simple" xlink:href="#__RefHeading___Toc409_4081827677" text:style-name="Index_20_Link" text:visited-style-name="Index_20_Link">View Transform<text:tab/>10</text:a></text:p>
          <text:p text:style-name="P181"><text:a xlink:type="simple" xlink:href="#__RefHeading___Toc411_4081827677" text:style-name="Index_20_Link" text:visited-style-name="Index_20_Link">Standard<text:tab/>10</text:a></text:p>
          <text:p text:style-name="P181"><text:a xlink:type="simple" xlink:href="#__RefHeading___Toc413_4081827677" text:style-name="Index_20_Link" text:visited-style-name="Index_20_Link">Filmic<text:tab/>10</text:a></text:p>
          <text:p text:style-name="P181"><text:a xlink:type="simple" xlink:href="#__RefHeading___Toc5678_3240591700" text:style-name="Index_20_Link" text:visited-style-name="Index_20_Link">Filmic Log<text:tab/>11</text:a></text:p>
          <text:p text:style-name="P181"><text:soft-page-break/><text:a xlink:type="simple" xlink:href="#__RefHeading___Toc419_4081827677" text:style-name="Index_20_Link" text:visited-style-name="Index_20_Link">Raw<text:tab/>11</text:a></text:p>
          <text:p text:style-name="P181"><text:a xlink:type="simple" xlink:href="#__RefHeading___Toc423_4081827677" text:style-name="Index_20_Link" text:visited-style-name="Index_20_Link">False Color<text:tab/>11</text:a></text:p>
          <text:p text:style-name="P180"><text:a xlink:type="simple" xlink:href="#__RefHeading___Toc425_4081827677" text:style-name="Index_20_Link" text:visited-style-name="Index_20_Link">Look<text:tab/>11</text:a></text:p>
          <text:p text:style-name="P180"><text:a xlink:type="simple" xlink:href="#__RefHeading___Toc427_4081827677" text:style-name="Index_20_Link" text:visited-style-name="Index_20_Link">Exposure<text:tab/>11</text:a></text:p>
          <text:p text:style-name="P180"><text:a xlink:type="simple" xlink:href="#__RefHeading___Toc429_4081827677" text:style-name="Index_20_Link" text:visited-style-name="Index_20_Link">Gamma<text:tab/>11</text:a></text:p>
          <text:p text:style-name="P180"><text:a xlink:type="simple" xlink:href="#__RefHeading___Toc431_4081827677" text:style-name="Index_20_Link" text:visited-style-name="Index_20_Link">Sequencer Color Space<text:tab/>11</text:a></text:p>
          <text:p text:style-name="P180"><text:a xlink:type="simple" xlink:href="#__RefHeading___Toc433_4081827677" text:style-name="Index_20_Link" text:visited-style-name="Index_20_Link">Use Curves<text:tab/>12</text:a></text:p>
          <text:p text:style-name="P181"><text:a xlink:type="simple" xlink:href="#__RefHeading___Toc10458_4081827677" text:style-name="Index_20_Link" text:visited-style-name="Index_20_Link">Navigation elements<text:tab/>12</text:a></text:p>
          <text:p text:style-name="P182"><text:a xlink:type="simple" xlink:href="#__RefHeading___Toc17866_4257855860311" text:style-name="Index_20_Link" text:visited-style-name="Index_20_Link">Zoom in and out<text:tab/>12</text:a></text:p>
          <text:p text:style-name="P182"><text:a xlink:type="simple" xlink:href="#__RefHeading___Toc17868_4257855860311" text:style-name="Index_20_Link" text:visited-style-name="Index_20_Link">Tools<text:tab/>12</text:a></text:p>
          <text:p text:style-name="P178"><text:a xlink:type="simple" xlink:href="#__RefHeading___Toc17870_4257855860311" text:style-name="Index_20_Link" text:visited-style-name="Index_20_Link">Reset View<text:tab/>12</text:a></text:p>
          <text:p text:style-name="P178"><text:a xlink:type="simple" xlink:href="#__RefHeading___Toc17872_4257855860311" text:style-name="Index_20_Link" text:visited-style-name="Index_20_Link">Vector Handle<text:tab/>12</text:a></text:p>
          <text:p text:style-name="P178"><text:a xlink:type="simple" xlink:href="#__RefHeading___Toc17874_4257855860311" text:style-name="Index_20_Link" text:visited-style-name="Index_20_Link">Auto Handle<text:tab/>12</text:a></text:p>
          <text:p text:style-name="P178"><text:a xlink:type="simple" xlink:href="#__RefHeading___Toc17876_4257855860311" text:style-name="Index_20_Link" text:visited-style-name="Index_20_Link">Auto Clamped Handle<text:tab/>12</text:a></text:p>
          <text:p text:style-name="P178"><text:a xlink:type="simple" xlink:href="#__RefHeading___Toc5680_3240591700" text:style-name="Index_20_Link" text:visited-style-name="Index_20_Link">Extend Horizontal<text:tab/>12</text:a></text:p>
          <text:p text:style-name="P178"><text:a xlink:type="simple" xlink:href="#__RefHeading___Toc5682_3240591700" text:style-name="Index_20_Link" text:visited-style-name="Index_20_Link">Extend Extrapolated<text:tab/>12</text:a></text:p>
          <text:p text:style-name="P178"><text:a xlink:type="simple" xlink:href="#__RefHeading___Toc35638_1352627483311" text:style-name="Index_20_Link" text:visited-style-name="Index_20_Link">Reset Curve<text:tab/>12</text:a></text:p>
          <text:p text:style-name="P182"><text:a xlink:type="simple" xlink:href="#__RefHeading___Toc35990_1404358994" text:style-name="Index_20_Link" text:visited-style-name="Index_20_Link">Use Clipping<text:tab/>12</text:a></text:p>
          <text:p text:style-name="P182"><text:a xlink:type="simple" xlink:href="#__RefHeading___Toc35992_1404358994" text:style-name="Index_20_Link" text:visited-style-name="Index_20_Link">Delete Points<text:tab/>12</text:a></text:p>
          <text:p text:style-name="P181"><text:a xlink:type="simple" xlink:href="#__RefHeading___Toc10460_4081827677" text:style-name="Index_20_Link" text:visited-style-name="Index_20_Link">Black Level<text:tab/>13</text:a></text:p>
          <text:p text:style-name="P181"><text:a xlink:type="simple" xlink:href="#__RefHeading___Toc10462_4081827677" text:style-name="Index_20_Link" text:visited-style-name="Index_20_Link">White Level<text:tab/>13</text:a></text:p>
          <text:p text:style-name="P182"><text:a xlink:type="simple" xlink:href="#__RefHeading___Toc5684_3240591700" text:style-name="Index_20_Link" text:visited-style-name="Index_20_Link">Hotkeys for Black and White Level<text:tab/>13</text:a></text:p>
          <text:p text:style-name="P181"><text:a xlink:type="simple" xlink:href="#__RefHeading___Toc10464_4081827677" text:style-name="Index_20_Link" text:visited-style-name="Index_20_Link">Reset<text:tab/>13</text:a></text:p>
          <text:p text:style-name="P179"><text:a xlink:type="simple" xlink:href="#__RefHeading___Toc10466_4081827677" text:style-name="Index_20_Link" text:visited-style-name="Index_20_Link">Cycles and Eevee - Freestyle panel<text:tab/>14</text:a></text:p>
          <text:p text:style-name="P180"><text:a xlink:type="simple" xlink:href="#__RefHeading___Toc13527_4081827677" text:style-name="Index_20_Link" text:visited-style-name="Index_20_Link">What is FreeStyle?<text:tab/>14</text:a></text:p>
          <text:p text:style-name="P180"><text:a xlink:type="simple" xlink:href="#__RefHeading___Toc1659_1404358994" text:style-name="Index_20_Link" text:visited-style-name="Index_20_Link">Enable<text:tab/>14</text:a></text:p>
          <text:p text:style-name="P180"><text:a xlink:type="simple" xlink:href="#__RefHeading___Toc13529_4081827677" text:style-name="Index_20_Link" text:visited-style-name="Index_20_Link">Line Thickness Mode<text:tab/>14</text:a></text:p>
          <text:p text:style-name="P181"><text:a xlink:type="simple" xlink:href="#__RefHeading___Toc13531_4081827677" text:style-name="Index_20_Link" text:visited-style-name="Index_20_Link">Absolute<text:tab/>14</text:a></text:p>
          <text:p text:style-name="P181"><text:a xlink:type="simple" xlink:href="#__RefHeading___Toc13533_4081827677" text:style-name="Index_20_Link" text:visited-style-name="Index_20_Link">Relative<text:tab/>14</text:a></text:p>
          <text:p text:style-name="P180"><text:a xlink:type="simple" xlink:href="#__RefHeading___Toc13535_4081827677" text:style-name="Index_20_Link" text:visited-style-name="Index_20_Link">Line Thickness<text:tab/>15</text:a></text:p>
          <text:p text:style-name="P179"><text:a xlink:type="simple" xlink:href="#__RefHeading___Toc1661_1404358994" text:style-name="Index_20_Link" text:visited-style-name="Index_20_Link">Cycles - Sampling panel<text:tab/>15</text:a></text:p>
          <text:p text:style-name="P180"><text:a xlink:type="simple" xlink:href="#__RefHeading___Toc5441_1303968163" text:style-name="Index_20_Link" text:visited-style-name="Index_20_Link">Viewport subpanel<text:tab/>15</text:a></text:p>
          <text:p text:style-name="P181"><text:a xlink:type="simple" xlink:href="#__RefHeading___Toc1663_1404358994" text:style-name="Index_20_Link" text:visited-style-name="Index_20_Link">Presets<text:tab/>15</text:a></text:p>
          <text:p text:style-name="P181"><text:a xlink:type="simple" xlink:href="#__RefHeading___Toc5443_1303968163" text:style-name="Index_20_Link" text:visited-style-name="Index_20_Link">Adaptive Sampling<text:tab/>15</text:a></text:p>
          <text:p text:style-name="P182"><text:a xlink:type="simple" xlink:href="#__RefHeading___Toc5445_1303968163" text:style-name="Index_20_Link" text:visited-style-name="Index_20_Link">Adaptive sampling threshold<text:tab/>15</text:a></text:p>
          <text:p text:style-name="P182"><text:a xlink:type="simple" xlink:href="#__RefHeading___Toc5447_1303968163" text:style-name="Index_20_Link" text:visited-style-name="Index_20_Link">Max Samples<text:tab/>15</text:a></text:p>
          <text:p text:style-name="P182"><text:a xlink:type="simple" xlink:href="#__RefHeading___Toc5449_1303968163" text:style-name="Index_20_Link" text:visited-style-name="Index_20_Link">Min Samples<text:tab/>15</text:a></text:p>
          <text:p text:style-name="P181"><text:a xlink:type="simple" xlink:href="#__RefHeading___Toc5451_1303968163" text:style-name="Index_20_Link" text:visited-style-name="Index_20_Link">Samples<text:tab/>15</text:a></text:p>
          <text:p text:style-name="P181"><text:a xlink:type="simple" xlink:href="#__RefHeading___Toc5453_1303968163" text:style-name="Index_20_Link" text:visited-style-name="Index_20_Link">Denoise Sub Subpanel<text:tab/>15</text:a></text:p>
          <text:p text:style-name="P182"><text:a xlink:type="simple" xlink:href="#__RefHeading___Toc5455_1303968163" text:style-name="Index_20_Link" text:visited-style-name="Index_20_Link">Use Denoising Checkbox<text:tab/>16</text:a></text:p>
          <text:p text:style-name="P182"><text:a xlink:type="simple" xlink:href="#__RefHeading___Toc5457_1303968163" text:style-name="Index_20_Link" text:visited-style-name="Index_20_Link">Denoiser<text:tab/>16</text:a></text:p>
          <text:p text:style-name="P178"><text:a xlink:type="simple" xlink:href="#__RefHeading___Toc5459_1303968163" text:style-name="Index_20_Link" text:visited-style-name="Index_20_Link">Automatic<text:tab/>16</text:a></text:p>
          <text:p text:style-name="P178"><text:a xlink:type="simple" xlink:href="#__RefHeading___Toc5461_1303968163" text:style-name="Index_20_Link" text:visited-style-name="Index_20_Link">OptiX<text:tab/>16</text:a></text:p>
          <text:p text:style-name="P178"><text:a xlink:type="simple" xlink:href="#__RefHeading___Toc5463_1303968163" text:style-name="Index_20_Link" text:visited-style-name="Index_20_Link">OpenImageDenoiser<text:tab/>16</text:a></text:p>
          <text:p text:style-name="P182"><text:a xlink:type="simple" xlink:href="#__RefHeading___Toc5465_1303968163" text:style-name="Index_20_Link" text:visited-style-name="Index_20_Link">Passes<text:tab/>16</text:a></text:p>
          <text:p text:style-name="P182"><text:a xlink:type="simple" xlink:href="#__RefHeading___Toc5467_1303968163" text:style-name="Index_20_Link" text:visited-style-name="Index_20_Link">Start Sample<text:tab/>16</text:a></text:p>
          <text:p text:style-name="P180"><text:a xlink:type="simple" xlink:href="#__RefHeading___Toc5469_1303968163" text:style-name="Index_20_Link" text:visited-style-name="Index_20_Link">Render subpanel<text:tab/>16</text:a></text:p>
          <text:p text:style-name="P181"><text:a xlink:type="simple" xlink:href="#__RefHeading___Toc1663_14043589941" text:style-name="Index_20_Link" text:visited-style-name="Index_20_Link">Presets<text:tab/>16</text:a></text:p>
          <text:p text:style-name="P182"><text:a xlink:type="simple" xlink:href="#__RefHeading___Toc5473_1303968163" text:style-name="Index_20_Link" text:visited-style-name="Index_20_Link">Adaptive sampling threshold<text:tab/>16</text:a></text:p>
          <text:p text:style-name="P182"><text:a xlink:type="simple" xlink:href="#__RefHeading___Toc5475_1303968163" text:style-name="Index_20_Link" text:visited-style-name="Index_20_Link">Max Samples<text:tab/>16</text:a></text:p>
          <text:p text:style-name="P182"><text:a xlink:type="simple" xlink:href="#__RefHeading___Toc5477_1303968163" text:style-name="Index_20_Link" text:visited-style-name="Index_20_Link">Min Samples<text:tab/>16</text:a></text:p>
          <text:p text:style-name="P181"><text:a xlink:type="simple" xlink:href="#__RefHeading___Toc5479_1303968163" text:style-name="Index_20_Link" text:visited-style-name="Index_20_Link">Samples<text:tab/>17</text:a></text:p>
          <text:p text:style-name="P181"><text:a xlink:type="simple" xlink:href="#__RefHeading___Toc5481_1303968163" text:style-name="Index_20_Link" text:visited-style-name="Index_20_Link">Time Limit<text:tab/>17</text:a></text:p>
          <text:p text:style-name="P181"><text:soft-page-break/><text:a xlink:type="simple" xlink:href="#__RefHeading___Toc5483_1303968163" text:style-name="Index_20_Link" text:visited-style-name="Index_20_Link">Denoise Sub Subpanel<text:tab/>17</text:a></text:p>
          <text:p text:style-name="P182"><text:a xlink:type="simple" xlink:href="#__RefHeading___Toc5485_1303968163" text:style-name="Index_20_Link" text:visited-style-name="Index_20_Link">Use Denoising Checkbox<text:tab/>17</text:a></text:p>
          <text:p text:style-name="P182"><text:a xlink:type="simple" xlink:href="#__RefHeading___Toc5487_1303968163" text:style-name="Index_20_Link" text:visited-style-name="Index_20_Link">Denoiser<text:tab/>17</text:a></text:p>
          <text:p text:style-name="P178"><text:a xlink:type="simple" xlink:href="#__RefHeading___Toc5489_1303968163" text:style-name="Index_20_Link" text:visited-style-name="Index_20_Link">Automatic<text:tab/>17</text:a></text:p>
          <text:p text:style-name="P178"><text:a xlink:type="simple" xlink:href="#__RefHeading___Toc5491_1303968163" text:style-name="Index_20_Link" text:visited-style-name="Index_20_Link">OptiX<text:tab/>17</text:a></text:p>
          <text:p text:style-name="P178"><text:a xlink:type="simple" xlink:href="#__RefHeading___Toc5493_1303968163" text:style-name="Index_20_Link" text:visited-style-name="Index_20_Link">OpenImageDenoiser<text:tab/>17</text:a></text:p>
          <text:p text:style-name="P182"><text:a xlink:type="simple" xlink:href="#__RefHeading___Toc5495_1303968163" text:style-name="Index_20_Link" text:visited-style-name="Index_20_Link">Passes<text:tab/>17</text:a></text:p>
          <text:p text:style-name="P182"><text:a xlink:type="simple" xlink:href="#__RefHeading___Toc5497_1303968163" text:style-name="Index_20_Link" text:visited-style-name="Index_20_Link">Start Sample<text:tab/>17</text:a></text:p>
          <text:p text:style-name="P180"><text:a xlink:type="simple" xlink:href="#__RefHeading___Toc5499_1303968163" text:style-name="Index_20_Link" text:visited-style-name="Index_20_Link">Advanced Subpanel<text:tab/>17</text:a></text:p>
          <text:p text:style-name="P181"><text:a xlink:type="simple" xlink:href="#__RefHeading___Toc1691_1404358994" text:style-name="Index_20_Link" text:visited-style-name="Index_20_Link">Seed<text:tab/>17</text:a></text:p>
          <text:p text:style-name="P182"><text:a xlink:type="simple" xlink:href="#__RefHeading___Toc35994_1404358994" text:style-name="Index_20_Link" text:visited-style-name="Index_20_Link">Animate Seed<text:tab/>17</text:a></text:p>
          <text:p text:style-name="P181"><text:a xlink:type="simple" xlink:href="#__RefHeading___Toc1693_1404358994" text:style-name="Index_20_Link" text:visited-style-name="Index_20_Link">Pattern<text:tab/>18</text:a></text:p>
          <text:p text:style-name="P182"><text:a xlink:type="simple" xlink:href="#__RefHeading___Toc35996_1404358994" text:style-name="Index_20_Link" text:visited-style-name="Index_20_Link">Sobol<text:tab/>18</text:a></text:p>
          <text:p text:style-name="P182"><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8</text:a></text:p>
          <text:p text:style-name="P181"><text:a xlink:type="simple" xlink:href="#__RefHeading___Toc5579_2681609541" text:style-name="Index_20_Link" text:visited-style-name="Index_20_Link">Sample Offset<text:tab/>18</text:a></text:p>
          <text:p text:style-name="P181"><text:a xlink:type="simple" xlink:href="#__RefHeading___Toc5492_250410027" text:style-name="Index_20_Link" text:visited-style-name="Index_20_Link">Scrambling Distance<text:tab/>18</text:a></text:p>
          <text:p text:style-name="P182"><text:a xlink:type="simple" xlink:href="#__RefHeading___Toc5494_250410027" text:style-name="Index_20_Link" text:visited-style-name="Index_20_Link">Adaptive<text:tab/>18</text:a></text:p>
          <text:p text:style-name="P182"><text:a xlink:type="simple" xlink:href="#__RefHeading___Toc5496_250410027" text:style-name="Index_20_Link" text:visited-style-name="Index_20_Link">Viewport<text:tab/>18</text:a></text:p>
          <text:p text:style-name="P181"><text:a xlink:type="simple" xlink:href="#__RefHeading___Toc1699_1404358994" text:style-name="Index_20_Link" text:visited-style-name="Index_20_Link">Min Light Bounces<text:tab/>18</text:a></text:p>
          <text:p text:style-name="P181"><text:a xlink:type="simple" xlink:href="#__RefHeading___Toc1701_1404358994" text:style-name="Index_20_Link" text:visited-style-name="Index_20_Link">Min Transparent Bounces<text:tab/>18</text:a></text:p>
          <text:p text:style-name="P181"><text:a xlink:type="simple" xlink:href="#__RefHeading___Toc5501_1303968163" text:style-name="Index_20_Link" text:visited-style-name="Index_20_Link">Light Threshold<text:tab/>18</text:a></text:p>
          <text:p text:style-name="P179"><text:a xlink:type="simple" xlink:href="#__RefHeading___Toc1703_1404358994" text:style-name="Index_20_Link" text:visited-style-name="Index_20_Link">Cycles - Light Paths panel<text:tab/>19</text:a></text:p>
          <text:p text:style-name="P180"><text:a xlink:type="simple" xlink:href="#__RefHeading___Toc1705_1404358994" text:style-name="Index_20_Link" text:visited-style-name="Index_20_Link">Presets<text:tab/>19</text:a></text:p>
          <text:p text:style-name="P180"><text:a xlink:type="simple" xlink:href="#__RefHeading___Toc1707_1404358994" text:style-name="Index_20_Link" text:visited-style-name="Index_20_Link">Max Bounces<text:tab/>19</text:a></text:p>
          <text:p text:style-name="P181"><text:a xlink:type="simple" xlink:href="#__RefHeading___Toc1709_1404358994" text:style-name="Index_20_Link" text:visited-style-name="Index_20_Link">Total<text:tab/>19</text:a></text:p>
          <text:p text:style-name="P181"><text:a xlink:type="simple" xlink:href="#__RefHeading___Toc1711_1404358994" text:style-name="Index_20_Link" text:visited-style-name="Index_20_Link">Diffuse<text:tab/>19</text:a></text:p>
          <text:p text:style-name="P181"><text:a xlink:type="simple" xlink:href="#__RefHeading___Toc1713_1404358994" text:style-name="Index_20_Link" text:visited-style-name="Index_20_Link">Glossy<text:tab/>19</text:a></text:p>
          <text:p text:style-name="P181"><text:a xlink:type="simple" xlink:href="#__RefHeading___Toc1717_1404358994" text:style-name="Index_20_Link" text:visited-style-name="Index_20_Link">Transmission Bounces<text:tab/>19</text:a></text:p>
          <text:p text:style-name="P181"><text:a xlink:type="simple" xlink:href="#__RefHeading___Toc1719_1404358994" text:style-name="Index_20_Link" text:visited-style-name="Index_20_Link">Volume<text:tab/>19</text:a></text:p>
          <text:p text:style-name="P181"><text:a xlink:type="simple" xlink:href="#__RefHeading___Toc5503_1303968163" text:style-name="Index_20_Link" text:visited-style-name="Index_20_Link">Transparent<text:tab/>19</text:a></text:p>
          <text:p text:style-name="P180"><text:a xlink:type="simple" xlink:href="#__RefHeading___Toc1721_1404358994" text:style-name="Index_20_Link" text:visited-style-name="Index_20_Link">Clamping<text:tab/>20</text:a></text:p>
          <text:p text:style-name="P181"><text:a xlink:type="simple" xlink:href="#__RefHeading___Toc1723_1404358994" text:style-name="Index_20_Link" text:visited-style-name="Index_20_Link">Direct Light<text:tab/>20</text:a></text:p>
          <text:p text:style-name="P181"><text:a xlink:type="simple" xlink:href="#__RefHeading___Toc1725_1404358994" text:style-name="Index_20_Link" text:visited-style-name="Index_20_Link">Indirect Light<text:tab/>20</text:a></text:p>
          <text:p text:style-name="P180"><text:a xlink:type="simple" xlink:href="#__RefHeading___Toc1727_1404358994" text:style-name="Index_20_Link" text:visited-style-name="Index_20_Link">Caustics<text:tab/>20</text:a></text:p>
          <text:p text:style-name="P181"><text:a xlink:type="simple" xlink:href="#__RefHeading___Toc1729_1404358994" text:style-name="Index_20_Link" text:visited-style-name="Index_20_Link">Filter Glossy<text:tab/>20</text:a></text:p>
          <text:p text:style-name="P181"><text:a xlink:type="simple" xlink:href="#__RefHeading___Toc1731_1404358994" text:style-name="Index_20_Link" text:visited-style-name="Index_20_Link">Reflective Caustics<text:tab/>20</text:a></text:p>
          <text:p text:style-name="P181"><text:a xlink:type="simple" xlink:href="#__RefHeading___Toc1733_1404358994" text:style-name="Index_20_Link" text:visited-style-name="Index_20_Link">Refractive Caustics<text:tab/>20</text:a></text:p>
          <text:p text:style-name="P180"><text:a xlink:type="simple" xlink:href="#__RefHeading___Toc5952_71071870" text:style-name="Index_20_Link" text:visited-style-name="Index_20_Link">Fast GI approximation subpanel<text:tab/>20</text:a></text:p>
          <text:p text:style-name="P181"><text:a xlink:type="simple" xlink:href="#__RefHeading___Toc5954_71071870" text:style-name="Index_20_Link" text:visited-style-name="Index_20_Link">Fast GI Approximation checkbox<text:tab/>21</text:a></text:p>
          <text:p text:style-name="P181"><text:a xlink:type="simple" xlink:href="#__RefHeading___Toc5529_845583366" text:style-name="Index_20_Link" text:visited-style-name="Index_20_Link">Method<text:tab/>21</text:a></text:p>
          <text:p text:style-name="P182"><text:a xlink:type="simple" xlink:href="#__RefHeading___Toc5531_845583366" text:style-name="Index_20_Link" text:visited-style-name="Index_20_Link">Replace<text:tab/>21</text:a></text:p>
          <text:p text:style-name="P178"><text:a xlink:type="simple" xlink:href="#__RefHeading___Toc5533_845583366" text:style-name="Index_20_Link" text:visited-style-name="Index_20_Link">AO Factor<text:tab/>21</text:a></text:p>
          <text:p text:style-name="P178"><text:a xlink:type="simple" xlink:href="#__RefHeading___Toc5962_71071870" text:style-name="Index_20_Link" text:visited-style-name="Index_20_Link">AO Distance<text:tab/>21</text:a></text:p>
          <text:p text:style-name="P178"><text:a xlink:type="simple" xlink:href="#__RefHeading___Toc5956_71071870" text:style-name="Index_20_Link" text:visited-style-name="Index_20_Link">Viewport Bounces<text:tab/>21</text:a></text:p>
          <text:p text:style-name="P178"><text:a xlink:type="simple" xlink:href="#__RefHeading___Toc5958_71071870" text:style-name="Index_20_Link" text:visited-style-name="Index_20_Link">Render Bounces<text:tab/>21</text:a></text:p>
          <text:p text:style-name="P182"><text:a xlink:type="simple" xlink:href="#__RefHeading___Toc5535_845583366" text:style-name="Index_20_Link" text:visited-style-name="Index_20_Link">Add<text:tab/>21</text:a></text:p>
          <text:p text:style-name="P178"><text:a xlink:type="simple" xlink:href="#__RefHeading___Toc5537_845583366" text:style-name="Index_20_Link" text:visited-style-name="Index_20_Link">AO Factor<text:tab/>21</text:a></text:p>
          <text:p text:style-name="P178"><text:a xlink:type="simple" xlink:href="#__RefHeading___Toc5962_710718701" text:style-name="Index_20_Link" text:visited-style-name="Index_20_Link">AO Distance<text:tab/>21</text:a></text:p>
          <text:p text:style-name="P179"><text:a xlink:type="simple" xlink:href="#__RefHeading___Toc1735_1404358994" text:style-name="Index_20_Link" text:visited-style-name="Index_20_Link">Cycles - Volumes panel<text:tab/>21</text:a></text:p>
          <text:p text:style-name="P180"><text:a xlink:type="simple" xlink:href="#__RefHeading___Toc1737_1404358994" text:style-name="Index_20_Link" text:visited-style-name="Index_20_Link">Step Rate Render<text:tab/>21</text:a></text:p>
          <text:p text:style-name="P180"><text:a xlink:type="simple" xlink:href="#__RefHeading___Toc5505_1303968163" text:style-name="Index_20_Link" text:visited-style-name="Index_20_Link">Step Rate Viewport<text:tab/>22</text:a></text:p>
          <text:p text:style-name="P180"><text:a xlink:type="simple" xlink:href="#__RefHeading___Toc1739_1404358994" text:style-name="Index_20_Link" text:visited-style-name="Index_20_Link">Max Steps<text:tab/>22</text:a></text:p>
          <text:p text:style-name="P179"><text:a xlink:type="simple" xlink:href="#__RefHeading___Toc1753_1404358994" text:style-name="Index_20_Link" text:visited-style-name="Index_20_Link">Cycles - Hair panel<text:tab/>22</text:a></text:p>
          <text:p text:style-name="P180"><text:soft-page-break/><text:a xlink:type="simple" xlink:href="#__RefHeading___Toc1759_1404358994" text:style-name="Index_20_Link" text:visited-style-name="Index_20_Link">Shape<text:tab/>22</text:a></text:p>
          <text:p text:style-name="P181"><text:a xlink:type="simple" xlink:href="#__RefHeading___Toc1761_1404358994" text:style-name="Index_20_Link" text:visited-style-name="Index_20_Link">Curve Subdivisions<text:tab/>22</text:a></text:p>
          <text:p text:style-name="P179"><text:a xlink:type="simple" xlink:href="#__RefHeading___Toc1771_1404358994" text:style-name="Index_20_Link" text:visited-style-name="Index_20_Link">Cycles - Simplify panel<text:tab/>22</text:a></text:p>
          <text:p text:style-name="P180"><text:a xlink:type="simple" xlink:href="#__RefHeading___Toc1773_1404358994" text:style-name="Index_20_Link" text:visited-style-name="Index_20_Link">Enable<text:tab/>22</text:a></text:p>
          <text:p text:style-name="P180"><text:a xlink:type="simple" xlink:href="#__RefHeading___Toc1775_1404358994" text:style-name="Index_20_Link" text:visited-style-name="Index_20_Link">Viewport<text:tab/>22</text:a></text:p>
          <text:p text:style-name="P181"><text:a xlink:type="simple" xlink:href="#__RefHeading___Toc1777_1404358994" text:style-name="Index_20_Link" text:visited-style-name="Index_20_Link">Max Subdivisions<text:tab/>22</text:a></text:p>
          <text:p text:style-name="P181"><text:a xlink:type="simple" xlink:href="#__RefHeading___Toc1779_1404358994" text:style-name="Index_20_Link" text:visited-style-name="Index_20_Link">Child Particles<text:tab/>23</text:a></text:p>
          <text:p text:style-name="P181"><text:a xlink:type="simple" xlink:href="#__RefHeading___Toc1781_1404358994" text:style-name="Index_20_Link" text:visited-style-name="Index_20_Link">Texture Limit<text:tab/>23</text:a></text:p>
          <text:p text:style-name="P181"><text:a xlink:type="simple" xlink:href="#__RefHeading___Toc1783_1404358994" text:style-name="Index_20_Link" text:visited-style-name="Index_20_Link">AO Bounces<text:tab/>23</text:a></text:p>
          <text:p text:style-name="P181"><text:a xlink:type="simple" xlink:href="#__RefHeading___Toc5813_993269501" text:style-name="Index_20_Link" text:visited-style-name="Index_20_Link">Volume Resolution<text:tab/>23</text:a></text:p>
          <text:p text:style-name="P180"><text:a xlink:type="simple" xlink:href="#__RefHeading___Toc1785_1404358994" text:style-name="Index_20_Link" text:visited-style-name="Index_20_Link">Render<text:tab/>23</text:a></text:p>
          <text:p text:style-name="P181"><text:a xlink:type="simple" xlink:href="#__RefHeading___Toc1787_1404358994" text:style-name="Index_20_Link" text:visited-style-name="Index_20_Link">Max Subdivisions<text:tab/>23</text:a></text:p>
          <text:p text:style-name="P181"><text:a xlink:type="simple" xlink:href="#__RefHeading___Toc1789_1404358994" text:style-name="Index_20_Link" text:visited-style-name="Index_20_Link">Child Particles<text:tab/>23</text:a></text:p>
          <text:p text:style-name="P181"><text:a xlink:type="simple" xlink:href="#__RefHeading___Toc1791_1404358994" text:style-name="Index_20_Link" text:visited-style-name="Index_20_Link">Texture Limit<text:tab/>23</text:a></text:p>
          <text:p text:style-name="P180"><text:a xlink:type="simple" xlink:href="#__RefHeading___Toc1795_1404358994" text:style-name="Index_20_Link" text:visited-style-name="Index_20_Link">Culling<text:tab/>23</text:a></text:p>
          <text:p text:style-name="P181"><text:a xlink:type="simple" xlink:href="#__RefHeading___Toc1797_1404358994" text:style-name="Index_20_Link" text:visited-style-name="Index_20_Link">Use Camera Cull<text:tab/>23</text:a></text:p>
          <text:p text:style-name="P182"><text:a xlink:type="simple" xlink:href="#__RefHeading___Toc36004_1404358994" text:style-name="Index_20_Link" text:visited-style-name="Index_20_Link">Camera cull margin<text:tab/>23</text:a></text:p>
          <text:p text:style-name="P181"><text:a xlink:type="simple" xlink:href="#__RefHeading___Toc1799_1404358994" text:style-name="Index_20_Link" text:visited-style-name="Index_20_Link">Use Distance Cull<text:tab/>23</text:a></text:p>
          <text:p text:style-name="P182"><text:a xlink:type="simple" xlink:href="#__RefHeading___Toc36006_1404358994" text:style-name="Index_20_Link" text:visited-style-name="Index_20_Link">Distance<text:tab/>24</text:a></text:p>
          <text:p text:style-name="P180"><text:a xlink:type="simple" xlink:href="#__RefHeading___Toc5811_993269501" text:style-name="Index_20_Link" text:visited-style-name="Index_20_Link">Grease Pencil<text:tab/>24</text:a></text:p>
          <text:p text:style-name="P181"><text:a xlink:type="simple" xlink:href="#__RefHeading___Toc5815_993269501" text:style-name="Index_20_Link" text:visited-style-name="Index_20_Link">Playback Only<text:tab/>24</text:a></text:p>
          <text:p text:style-name="P181"><text:a xlink:type="simple" xlink:href="#__RefHeading___Toc5817_993269501" text:style-name="Index_20_Link" text:visited-style-name="Index_20_Link">Fill<text:tab/>24</text:a></text:p>
          <text:p text:style-name="P181"><text:a xlink:type="simple" xlink:href="#__RefHeading___Toc5819_993269501" text:style-name="Index_20_Link" text:visited-style-name="Index_20_Link">Modifiers<text:tab/>24</text:a></text:p>
          <text:p text:style-name="P181"><text:a xlink:type="simple" xlink:href="#__RefHeading___Toc5821_993269501" text:style-name="Index_20_Link" text:visited-style-name="Index_20_Link">Shader Effects<text:tab/>24</text:a></text:p>
          <text:p text:style-name="P181"><text:a xlink:type="simple" xlink:href="#__RefHeading___Toc5823_993269501" text:style-name="Index_20_Link" text:visited-style-name="Index_20_Link">Layers Tinting<text:tab/>24</text:a></text:p>
          <text:p text:style-name="P181"><text:a xlink:type="simple" xlink:href="#__RefHeading___Toc5825_993269501" text:style-name="Index_20_Link" text:visited-style-name="Index_20_Link">Antialiasing<text:tab/>24</text:a></text:p>
          <text:p text:style-name="P179"><text:a xlink:type="simple" xlink:href="#__RefHeading___Toc1801_1404358994" text:style-name="Index_20_Link" text:visited-style-name="Index_20_Link">Cycles - Motion Blur panel<text:tab/>24</text:a></text:p>
          <text:p text:style-name="P180"><text:a xlink:type="simple" xlink:href="#__RefHeading___Toc1803_1404358994" text:style-name="Index_20_Link" text:visited-style-name="Index_20_Link">Enable<text:tab/>24</text:a></text:p>
          <text:p text:style-name="P180"><text:a xlink:type="simple" xlink:href="#__RefHeading___Toc1805_1404358994" text:style-name="Index_20_Link" text:visited-style-name="Index_20_Link">Position<text:tab/>24</text:a></text:p>
          <text:p text:style-name="P180"><text:a xlink:type="simple" xlink:href="#__RefHeading___Toc1807_1404358994" text:style-name="Index_20_Link" text:visited-style-name="Index_20_Link">Shutter<text:tab/>24</text:a></text:p>
          <text:p text:style-name="P180"><text:a xlink:type="simple" xlink:href="#__RefHeading___Toc1809_1404358994" text:style-name="Index_20_Link" text:visited-style-name="Index_20_Link">Rolling Shutter<text:tab/>25</text:a></text:p>
          <text:p text:style-name="P181"><text:a xlink:type="simple" xlink:href="#__RefHeading___Toc1811_1404358994" text:style-name="Index_20_Link" text:visited-style-name="Index_20_Link">Duration<text:tab/>25</text:a></text:p>
          <text:p text:style-name="P180"><text:a xlink:type="simple" xlink:href="#__RefHeading___Toc1813_1404358994" text:style-name="Index_20_Link" text:visited-style-name="Index_20_Link">Shutter Curve<text:tab/>25</text:a></text:p>
          <text:p text:style-name="P181"><text:a xlink:type="simple" xlink:href="#__RefHeading___Toc1815_1404358994" text:style-name="Index_20_Link" text:visited-style-name="Index_20_Link">Navigation elements<text:tab/>25</text:a></text:p>
          <text:p text:style-name="P182"><text:a xlink:type="simple" xlink:href="#__RefHeading___Toc17866_42578558603111" text:style-name="Index_20_Link" text:visited-style-name="Index_20_Link">Zoom in and out<text:tab/>25</text:a></text:p>
          <text:p text:style-name="P182"><text:a xlink:type="simple" xlink:href="#__RefHeading___Toc17868_42578558603111" text:style-name="Index_20_Link" text:visited-style-name="Index_20_Link">Tools<text:tab/>25</text:a></text:p>
          <text:p text:style-name="P178"><text:a xlink:type="simple" xlink:href="#__RefHeading___Toc17870_42578558603111" text:style-name="Index_20_Link" text:visited-style-name="Index_20_Link">Reset View<text:tab/>25</text:a></text:p>
          <text:p text:style-name="P178"><text:a xlink:type="simple" xlink:href="#__RefHeading___Toc17872_42578558603111" text:style-name="Index_20_Link" text:visited-style-name="Index_20_Link">Vector Handle<text:tab/>25</text:a></text:p>
          <text:p text:style-name="P178"><text:a xlink:type="simple" xlink:href="#__RefHeading___Toc17874_42578558603111" text:style-name="Index_20_Link" text:visited-style-name="Index_20_Link">Auto Handle<text:tab/>25</text:a></text:p>
          <text:p text:style-name="P178"><text:a xlink:type="simple" xlink:href="#__RefHeading___Toc17876_42578558603111" text:style-name="Index_20_Link" text:visited-style-name="Index_20_Link">Auto Clamped Handle<text:tab/>25</text:a></text:p>
          <text:p text:style-name="P178"><text:a xlink:type="simple" xlink:href="#__RefHeading___Toc5688_3240591700" text:style-name="Index_20_Link" text:visited-style-name="Index_20_Link">Extend Horizontal<text:tab/>25</text:a></text:p>
          <text:p text:style-name="P178"><text:a xlink:type="simple" xlink:href="#__RefHeading___Toc5690_3240591700" text:style-name="Index_20_Link" text:visited-style-name="Index_20_Link">Extend Extrapolated<text:tab/>25</text:a></text:p>
          <text:p text:style-name="P178"><text:a xlink:type="simple" xlink:href="#__RefHeading___Toc35638_13526274833111" text:style-name="Index_20_Link" text:visited-style-name="Index_20_Link">Reset Curve<text:tab/>25</text:a></text:p>
          <text:p text:style-name="P182"><text:a xlink:type="simple" xlink:href="#__RefHeading___Toc36008_1404358994" text:style-name="Index_20_Link" text:visited-style-name="Index_20_Link">Use Clipping<text:tab/>26</text:a></text:p>
          <text:p text:style-name="P182"><text:a xlink:type="simple" xlink:href="#__RefHeading___Toc36010_1404358994" text:style-name="Index_20_Link" text:visited-style-name="Index_20_Link">Delete Points<text:tab/>26</text:a></text:p>
          <text:p text:style-name="P181"><text:a xlink:type="simple" xlink:href="#__RefHeading___Toc10460_40818276771" text:style-name="Index_20_Link" text:visited-style-name="Index_20_Link">X and Y values<text:tab/>26</text:a></text:p>
          <text:p text:style-name="P181"><text:a xlink:type="simple" xlink:href="#__RefHeading___Toc1817_1404358994" text:style-name="Index_20_Link" text:visited-style-name="Index_20_Link">Presets<text:tab/>26</text:a></text:p>
          <text:p text:style-name="P179"><text:a xlink:type="simple" xlink:href="#__RefHeading___Toc1819_1404358994" text:style-name="Index_20_Link" text:visited-style-name="Index_20_Link">Cycles - Film panel<text:tab/>26</text:a></text:p>
          <text:p text:style-name="P180"><text:a xlink:type="simple" xlink:href="#__RefHeading___Toc1821_1404358994" text:style-name="Index_20_Link" text:visited-style-name="Index_20_Link">Exposure<text:tab/>26</text:a></text:p>
          <text:p text:style-name="P180"><text:a xlink:type="simple" xlink:href="#__RefHeading___Toc1823_1404358994" text:style-name="Index_20_Link" text:visited-style-name="Index_20_Link">Pixel Filter<text:tab/>26</text:a></text:p>
          <text:p text:style-name="P181"><text:a xlink:type="simple" xlink:href="#__RefHeading___Toc1825_1404358994" text:style-name="Index_20_Link" text:visited-style-name="Index_20_Link">Type<text:tab/>26</text:a></text:p>
          <text:p text:style-name="P181"><text:a xlink:type="simple" xlink:href="#__RefHeading___Toc1827_1404358994" text:style-name="Index_20_Link" text:visited-style-name="Index_20_Link">Width<text:tab/>26</text:a></text:p>
          <text:p text:style-name="P179"><text:a xlink:type="simple" xlink:href="#__RefHeading___Toc1835_1404358994" text:style-name="Index_20_Link" text:visited-style-name="Index_20_Link">Cycles - Performance panel<text:tab/>26</text:a></text:p>
          <text:p text:style-name="P180"><text:soft-page-break/><text:a xlink:type="simple" xlink:href="#__RefHeading___Toc1837_1404358994" text:style-name="Index_20_Link" text:visited-style-name="Index_20_Link">Threads<text:tab/>27</text:a></text:p>
          <text:p text:style-name="P181"><text:a xlink:type="simple" xlink:href="#__RefHeading___Toc1839_1404358994" text:style-name="Index_20_Link" text:visited-style-name="Index_20_Link">Mode<text:tab/>27</text:a></text:p>
          <text:p text:style-name="P182"><text:a xlink:type="simple" xlink:href="#__RefHeading___Toc36012_1404358994" text:style-name="Index_20_Link" text:visited-style-name="Index_20_Link">Auto-detect<text:tab/>27</text:a></text:p>
          <text:p text:style-name="P182"><text:a xlink:type="simple" xlink:href="#__RefHeading___Toc36014_1404358994" text:style-name="Index_20_Link" text:visited-style-name="Index_20_Link">Fixed<text:tab/>27</text:a></text:p>
          <text:p text:style-name="P178"><text:a xlink:type="simple" xlink:href="#__RefHeading___Toc36016_1404358994" text:style-name="Index_20_Link" text:visited-style-name="Index_20_Link">Threads<text:tab/>27</text:a></text:p>
          <text:p text:style-name="P180"><text:a xlink:type="simple" xlink:href="#__RefHeading___Toc730_2835901264" text:style-name="Index_20_Link" text:visited-style-name="Index_20_Link">Memory<text:tab/>27</text:a></text:p>
          <text:p text:style-name="P181"><text:a xlink:type="simple" xlink:href="#__RefHeading___Toc1841_1404358994" text:style-name="Index_20_Link" text:visited-style-name="Index_20_Link">Auto Tiles<text:tab/>27</text:a></text:p>
          <text:p text:style-name="P181"><text:a xlink:type="simple" xlink:href="#__RefHeading___Toc5507_1303968163" text:style-name="Index_20_Link" text:visited-style-name="Index_20_Link">Tile Size<text:tab/>27</text:a></text:p>
          <text:p text:style-name="P180"><text:a xlink:type="simple" xlink:href="#__RefHeading___Toc1847_1404358994" text:style-name="Index_20_Link" text:visited-style-name="Index_20_Link">Acceleration Structure<text:tab/>27</text:a></text:p>
          <text:p text:style-name="P181"><text:a xlink:type="simple" xlink:href="#__RefHeading___Toc1849_1404358994" text:style-name="Index_20_Link" text:visited-style-name="Index_20_Link">Use Spatial Splits<text:tab/>27</text:a></text:p>
          <text:p text:style-name="P181"><text:a xlink:type="simple" xlink:href="#__RefHeading___Toc5646_384665486" text:style-name="Index_20_Link" text:visited-style-name="Index_20_Link">With CPU rendering:<text:tab/>27</text:a></text:p>
          <text:p text:style-name="P182"><text:a xlink:type="simple" xlink:href="#__RefHeading___Toc5648_384665486" text:style-name="Index_20_Link" text:visited-style-name="Index_20_Link">Use compact BVH<text:tab/>27</text:a></text:p>
          <text:p text:style-name="P181"><text:a xlink:type="simple" xlink:href="#__RefHeading___Toc5650_384665486" text:style-name="Index_20_Link" text:visited-style-name="Index_20_Link">With GPU rendering:<text:tab/>27</text:a></text:p>
          <text:p text:style-name="P182"><text:a xlink:type="simple" xlink:href="#__RefHeading___Toc5652_384665486" text:style-name="Index_20_Link" text:visited-style-name="Index_20_Link">BVH Time Steps<text:tab/>27</text:a></text:p>
          <text:p text:style-name="P182"><text:a xlink:type="simple" xlink:href="#__RefHeading___Toc1851_1404358994" text:style-name="Index_20_Link" text:visited-style-name="Index_20_Link">Use Hair BVH<text:tab/>28</text:a></text:p>
          <text:p text:style-name="P180"><text:a xlink:type="simple" xlink:href="#__RefHeading___Toc734_2835901264" text:style-name="Index_20_Link" text:visited-style-name="Index_20_Link">Final Render<text:tab/>28</text:a></text:p>
          <text:p text:style-name="P181"><text:a xlink:type="simple" xlink:href="#__RefHeading___Toc1855_1404358994" text:style-name="Index_20_Link" text:visited-style-name="Index_20_Link">Persistent Data<text:tab/>28</text:a></text:p>
          <text:p text:style-name="P180"><text:a xlink:type="simple" xlink:href="#__RefHeading___Toc1857_1404358994" text:style-name="Index_20_Link" text:visited-style-name="Index_20_Link">Viewport<text:tab/>28</text:a></text:p>
          <text:p text:style-name="P181"><text:a xlink:type="simple" xlink:href="#__RefHeading___Toc36020_1404358994" text:style-name="Index_20_Link" text:visited-style-name="Index_20_Link">Pixel Size<text:tab/>28</text:a></text:p>
          <text:p text:style-name="P179"><text:a xlink:type="simple" xlink:href="#__RefHeading___Toc35884_1404358994" text:style-name="Index_20_Link" text:visited-style-name="Index_20_Link">Cycles - Bake panel<text:tab/>28</text:a></text:p>
          <text:p text:style-name="P180"><text:a xlink:type="simple" xlink:href="#__RefHeading___Toc8532_20873277401" text:style-name="Index_20_Link" text:visited-style-name="Index_20_Link">Settings for all Texture types<text:tab/>29</text:a></text:p>
          <text:p text:style-name="P181"><text:a xlink:type="simple" xlink:href="#__RefHeading___Toc5692_3240591700" text:style-name="Index_20_Link" text:visited-style-name="Index_20_Link">Bake Button<text:tab/>29</text:a></text:p>
          <text:p text:style-name="P181"><text:a xlink:type="simple" xlink:href="#__RefHeading___Toc5694_3240591700" text:style-name="Index_20_Link" text:visited-style-name="Index_20_Link">Bake from Multires<text:tab/>29</text:a></text:p>
          <text:p text:style-name="P181"><text:a xlink:type="simple" xlink:href="#__RefHeading___Toc8536_20873277401" text:style-name="Index_20_Link" text:visited-style-name="Index_20_Link">Bake Type<text:tab/>29</text:a></text:p>
          <text:p text:style-name="P182"><text:a xlink:type="simple" xlink:href="#__RefHeading___Toc5778_3108920010" text:style-name="Index_20_Link" text:visited-style-name="Index_20_Link">Combined<text:tab/>29</text:a></text:p>
          <text:p text:style-name="P182"><text:a xlink:type="simple" xlink:href="#__RefHeading___Toc5780_3108920010" text:style-name="Index_20_Link" text:visited-style-name="Index_20_Link">Ambient Occlusion<text:tab/>29</text:a></text:p>
          <text:p text:style-name="P182"><text:a xlink:type="simple" xlink:href="#__RefHeading___Toc5782_3108920010" text:style-name="Index_20_Link" text:visited-style-name="Index_20_Link">Shadow<text:tab/>29</text:a></text:p>
          <text:p text:style-name="P182"><text:a xlink:type="simple" xlink:href="#__RefHeading___Toc5595_3259711309" text:style-name="Index_20_Link" text:visited-style-name="Index_20_Link">Position<text:tab/>29</text:a></text:p>
          <text:p text:style-name="P182"><text:a xlink:type="simple" xlink:href="#__RefHeading___Toc5784_3108920010" text:style-name="Index_20_Link" text:visited-style-name="Index_20_Link">Normal<text:tab/>29</text:a></text:p>
          <text:p text:style-name="P182"><text:a xlink:type="simple" xlink:href="#__RefHeading___Toc5786_3108920010" text:style-name="Index_20_Link" text:visited-style-name="Index_20_Link">UV<text:tab/>29</text:a></text:p>
          <text:p text:style-name="P182"><text:a xlink:type="simple" xlink:href="#__RefHeading___Toc5788_3108920010" text:style-name="Index_20_Link" text:visited-style-name="Index_20_Link">Roughness<text:tab/>29</text:a></text:p>
          <text:p text:style-name="P182"><text:a xlink:type="simple" xlink:href="#__RefHeading___Toc5790_3108920010" text:style-name="Index_20_Link" text:visited-style-name="Index_20_Link">Emit<text:tab/>29</text:a></text:p>
          <text:p text:style-name="P182"><text:a xlink:type="simple" xlink:href="#__RefHeading___Toc5792_3108920010" text:style-name="Index_20_Link" text:visited-style-name="Index_20_Link">Environment<text:tab/>30</text:a></text:p>
          <text:p text:style-name="P182"><text:a xlink:type="simple" xlink:href="#__RefHeading___Toc5794_3108920010" text:style-name="Index_20_Link" text:visited-style-name="Index_20_Link">Diffuse<text:tab/>30</text:a></text:p>
          <text:p text:style-name="P182"><text:a xlink:type="simple" xlink:href="#__RefHeading___Toc5796_3108920010" text:style-name="Index_20_Link" text:visited-style-name="Index_20_Link">Glossy<text:tab/>30</text:a></text:p>
          <text:p text:style-name="P182"><text:a xlink:type="simple" xlink:href="#__RefHeading___Toc25881_80503691" text:style-name="Index_20_Link" text:visited-style-name="Index_20_Link">Transmission<text:tab/>30</text:a></text:p>
          <text:p text:style-name="P181"><text:a xlink:type="simple" xlink:href="#__RefHeading___Toc5698_3240591700" text:style-name="Index_20_Link" text:visited-style-name="Index_20_Link">Influence Sub panel<text:tab/>30</text:a></text:p>
          <text:p text:style-name="P182"><text:a xlink:type="simple" xlink:href="#__RefHeading___Toc8554_20873277401" text:style-name="Index_20_Link" text:visited-style-name="Index_20_Link">Glossy, Diffuse<text:tab/>30</text:a></text:p>
          <text:p text:style-name="P178"><text:a xlink:type="simple" xlink:href="#__RefHeading___Toc8556_20873277401" text:style-name="Index_20_Link" text:visited-style-name="Index_20_Link">Direct<text:tab/>30</text:a></text:p>
          <text:p text:style-name="P178"><text:a xlink:type="simple" xlink:href="#__RefHeading___Toc8558_20873277401" text:style-name="Index_20_Link" text:visited-style-name="Index_20_Link">Indirect<text:tab/>30</text:a></text:p>
          <text:p text:style-name="P178"><text:a xlink:type="simple" xlink:href="#__RefHeading___Toc15581_488024961" text:style-name="Index_20_Link" text:visited-style-name="Index_20_Link">Color<text:tab/>30</text:a></text:p>
          <text:p text:style-name="P182"><text:a xlink:type="simple" xlink:href="#__RefHeading___Toc8560_20873277401" text:style-name="Index_20_Link" text:visited-style-name="Index_20_Link">Normal<text:tab/>30</text:a></text:p>
          <text:p text:style-name="P178"><text:a xlink:type="simple" xlink:href="#__RefHeading___Toc15583_488024961" text:style-name="Index_20_Link" text:visited-style-name="Index_20_Link">Space<text:tab/>30</text:a></text:p>
          <text:p text:style-name="P178"><text:a xlink:type="simple" xlink:href="#__RefHeading___Toc8558_208732774011" text:style-name="Index_20_Link" text:visited-style-name="Index_20_Link">Swizzle<text:tab/>30</text:a></text:p>
          <text:p text:style-name="P182"><text:a xlink:type="simple" xlink:href="#__RefHeading___Toc15585_488024961" text:style-name="Index_20_Link" text:visited-style-name="Index_20_Link">Combined<text:tab/>30</text:a></text:p>
          <text:p text:style-name="P178"><text:a xlink:type="simple" xlink:href="#__RefHeading___Toc8574_208732774011" text:style-name="Index_20_Link" text:visited-style-name="Index_20_Link">Direct<text:tab/>30</text:a></text:p>
          <text:p text:style-name="P178"><text:a xlink:type="simple" xlink:href="#__RefHeading___Toc8576_208732774011" text:style-name="Index_20_Link" text:visited-style-name="Index_20_Link">Indirect<text:tab/>31</text:a></text:p>
          <text:p text:style-name="P178"><text:a xlink:type="simple" xlink:href="#__RefHeading___Toc15587_488024961" text:style-name="Index_20_Link" text:visited-style-name="Index_20_Link">Diffuse<text:tab/>31</text:a></text:p>
          <text:p text:style-name="P178"><text:a xlink:type="simple" xlink:href="#__RefHeading___Toc8576_2087327740111" text:style-name="Index_20_Link" text:visited-style-name="Index_20_Link">Glossy<text:tab/>31</text:a></text:p>
          <text:p text:style-name="P178"><text:a xlink:type="simple" xlink:href="#__RefHeading___Toc15589_488024961" text:style-name="Index_20_Link" text:visited-style-name="Index_20_Link">Transmission<text:tab/>31</text:a></text:p>
          <text:p text:style-name="P178"><text:a xlink:type="simple" xlink:href="#__RefHeading___Toc8576_2087327740112" text:style-name="Index_20_Link" text:visited-style-name="Index_20_Link">Subsurface<text:tab/>31</text:a></text:p>
          <text:p text:style-name="P178"><text:a xlink:type="simple" xlink:href="#__RefHeading___Toc15591_488024961" text:style-name="Index_20_Link" text:visited-style-name="Index_20_Link">AO<text:tab/>31</text:a></text:p>
          <text:p text:style-name="P178"><text:a xlink:type="simple" xlink:href="#__RefHeading___Toc8576_2087327740113" text:style-name="Index_20_Link" text:visited-style-name="Index_20_Link">Emit<text:tab/>31</text:a></text:p>
          <text:p text:style-name="P181"><text:soft-page-break/><text:a xlink:type="simple" xlink:href="#__RefHeading___Toc8538_20873277401" text:style-name="Index_20_Link" text:visited-style-name="Index_20_Link">Selected to Active<text:tab/>31</text:a></text:p>
          <text:p text:style-name="P182"><text:a xlink:type="simple" xlink:href="#__RefHeading___Toc5798_3108920010" text:style-name="Index_20_Link" text:visited-style-name="Index_20_Link">Extrusion<text:tab/>31</text:a></text:p>
          <text:p text:style-name="P182"><text:a xlink:type="simple" xlink:href="#__RefHeading___Toc36026_1404358994" text:style-name="Index_20_Link" text:visited-style-name="Index_20_Link">Cage<text:tab/>31</text:a></text:p>
          <text:p text:style-name="P178"><text:a xlink:type="simple" xlink:href="#__RefHeading___Toc5597_3259711309" text:style-name="Index_20_Link" text:visited-style-name="Index_20_Link">Cage Object<text:tab/>31</text:a></text:p>
          <text:p text:style-name="P182"><text:a xlink:type="simple" xlink:href="#__RefHeading___Toc8544_20873277401" text:style-name="Index_20_Link" text:visited-style-name="Index_20_Link">Ray Distance<text:tab/>31</text:a></text:p>
          <text:p text:style-name="P181"><text:a xlink:type="simple" xlink:href="#__RefHeading___Toc15577_488024961" text:style-name="Index_20_Link" text:visited-style-name="Index_20_Link">Output Sub panel<text:tab/>32</text:a></text:p>
          <text:p text:style-name="P182"><text:a xlink:type="simple" xlink:href="#__RefHeading___Toc5800_3108920010" text:style-name="Index_20_Link" text:visited-style-name="Index_20_Link">Target<text:tab/>32</text:a></text:p>
          <text:p text:style-name="P182"><text:a xlink:type="simple" xlink:href="#__RefHeading___Toc5599_3259711309" text:style-name="Index_20_Link" text:visited-style-name="Index_20_Link">Clear Image<text:tab/>32</text:a></text:p>
          <text:p text:style-name="P182"><text:a xlink:type="simple" xlink:href="#__RefHeading___Toc5700_3240591700" text:style-name="Index_20_Link" text:visited-style-name="Index_20_Link">Margin sub subpanel<text:tab/>32</text:a></text:p>
          <text:p text:style-name="P178"><text:a xlink:type="simple" xlink:href="#__RefHeading___Toc5601_3259711309" text:style-name="Index_20_Link" text:visited-style-name="Index_20_Link">Type<text:tab/>32</text:a></text:p>
          <text:p text:style-name="P184"><text:a xlink:type="simple" xlink:href="#__RefHeading___Toc5603_3259711309" text:style-name="Index_20_Link" text:visited-style-name="Index_20_Link">Adjacent Faces<text:tab/>32</text:a></text:p>
          <text:p text:style-name="P184"><text:a xlink:type="simple" xlink:href="#__RefHeading___Toc5605_3259711309" text:style-name="Index_20_Link" text:visited-style-name="Index_20_Link">Extend<text:tab/>32</text:a></text:p>
          <text:p text:style-name="P178"><text:a xlink:type="simple" xlink:href="#__RefHeading___Toc5607_3259711309" text:style-name="Index_20_Link" text:visited-style-name="Index_20_Link">Size<text:tab/>32</text:a></text:p>
          <text:p text:style-name="P179"><text:a xlink:type="simple" xlink:href="#__RefHeading___Toc36047_1404358994" text:style-name="Index_20_Link" text:visited-style-name="Index_20_Link">Workbench - Lighting panel<text:tab/>32</text:a></text:p>
          <text:p text:style-name="P180"><text:a xlink:type="simple" xlink:href="#__RefHeading___Toc36049_1404358994" text:style-name="Index_20_Link" text:visited-style-name="Index_20_Link">Flat<text:tab/>32</text:a></text:p>
          <text:p text:style-name="P180"><text:a xlink:type="simple" xlink:href="#__RefHeading___Toc36051_1404358994" text:style-name="Index_20_Link" text:visited-style-name="Index_20_Link">Studio<text:tab/>32</text:a></text:p>
          <text:p text:style-name="P181"><text:a xlink:type="simple" xlink:href="#__RefHeading___Toc3824_2448438823" text:style-name="Index_20_Link" text:visited-style-name="Index_20_Link">Light library browser<text:tab/>32</text:a></text:p>
          <text:p text:style-name="P181"><text:a xlink:type="simple" xlink:href="#__RefHeading___Toc3826_2448438823" text:style-name="Index_20_Link" text:visited-style-name="Index_20_Link">Rotation<text:tab/>33</text:a></text:p>
          <text:p text:style-name="P181"><text:a xlink:type="simple" xlink:href="#__RefHeading___Toc3828_2448438823" text:style-name="Index_20_Link" text:visited-style-name="Index_20_Link">User Preferences<text:tab/>33</text:a></text:p>
          <text:p text:style-name="P180"><text:a xlink:type="simple" xlink:href="#__RefHeading___Toc36053_1404358994" text:style-name="Index_20_Link" text:visited-style-name="Index_20_Link">Matcap<text:tab/>33</text:a></text:p>
          <text:p text:style-name="P181"><text:a xlink:type="simple" xlink:href="#__RefHeading___Toc3830_2448438823" text:style-name="Index_20_Link" text:visited-style-name="Index_20_Link">User Preferences<text:tab/>33</text:a></text:p>
          <text:p text:style-name="P181"><text:a xlink:type="simple" xlink:href="#__RefHeading___Toc3832_2448438823" text:style-name="Index_20_Link" text:visited-style-name="Index_20_Link">Flip Matcap<text:tab/>33</text:a></text:p>
          <text:p text:style-name="P179"><text:a xlink:type="simple" xlink:href="#__RefHeading___Toc36055_1404358994" text:style-name="Index_20_Link" text:visited-style-name="Index_20_Link">Workbench - Color panel<text:tab/>33</text:a></text:p>
          <text:p text:style-name="P180"><text:a xlink:type="simple" xlink:href="#__RefHeading___Toc36059_1404358994" text:style-name="Index_20_Link" text:visited-style-name="Index_20_Link">Material<text:tab/>33</text:a></text:p>
          <text:p text:style-name="P180"><text:a xlink:type="simple" xlink:href="#__RefHeading___Toc5630_537885731" text:style-name="Index_20_Link" text:visited-style-name="Index_20_Link">Object<text:tab/>33</text:a></text:p>
          <text:p text:style-name="P180"><text:a xlink:type="simple" xlink:href="#__RefHeading___Toc5632_537885731" text:style-name="Index_20_Link" text:visited-style-name="Index_20_Link">Vertex<text:tab/>33</text:a></text:p>
          <text:p text:style-name="P180"><text:a xlink:type="simple" xlink:href="#__RefHeading___Toc5634_537885731" text:style-name="Index_20_Link" text:visited-style-name="Index_20_Link">Single<text:tab/>34</text:a></text:p>
          <text:p text:style-name="P180"><text:a xlink:type="simple" xlink:href="#__RefHeading___Toc36061_1404358994" text:style-name="Index_20_Link" text:visited-style-name="Index_20_Link">Random<text:tab/>34</text:a></text:p>
          <text:p text:style-name="P180"><text:a xlink:type="simple" xlink:href="#__RefHeading___Toc36063_1404358994" text:style-name="Index_20_Link" text:visited-style-name="Index_20_Link">Texture<text:tab/>34</text:a></text:p>
          <text:p text:style-name="P179"><text:a xlink:type="simple" xlink:href="#__RefHeading___Toc36065_1404358994" text:style-name="Index_20_Link" text:visited-style-name="Index_20_Link">Workbench - Options panel<text:tab/>34</text:a></text:p>
          <text:p text:style-name="P180"><text:a xlink:type="simple" xlink:href="#__RefHeading___Toc36067_1404358994" text:style-name="Index_20_Link" text:visited-style-name="Index_20_Link">X Ray<text:tab/>34</text:a></text:p>
          <text:p text:style-name="P180"><text:a xlink:type="simple" xlink:href="#__RefHeading___Toc5636_537885731" text:style-name="Index_20_Link" text:visited-style-name="Index_20_Link">Backface Culling<text:tab/>34</text:a></text:p>
          <text:p text:style-name="P180"><text:a xlink:type="simple" xlink:href="#__RefHeading___Toc5638_537885731" text:style-name="Index_20_Link" text:visited-style-name="Index_20_Link">Show X-Ray<text:tab/>34</text:a></text:p>
          <text:p text:style-name="P181"><text:a xlink:type="simple" xlink:href="#__RefHeading___Toc5702_3240591700" text:style-name="Index_20_Link" text:visited-style-name="Index_20_Link">X-Ray Alpha<text:tab/>34</text:a></text:p>
          <text:p text:style-name="P180"><text:a xlink:type="simple" xlink:href="#__RefHeading___Toc36069_1404358994" text:style-name="Index_20_Link" text:visited-style-name="Index_20_Link">Shadow<text:tab/>34</text:a></text:p>
          <text:p text:style-name="P181"><text:a xlink:type="simple" xlink:href="#__RefHeading___Toc5704_3240591700" text:style-name="Index_20_Link" text:visited-style-name="Index_20_Link">Shadow Intensity<text:tab/>34</text:a></text:p>
          <text:p text:style-name="P181"><text:a xlink:type="simple" xlink:href="#__RefHeading___Toc3834_2448438823" text:style-name="Index_20_Link" text:visited-style-name="Index_20_Link">Shading Shadow Options<text:tab/>34</text:a></text:p>
          <text:p text:style-name="P180"><text:a xlink:type="simple" xlink:href="#__RefHeading___Toc36071_1404358994" text:style-name="Index_20_Link" text:visited-style-name="Index_20_Link">Cavity<text:tab/>34</text:a></text:p>
          <text:p text:style-name="P181"><text:a xlink:type="simple" xlink:href="#__RefHeading___Toc5706_3240591700" text:style-name="Index_20_Link" text:visited-style-name="Index_20_Link">World<text:tab/>35</text:a></text:p>
          <text:p text:style-name="P182"><text:a xlink:type="simple" xlink:href="#__RefHeading___Toc5708_3240591700" text:style-name="Index_20_Link" text:visited-style-name="Index_20_Link">World Space / Ridge Valley<text:tab/>35</text:a></text:p>
          <text:p text:style-name="P178"><text:a xlink:type="simple" xlink:href="#__RefHeading___Toc5710_3240591700" text:style-name="Index_20_Link" text:visited-style-name="Index_20_Link">Shading Options<text:tab/>35</text:a></text:p>
          <text:p text:style-name="P181"><text:a xlink:type="simple" xlink:href="#__RefHeading___Toc5712_3240591700" text:style-name="Index_20_Link" text:visited-style-name="Index_20_Link">Screen<text:tab/>35</text:a></text:p>
          <text:p text:style-name="P182"><text:a xlink:type="simple" xlink:href="#__RefHeading___Toc5714_3240591700" text:style-name="Index_20_Link" text:visited-style-name="Index_20_Link">Screen Space / Ridge Valley<text:tab/>35</text:a></text:p>
          <text:p text:style-name="P181"><text:a xlink:type="simple" xlink:href="#__RefHeading___Toc5716_3240591700" text:style-name="Index_20_Link" text:visited-style-name="Index_20_Link">Both<text:tab/>35</text:a></text:p>
          <text:p text:style-name="P180"><text:a xlink:type="simple" xlink:href="#__RefHeading___Toc5676_3240591700" text:style-name="Index_20_Link" text:visited-style-name="Index_20_Link">Outline<text:tab/>35</text:a></text:p>
          <text:p text:style-name="P178"><text:a xlink:type="simple" xlink:href="#__RefHeading___Toc2466_2413730068" text:style-name="Index_20_Link" text:visited-style-name="Index_20_Link">Outline Color<text:tab/>35</text:a></text:p>
          <text:p text:style-name="P180"><text:a xlink:type="simple" xlink:href="#__RefHeading___Toc36075_1404358994" text:style-name="Index_20_Link" text:visited-style-name="Index_20_Link">Specular Lighting<text:tab/>35</text:a></text:p>
          <text:p text:style-name="P179"><text:a xlink:type="simple" xlink:href="#__RefHeading___Toc4258_714034166" text:style-name="Index_20_Link" text:visited-style-name="Index_20_Link">Eevee - Sampling panel<text:tab/>35</text:a></text:p>
          <text:p text:style-name="P180"><text:a xlink:type="simple" xlink:href="#__RefHeading___Toc4260_714034166" text:style-name="Index_20_Link" text:visited-style-name="Index_20_Link">Viewport Samples<text:tab/>35</text:a></text:p>
          <text:p text:style-name="P180"><text:a xlink:type="simple" xlink:href="#__RefHeading___Toc4262_714034166" text:style-name="Index_20_Link" text:visited-style-name="Index_20_Link">Render Samples<text:tab/>35</text:a></text:p>
          <text:p text:style-name="P180"><text:a xlink:type="simple" xlink:href="#__RefHeading___Toc4264_714034166" text:style-name="Index_20_Link" text:visited-style-name="Index_20_Link">Viewport Denoising<text:tab/>35</text:a></text:p>
          <text:p text:style-name="P179"><text:a xlink:type="simple" xlink:href="#__RefHeading___Toc4266_714034166" text:style-name="Index_20_Link" text:visited-style-name="Index_20_Link">Eevee - Ambient Occlusion panel<text:tab/>36</text:a></text:p>
          <text:p text:style-name="P180"><text:a xlink:type="simple" xlink:href="#__RefHeading___Toc4268_714034166" text:style-name="Index_20_Link" text:visited-style-name="Index_20_Link">Enable<text:tab/>36</text:a></text:p>
          <text:p text:style-name="P180"><text:soft-page-break/><text:a xlink:type="simple" xlink:href="#__RefHeading___Toc4270_714034166" text:style-name="Index_20_Link" text:visited-style-name="Index_20_Link">Distance<text:tab/>36</text:a></text:p>
          <text:p text:style-name="P180"><text:a xlink:type="simple" xlink:href="#__RefHeading___Toc4272_714034166" text:style-name="Index_20_Link" text:visited-style-name="Index_20_Link">Factor<text:tab/>36</text:a></text:p>
          <text:p text:style-name="P180"><text:a xlink:type="simple" xlink:href="#__RefHeading___Toc4274_714034166" text:style-name="Index_20_Link" text:visited-style-name="Index_20_Link">Trace Precision<text:tab/>36</text:a></text:p>
          <text:p text:style-name="P180"><text:a xlink:type="simple" xlink:href="#__RefHeading___Toc4276_714034166" text:style-name="Index_20_Link" text:visited-style-name="Index_20_Link">Bent Normals<text:tab/>36</text:a></text:p>
          <text:p text:style-name="P180"><text:a xlink:type="simple" xlink:href="#__RefHeading___Toc4278_714034166" text:style-name="Index_20_Link" text:visited-style-name="Index_20_Link">Bounces Approximation<text:tab/>36</text:a></text:p>
          <text:p text:style-name="P179"><text:a xlink:type="simple" xlink:href="#__RefHeading___Toc4280_714034166" text:style-name="Index_20_Link" text:visited-style-name="Index_20_Link">Eevee - Bloom panel<text:tab/>36</text:a></text:p>
          <text:p text:style-name="P180"><text:a xlink:type="simple" xlink:href="#__RefHeading___Toc4282_714034166" text:style-name="Index_20_Link" text:visited-style-name="Index_20_Link">Enable<text:tab/>36</text:a></text:p>
          <text:p text:style-name="P180"><text:a xlink:type="simple" xlink:href="#__RefHeading___Toc4284_714034166" text:style-name="Index_20_Link" text:visited-style-name="Index_20_Link">Threshold<text:tab/>36</text:a></text:p>
          <text:p text:style-name="P180"><text:a xlink:type="simple" xlink:href="#__RefHeading___Toc4286_714034166" text:style-name="Index_20_Link" text:visited-style-name="Index_20_Link">Knee<text:tab/>36</text:a></text:p>
          <text:p text:style-name="P180"><text:a xlink:type="simple" xlink:href="#__RefHeading___Toc4288_714034166" text:style-name="Index_20_Link" text:visited-style-name="Index_20_Link">Radius<text:tab/>36</text:a></text:p>
          <text:p text:style-name="P180"><text:a xlink:type="simple" xlink:href="#__RefHeading___Toc4290_714034166" text:style-name="Index_20_Link" text:visited-style-name="Index_20_Link">Color<text:tab/>37</text:a></text:p>
          <text:p text:style-name="P180"><text:a xlink:type="simple" xlink:href="#__RefHeading___Toc4292_714034166" text:style-name="Index_20_Link" text:visited-style-name="Index_20_Link">Intensity<text:tab/>37</text:a></text:p>
          <text:p text:style-name="P180"><text:a xlink:type="simple" xlink:href="#__RefHeading___Toc4294_714034166" text:style-name="Index_20_Link" text:visited-style-name="Index_20_Link">Clamp<text:tab/>37</text:a></text:p>
          <text:p text:style-name="P179"><text:a xlink:type="simple" xlink:href="#__RefHeading___Toc4296_714034166" text:style-name="Index_20_Link" text:visited-style-name="Index_20_Link">Eevee - Depth of Field panel<text:tab/>37</text:a></text:p>
          <text:p text:style-name="P180"><text:a xlink:type="simple" xlink:href="#__RefHeading___Toc4300_714034166" text:style-name="Index_20_Link" text:visited-style-name="Index_20_Link">Max Size<text:tab/>37</text:a></text:p>
          <text:p text:style-name="P180"><text:a xlink:type="simple" xlink:href="#__RefHeading___Toc40440_1709784994" text:style-name="Index_20_Link" text:visited-style-name="Index_20_Link">Sprite Threshold<text:tab/>37</text:a></text:p>
          <text:p text:style-name="P180"><text:a xlink:type="simple" xlink:href="#__RefHeading___Toc40442_1709784994" text:style-name="Index_20_Link" text:visited-style-name="Index_20_Link">Neighbor Rejection<text:tab/>37</text:a></text:p>
          <text:p text:style-name="P180"><text:a xlink:type="simple" xlink:href="#__RefHeading___Toc40444_1709784994" text:style-name="Index_20_Link" text:visited-style-name="Index_20_Link">Denoise Amount<text:tab/>37</text:a></text:p>
          <text:p text:style-name="P180"><text:a xlink:type="simple" xlink:href="#__RefHeading___Toc40446_1709784994" text:style-name="Index_20_Link" text:visited-style-name="Index_20_Link">High Quality Slight Defocus<text:tab/>37</text:a></text:p>
          <text:p text:style-name="P180"><text:a xlink:type="simple" xlink:href="#__RefHeading___Toc40448_1709784994" text:style-name="Index_20_Link" text:visited-style-name="Index_20_Link">Jitter Camera<text:tab/>37</text:a></text:p>
          <text:p text:style-name="P181"><text:a xlink:type="simple" xlink:href="#__RefHeading___Toc40450_1709784994" text:style-name="Index_20_Link" text:visited-style-name="Index_20_Link">Overblur<text:tab/>37</text:a></text:p>
          <text:p text:style-name="P179"><text:a xlink:type="simple" xlink:href="#__RefHeading___Toc4304_714034166" text:style-name="Index_20_Link" text:visited-style-name="Index_20_Link">Eevee - Subsurface Scattering panel<text:tab/>37</text:a></text:p>
          <text:p text:style-name="P180"><text:a xlink:type="simple" xlink:href="#__RefHeading___Toc4306_714034166" text:style-name="Index_20_Link" text:visited-style-name="Index_20_Link">Enable<text:tab/>38</text:a></text:p>
          <text:p text:style-name="P180"><text:a xlink:type="simple" xlink:href="#__RefHeading___Toc4308_714034166" text:style-name="Index_20_Link" text:visited-style-name="Index_20_Link">Samples<text:tab/>38</text:a></text:p>
          <text:p text:style-name="P180"><text:a xlink:type="simple" xlink:href="#__RefHeading___Toc4310_714034166" text:style-name="Index_20_Link" text:visited-style-name="Index_20_Link">Jitter Threshold<text:tab/>38</text:a></text:p>
          <text:p text:style-name="P180"><text:a xlink:type="simple" xlink:href="#__RefHeading___Toc4312_714034166" text:style-name="Index_20_Link" text:visited-style-name="Index_20_Link">Separate Albedo<text:tab/>38</text:a></text:p>
          <text:p text:style-name="P179"><text:a xlink:type="simple" xlink:href="#__RefHeading___Toc4314_714034166" text:style-name="Index_20_Link" text:visited-style-name="Index_20_Link">Eevee - Screen Space reflections panel<text:tab/>38</text:a></text:p>
          <text:p text:style-name="P180"><text:a xlink:type="simple" xlink:href="#__RefHeading___Toc4316_714034166" text:style-name="Index_20_Link" text:visited-style-name="Index_20_Link">Enable<text:tab/>38</text:a></text:p>
          <text:p text:style-name="P180"><text:a xlink:type="simple" xlink:href="#__RefHeading___Toc4318_714034166" text:style-name="Index_20_Link" text:visited-style-name="Index_20_Link">Refraction<text:tab/>38</text:a></text:p>
          <text:p text:style-name="P180"><text:a xlink:type="simple" xlink:href="#__RefHeading___Toc4320_714034166" text:style-name="Index_20_Link" text:visited-style-name="Index_20_Link">Half Res Trace<text:tab/>38</text:a></text:p>
          <text:p text:style-name="P180"><text:a xlink:type="simple" xlink:href="#__RefHeading___Toc4322_714034166" text:style-name="Index_20_Link" text:visited-style-name="Index_20_Link">Trace Precision<text:tab/>38</text:a></text:p>
          <text:p text:style-name="P180"><text:a xlink:type="simple" xlink:href="#__RefHeading___Toc4324_714034166" text:style-name="Index_20_Link" text:visited-style-name="Index_20_Link">Max Roughness<text:tab/>38</text:a></text:p>
          <text:p text:style-name="P180"><text:a xlink:type="simple" xlink:href="#__RefHeading___Toc4326_714034166" text:style-name="Index_20_Link" text:visited-style-name="Index_20_Link">Thickness<text:tab/>38</text:a></text:p>
          <text:p text:style-name="P180"><text:a xlink:type="simple" xlink:href="#__RefHeading___Toc4328_714034166" text:style-name="Index_20_Link" text:visited-style-name="Index_20_Link">Edge Fading<text:tab/>39</text:a></text:p>
          <text:p text:style-name="P180"><text:a xlink:type="simple" xlink:href="#__RefHeading___Toc4330_714034166" text:style-name="Index_20_Link" text:visited-style-name="Index_20_Link">Clamp<text:tab/>39</text:a></text:p>
          <text:p text:style-name="P179"><text:a xlink:type="simple" xlink:href="#__RefHeading___Toc4332_714034166" text:style-name="Index_20_Link" text:visited-style-name="Index_20_Link">Eevee - Motion Blur panel<text:tab/>39</text:a></text:p>
          <text:p text:style-name="P180"><text:a xlink:type="simple" xlink:href="#__RefHeading___Toc4334_714034166" text:style-name="Index_20_Link" text:visited-style-name="Index_20_Link">Enable<text:tab/>39</text:a></text:p>
          <text:p text:style-name="P180"><text:a xlink:type="simple" xlink:href="#__RefHeading___Toc5728_3102884649" text:style-name="Index_20_Link" text:visited-style-name="Index_20_Link">Position<text:tab/>39</text:a></text:p>
          <text:p text:style-name="P180"><text:a xlink:type="simple" xlink:href="#__RefHeading___Toc4338_714034166" text:style-name="Index_20_Link" text:visited-style-name="Index_20_Link">Shutter<text:tab/>39</text:a></text:p>
          <text:p text:style-name="P180"><text:a xlink:type="simple" xlink:href="#__RefHeading___Toc5730_3102884649" text:style-name="Index_20_Link" text:visited-style-name="Index_20_Link">Background Separation<text:tab/>39</text:a></text:p>
          <text:p text:style-name="P180"><text:a xlink:type="simple" xlink:href="#__RefHeading___Toc5732_3102884649" text:style-name="Index_20_Link" text:visited-style-name="Index_20_Link">Max Blur<text:tab/>39</text:a></text:p>
          <text:p text:style-name="P180"><text:a xlink:type="simple" xlink:href="#__RefHeading___Toc5734_3102884649" text:style-name="Index_20_Link" text:visited-style-name="Index_20_Link">Steps<text:tab/>39</text:a></text:p>
          <text:p text:style-name="P179"><text:a xlink:type="simple" xlink:href="#__RefHeading___Toc4340_714034166" text:style-name="Index_20_Link" text:visited-style-name="Index_20_Link">Eevee - Volumetric panel<text:tab/>39</text:a></text:p>
          <text:p text:style-name="P180"><text:a xlink:type="simple" xlink:href="#__RefHeading___Toc4344_714034166" text:style-name="Index_20_Link" text:visited-style-name="Index_20_Link">Start<text:tab/>39</text:a></text:p>
          <text:p text:style-name="P180"><text:a xlink:type="simple" xlink:href="#__RefHeading___Toc4346_714034166" text:style-name="Index_20_Link" text:visited-style-name="Index_20_Link">End<text:tab/>40</text:a></text:p>
          <text:p text:style-name="P180"><text:a xlink:type="simple" xlink:href="#__RefHeading___Toc4348_714034166" text:style-name="Index_20_Link" text:visited-style-name="Index_20_Link">Tile Size<text:tab/>40</text:a></text:p>
          <text:p text:style-name="P180"><text:a xlink:type="simple" xlink:href="#__RefHeading___Toc4350_714034166" text:style-name="Index_20_Link" text:visited-style-name="Index_20_Link">Samples<text:tab/>40</text:a></text:p>
          <text:p text:style-name="P180"><text:a xlink:type="simple" xlink:href="#__RefHeading___Toc4352_714034166" text:style-name="Index_20_Link" text:visited-style-name="Index_20_Link">Distribution<text:tab/>40</text:a></text:p>
          <text:p text:style-name="P180"><text:a xlink:type="simple" xlink:href="#__RefHeading___Toc5877_3285075206" text:style-name="Index_20_Link" text:visited-style-name="Index_20_Link">Viewport Volumetric Blending<text:tab/>40</text:a></text:p>
          <text:p text:style-name="P180"><text:a xlink:type="simple" xlink:href="#__RefHeading___Toc4354_714034166" text:style-name="Index_20_Link" text:visited-style-name="Index_20_Link">Volumetric Lighting<text:tab/>40</text:a></text:p>
          <text:p text:style-name="P181"><text:a xlink:type="simple" xlink:href="#__RefHeading___Toc4412_714034166" text:style-name="Index_20_Link" text:visited-style-name="Index_20_Link">Enable<text:tab/>40</text:a></text:p>
          <text:p text:style-name="P181"><text:a xlink:type="simple" xlink:href="#__RefHeading___Toc4414_714034166" text:style-name="Index_20_Link" text:visited-style-name="Index_20_Link">Light Clamping<text:tab/>40</text:a></text:p>
          <text:p text:style-name="P180"><text:a xlink:type="simple" xlink:href="#__RefHeading___Toc4356_714034166" text:style-name="Index_20_Link" text:visited-style-name="Index_20_Link">Volumetric Shadows<text:tab/>40</text:a></text:p>
          <text:p text:style-name="P181"><text:soft-page-break/><text:a xlink:type="simple" xlink:href="#__RefHeading___Toc4416_714034166" text:style-name="Index_20_Link" text:visited-style-name="Index_20_Link">Enable<text:tab/>40</text:a></text:p>
          <text:p text:style-name="P181"><text:a xlink:type="simple" xlink:href="#__RefHeading___Toc4418_714034166" text:style-name="Index_20_Link" text:visited-style-name="Index_20_Link">Samples<text:tab/>40</text:a></text:p>
          <text:p text:style-name="P179"><text:a xlink:type="simple" xlink:href="#__RefHeading___Toc4358_714034166" text:style-name="Index_20_Link" text:visited-style-name="Index_20_Link">Eevee - Hair panel<text:tab/>40</text:a></text:p>
          <text:p text:style-name="P180"><text:a xlink:type="simple" xlink:href="#__RefHeading___Toc4360_714034166" text:style-name="Index_20_Link" text:visited-style-name="Index_20_Link">Hair Shape Type<text:tab/>40</text:a></text:p>
          <text:p text:style-name="P181"><text:a xlink:type="simple" xlink:href="#__RefHeading___Toc4420_714034166" text:style-name="Index_20_Link" text:visited-style-name="Index_20_Link">Animate Property<text:tab/>41</text:a></text:p>
          <text:p text:style-name="P180"><text:a xlink:type="simple" xlink:href="#__RefHeading___Toc4362_714034166" text:style-name="Index_20_Link" text:visited-style-name="Index_20_Link">Additional Subdiv<text:tab/>41</text:a></text:p>
          <text:p text:style-name="P181"><text:a xlink:type="simple" xlink:href="#__RefHeading___Toc4422_714034166" text:style-name="Index_20_Link" text:visited-style-name="Index_20_Link">Animate Property<text:tab/>41</text:a></text:p>
          <text:p text:style-name="P179"><text:a xlink:type="simple" xlink:href="#__RefHeading___Toc4364_714034166" text:style-name="Index_20_Link" text:visited-style-name="Index_20_Link">Eevee - Shadows panel<text:tab/>41</text:a></text:p>
          <text:p text:style-name="P180"><text:a xlink:type="simple" xlink:href="#__RefHeading___Toc4366_714034166" text:style-name="Index_20_Link" text:visited-style-name="Index_20_Link">Method<text:tab/>41</text:a></text:p>
          <text:p text:style-name="P180"><text:a xlink:type="simple" xlink:href="#__RefHeading___Toc4368_714034166" text:style-name="Index_20_Link" text:visited-style-name="Index_20_Link">Cube Size<text:tab/>41</text:a></text:p>
          <text:p text:style-name="P180"><text:a xlink:type="simple" xlink:href="#__RefHeading___Toc4370_714034166" text:style-name="Index_20_Link" text:visited-style-name="Index_20_Link">Cascade Size<text:tab/>41</text:a></text:p>
          <text:p text:style-name="P180"><text:a xlink:type="simple" xlink:href="#__RefHeading___Toc4372_714034166" text:style-name="Index_20_Link" text:visited-style-name="Index_20_Link">High Bit depth<text:tab/>41</text:a></text:p>
          <text:p text:style-name="P180"><text:a xlink:type="simple" xlink:href="#__RefHeading___Toc4374_714034166" text:style-name="Index_20_Link" text:visited-style-name="Index_20_Link">Soft Shadows<text:tab/>41</text:a></text:p>
          <text:p text:style-name="P179"><text:a xlink:type="simple" xlink:href="#__RefHeading___Toc4376_714034166" text:style-name="Index_20_Link" text:visited-style-name="Index_20_Link">Eevee - Indirect Lighting panel<text:tab/>41</text:a></text:p>
          <text:p text:style-name="P180"><text:a xlink:type="simple" xlink:href="#__RefHeading___Toc4378_714034166" text:style-name="Index_20_Link" text:visited-style-name="Index_20_Link">Bake Indirect Lighting<text:tab/>41</text:a></text:p>
          <text:p text:style-name="P180"><text:a xlink:type="simple" xlink:href="#__RefHeading___Toc4380_714034166" text:style-name="Index_20_Link" text:visited-style-name="Index_20_Link">Bake Cubemap Only<text:tab/>42</text:a></text:p>
          <text:p text:style-name="P180"><text:a xlink:type="simple" xlink:href="#__RefHeading___Toc4382_714034166" text:style-name="Index_20_Link" text:visited-style-name="Index_20_Link">Delete Lighting Cache<text:tab/>42</text:a></text:p>
          <text:p text:style-name="P180"><text:a xlink:type="simple" xlink:href="#__RefHeading___Toc4384_714034166" text:style-name="Index_20_Link" text:visited-style-name="Index_20_Link">Auto Bake<text:tab/>42</text:a></text:p>
          <text:p text:style-name="P180"><text:a xlink:type="simple" xlink:href="#__RefHeading___Toc4386_714034166" text:style-name="Index_20_Link" text:visited-style-name="Index_20_Link">Diffuse Bounces<text:tab/>42</text:a></text:p>
          <text:p text:style-name="P180"><text:a xlink:type="simple" xlink:href="#__RefHeading___Toc4388_714034166" text:style-name="Index_20_Link" text:visited-style-name="Index_20_Link">Cubemap Size<text:tab/>42</text:a></text:p>
          <text:p text:style-name="P180"><text:a xlink:type="simple" xlink:href="#__RefHeading___Toc4390_714034166" text:style-name="Index_20_Link" text:visited-style-name="Index_20_Link">Diffuse Occlusion<text:tab/>42</text:a></text:p>
          <text:p text:style-name="P180"><text:a xlink:type="simple" xlink:href="#__RefHeading___Toc5640_537885731" text:style-name="Index_20_Link" text:visited-style-name="Index_20_Link">Irradiance Smoothing<text:tab/>42</text:a></text:p>
          <text:p text:style-name="P180"><text:a xlink:type="simple" xlink:href="#__RefHeading___Toc5642_537885731" text:style-name="Index_20_Link" text:visited-style-name="Index_20_Link">Clamp Glossy<text:tab/>42</text:a></text:p>
          <text:p text:style-name="P180"><text:a xlink:type="simple" xlink:href="#__RefHeading___Toc5644_537885731" text:style-name="Index_20_Link" text:visited-style-name="Index_20_Link">Filter Quality<text:tab/>42</text:a></text:p>
          <text:p text:style-name="P180"><text:a xlink:type="simple" xlink:href="#__RefHeading___Toc4392_714034166" text:style-name="Index_20_Link" text:visited-style-name="Index_20_Link">Display<text:tab/>42</text:a></text:p>
          <text:p text:style-name="P181"><text:a xlink:type="simple" xlink:href="#__RefHeading___Toc4424_714034166" text:style-name="Index_20_Link" text:visited-style-name="Index_20_Link">Cubemap Size<text:tab/>42</text:a></text:p>
          <text:p text:style-name="P181"><text:a xlink:type="simple" xlink:href="#__RefHeading___Toc4426_714034166" text:style-name="Index_20_Link" text:visited-style-name="Index_20_Link">Irradiance Size<text:tab/>42</text:a></text:p>
          <text:p text:style-name="P179"><text:a xlink:type="simple" xlink:href="#__RefHeading___Toc4394_714034166" text:style-name="Index_20_Link" text:visited-style-name="Index_20_Link">Eevee - Film panel<text:tab/>43</text:a></text:p>
          <text:p text:style-name="P180"><text:a xlink:type="simple" xlink:href="#__RefHeading___Toc4398_714034166" text:style-name="Index_20_Link" text:visited-style-name="Index_20_Link">Filter Size<text:tab/>43</text:a></text:p>
          <text:p text:style-name="P181"><text:a xlink:type="simple" xlink:href="#__RefHeading___Toc4430_714034166" text:style-name="Index_20_Link" text:visited-style-name="Index_20_Link">Animate Property<text:tab/>43</text:a></text:p>
          <text:p text:style-name="P180"><text:a xlink:type="simple" xlink:href="#__RefHeading___Toc5646_537885731" text:style-name="Index_20_Link" text:visited-style-name="Index_20_Link">Overscan<text:tab/>43</text:a></text:p>
          <text:p text:style-name="P181"><text:a xlink:type="simple" xlink:href="#__RefHeading___Toc4428_714034166" text:style-name="Index_20_Link" text:visited-style-name="Index_20_Link">Overscan Size<text:tab/>43</text:a></text:p>
          <text:p text:style-name="P179"><text:a xlink:type="simple" xlink:href="#__RefHeading___Toc36111_14043589941" text:style-name="Index_20_Link" text:visited-style-name="Index_20_Link">Eevee + Workbench - Simplify panel<text:tab/>43</text:a></text:p>
          <text:p text:style-name="P180"><text:a xlink:type="simple" xlink:href="#__RefHeading___Toc1773_140435899411" text:style-name="Index_20_Link" text:visited-style-name="Index_20_Link">Enable<text:tab/>43</text:a></text:p>
          <text:p text:style-name="P180"><text:a xlink:type="simple" xlink:href="#__RefHeading___Toc1775_140435899411" text:style-name="Index_20_Link" text:visited-style-name="Index_20_Link">Viewport<text:tab/>43</text:a></text:p>
          <text:p text:style-name="P181"><text:a xlink:type="simple" xlink:href="#__RefHeading___Toc1777_140435899412" text:style-name="Index_20_Link" text:visited-style-name="Index_20_Link">Max Subdivisions<text:tab/>43</text:a></text:p>
          <text:p text:style-name="P181"><text:a xlink:type="simple" xlink:href="#__RefHeading___Toc1779_140435899412" text:style-name="Index_20_Link" text:visited-style-name="Index_20_Link">Child Particles<text:tab/>43</text:a></text:p>
          <text:p text:style-name="P181"><text:a xlink:type="simple" xlink:href="#__RefHeading___Toc5827_993269501" text:style-name="Index_20_Link" text:visited-style-name="Index_20_Link">Volume Resolution<text:tab/>43</text:a></text:p>
          <text:p text:style-name="P181"><text:a xlink:type="simple" xlink:href="#__RefHeading___Toc4434_714034166" text:style-name="Index_20_Link" text:visited-style-name="Index_20_Link">Animate Property<text:tab/>44</text:a></text:p>
          <text:p text:style-name="P180"><text:a xlink:type="simple" xlink:href="#__RefHeading___Toc36113_14043589941" text:style-name="Index_20_Link" text:visited-style-name="Index_20_Link">Render<text:tab/>44</text:a></text:p>
          <text:p text:style-name="P181"><text:a xlink:type="simple" xlink:href="#__RefHeading___Toc1777_1404358994111" text:style-name="Index_20_Link" text:visited-style-name="Index_20_Link">Max Subdivisions<text:tab/>44</text:a></text:p>
          <text:p text:style-name="P181"><text:a xlink:type="simple" xlink:href="#__RefHeading___Toc1779_1404358994111" text:style-name="Index_20_Link" text:visited-style-name="Index_20_Link">Child Particles<text:tab/>44</text:a></text:p>
          <text:p text:style-name="P181"><text:a xlink:type="simple" xlink:href="#__RefHeading___Toc4436_714034166" text:style-name="Index_20_Link" text:visited-style-name="Index_20_Link">Animate Property<text:tab/>44</text:a></text:p>
          <text:p text:style-name="P180"><text:a xlink:type="simple" xlink:href="#__RefHeading___Toc4402_714034166" text:style-name="Index_20_Link" text:visited-style-name="Index_20_Link">Grease Pencil<text:tab/>44</text:a></text:p>
          <text:p text:style-name="P181"><text:a xlink:type="simple" xlink:href="#__RefHeading___Toc4438_714034166" text:style-name="Index_20_Link" text:visited-style-name="Index_20_Link">Playback Only<text:tab/>44</text:a></text:p>
          <text:p text:style-name="P181"><text:a xlink:type="simple" xlink:href="#__RefHeading___Toc5829_993269501" text:style-name="Index_20_Link" text:visited-style-name="Index_20_Link">Fill<text:tab/>44</text:a></text:p>
          <text:p text:style-name="P181"><text:a xlink:type="simple" xlink:href="#__RefHeading___Toc4440_714034166" text:style-name="Index_20_Link" text:visited-style-name="Index_20_Link">Modifiers<text:tab/>44</text:a></text:p>
          <text:p text:style-name="P181"><text:a xlink:type="simple" xlink:href="#__RefHeading___Toc4442_714034166" text:style-name="Index_20_Link" text:visited-style-name="Index_20_Link">Shader Effects<text:tab/>44</text:a></text:p>
          <text:p text:style-name="P181"><text:a xlink:type="simple" xlink:href="#__RefHeading___Toc5720_3240591700" text:style-name="Index_20_Link" text:visited-style-name="Index_20_Link">Layers Tinting<text:tab/>44</text:a></text:p>
          <text:p text:style-name="P181"><text:a xlink:type="simple" xlink:href="#__RefHeading___Toc5831_993269501" text:style-name="Index_20_Link" text:visited-style-name="Index_20_Link">Antialiasing<text:tab/>44</text:a></text:p>
        </text:index-body>
      </text:table-of-content>
      <text:p text:style-name="P53"/>
      <table:table table:name="Tabelle2" table:style-name="Tabelle2">
        <table:table-column table:style-name="Tabelle2.A"/>
        <table:table-row table:style-name="TableLine2040474563392">
          <table:table-cell table:style-name="Tabelle2.A1" office:value-type="string">
            <text:h text:style-name="P192" text:outline-level="1"><text:bookmark-start text:name="__RefHeading___Toc290_445242181"/>Render Tab<text:bookmark-end text:name="__RefHeading___Toc290_445242181"/></text:h>
          </table:table-cell>
        </table:table-row>
      </table:table>
      <text:p text:style-name="P44"/>
      <text:p text:style-name="P49"><draw:frame draw:style-name="fr1" draw:name="Bild1" text:anchor-type="paragraph" svg:y="0.037cm" svg:width="4.36cm" svg:height="6.6cm" draw:z-index="0"><draw:image xlink:href="Pictures/100002010000015700000208F3EA00BF91DA2A88.png" xlink:type="simple" xlink:show="embed" xlink:actuate="onLoad" draw:mime-type="image/png"/></draw:frame>Rendering is the process of <text:span text:style-name="T59">calculating</text:span> a 2D image (or video) from your 3D scene. <text:span text:style-name="T59">For this you use a so called render engine.</text:span></text:p>
      <text:p text:style-name="P49">The Render tab contains the functionality and settings around the available render<text:span text:style-name="T59"> engines in Bforartists</text:span>. And Choose the renderer<text:span text:style-name="T3"> with which you render your still or animation with.</text:span></text:p>
      <text:p text:style-name="P47">There are three <text:span text:style-name="T59">different </text:span>render<text:span text:style-name="T3"> engines</text:span> available<text:span text:style-name="T3">. Workbench, Eevee and Cycles.</text:span></text:p>
      <text:p text:style-name="P47"><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47"/>
      <text:p text:style-name="P47"/>
      <text:p text:style-name="P47"/>
      <text:p text:style-name="P50">Cycles is a so called offline renderer. It is an unbiased physically correct renderer with some biased adjustments to make it usable for animations.</text:p>
      <text:p text:style-name="P50"><draw:frame draw:style-name="fr1" draw:name="Bild4" text:anchor-type="paragraph" svg:y="0.009cm" svg:width="11.561cm" svg:height="4.5cm" draw:z-index="2"><draw:image xlink:href="Pictures/10000201000002AB0000010A6C31EA89E66B5C99.png" xlink:type="simple" xlink:show="embed" xlink:actuate="onLoad" draw:mime-type="image/png"/></draw:frame>Cycles can render at the CPU or the GPU.</text:p>
      <text:p text:style-name="P52">Eevee and <text:span text:style-name="T59">Workbench</text:span> are both so called Realtime Renderers. They both render at the GPU.<text:span text:style-name="T40"> </text:span>Workbench<text:span text:style-name="T40"> relies at the OpenGL render features of the graphics card. Eevee is a full independent realtime render engine.</text:span></text:p>
      <text:p text:style-name="P50"><draw:frame draw:style-name="fr1"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0">This content will be covered in the chapters for the other tabs.</text:p>
      <text:p text:style-name="P47"/>
      <text:p text:style-name="P143"/>
      <text:h text:style-name="Heading_20_2" text:outline-level="2"/>
      <text:h text:style-name="Heading_20_2" text:outline-level="2"><draw:frame draw:style-name="fr1" draw:name="Bild7" text:anchor-type="paragraph" svg:y="0.439cm" svg:width="5.72cm" svg:height="2.78cm" draw:z-index="5"><draw:image xlink:href="Pictures/1000020100000152000000A40D5FD27C9153D3A9.png" xlink:type="simple" xlink:show="embed" xlink:actuate="onLoad" draw:mime-type="image/png"/></draw:frame><text:bookmark-start text:name="__RefHeading___Toc405_4081827677"/>Cycles Feature Set<text:bookmark-end text:name="__RefHeading___Toc405_4081827677"/></text:h>
      <text:p text:style-name="P54">When you choose Cycles then you will see a new drop down box called Feature set. <text:span text:style-name="T3">Cycles has two feature set settings. Supported and Experimental. </text:span></text:p>
      <text:p text:style-name="P51">Supported means you have all common Cycles settings available.</text:p>
      <text:p text:style-name="P5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0"><draw:image xlink:href="Pictures/10000201000001320000003A9D06F2AFCD670F20.png" xlink:type="simple" xlink:show="embed" xlink:actuate="onLoad" draw:mime-type="image/png"/></draw:frame><text:bookmark-start text:name="__RefHeading___Toc1655_1404358994"/>Cycles Device<text:bookmark-end text:name="__RefHeading___Toc1655_1404358994"/></text:h>
      <text:p text:style-name="P76">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6">When you render with Cycles at the CPU, then you can choose to use the Open Shading Language.</text:p>
      <table:table table:name="Tabelle1" table:style-name="Tabelle1">
        <table:table-column table:style-name="Tabelle1.A"/>
        <table:table-row table:style-name="TableLine2040474573456">
          <table:table-cell table:style-name="Tabelle1.A1" office:value-type="string">
            <text:h text:style-name="P193" text:outline-level="1"><text:bookmark-start text:name="__RefHeading___Toc11394_615088322"/>Color Management panel<text:span text:style-name="T42">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C212873C5AD7F869.png" xlink:type="simple" xlink:show="embed" xlink:actuate="onLoad" draw:mime-type="image/png"/></draw:frame><text:bookmark-start text:name="__RefHeading___Toc11396_615088322"/><text:bookmark-end text:name="__RefHeading___Toc11396_615088322"/></text:p>
      <text:p text:style-name="P6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61"><text:span text:style-name="T60">Bforartists </text:span>color management is based on the OpenColorIO library. By using the same OpenColorIO configuration in multiple applications, the same color spaces and transforms will be available for consistent results.</text:p>
      <text:p text:style-name="P61"><text:span text:style-name="T60">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62">The Color Management panel is the same for all render engines.</text:p>
      <text:h text:style-name="Heading_20_2" text:outline-level="2"><text:bookmark-start text:name="__RefHeading___Toc407_4081827677"/>Display Device<text:bookmark-end text:name="__RefHeading___Toc407_4081827677"/></text:h>
      <text:p text:style-name="P156">The device that the image is being viewed on.<text:span text:style-name="T4"> Your monitor.</text:span></text:p>
      <text:p text:style-name="P155"><draw:frame draw:style-name="fr1" draw:name="Bild8" text:anchor-type="paragraph" svg:y="-0.189cm" svg:width="2.54cm" svg:height="2.101cm" draw:z-index="6"><draw:image xlink:href="Pictures/10000201000000960000007CDC835AFEE7B83683.png" xlink:type="simple" xlink:show="embed" xlink:actuate="onLoad" draw:mime-type="image/png"/></draw:frame>Most computer monitors are configured for the sRGB color space<text:span text:style-name="T4">.</text:span></text:p>
      <text:p text:style-name="P156">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54"><draw:frame draw:style-name="fr2" draw:name="Bild9" text:anchor-type="paragraph" svg:width="2.491cm" svg:height="2.829cm" draw:z-index="7"><draw:image xlink:href="Pictures/1000020100000093000000A7EB411F61C6B8ECC4.png" xlink:type="simple" xlink:show="embed" xlink:actuate="onLoad" draw:mime-type="image/png"/></draw:frame>Choose between different ways to view the image on the same monitor.</text:p>
      <text:h text:style-name="P228"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changing the<text:span text:style-name="T76"> </text:span><text:span text:style-name="Emphasis">Look</text:span><text:span text:style-name="Emphasis"><text:span text:style-name="T76">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76"> </text:span>Filmic<text:span text:style-name="T76"> </text:span>log<text:span text:style-name="T76">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0D932F3B57675422.png" xlink:type="simple" xlink:show="embed" xlink:actuate="onLoad" draw:mime-type="image/png"/></draw:frame><text:bookmark-start text:name="__RefHeading___Toc425_4081827677"/>Look<text:bookmark-end text:name="__RefHeading___Toc425_4081827677"/></text:h>
      <text:p text:style-name="P54">Adjust the contrast.</text:p>
      <text:h text:style-name="Heading_20_2" text:outline-level="2"><text:bookmark-start text:name="__RefHeading___Toc427_4081827677"/>Exposure<text:bookmark-end text:name="__RefHeading___Toc427_4081827677"/></text:h>
      <text:p text:style-name="P155">Used to control the image brightness (in stops) applied before color space conversion.<text:span text:style-name="T4"> The calculation is: </text:span><text:bookmark text:name="MathJax-Span-3"/><text:bookmark text:name="MathJax-Span-2"/><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30"/><text:bookmark text:name="MathJax-Span-29"/><text:span text:style-name="T9">2</text:span><text:bookmark text:name="MathJax-Span-33"/><text:bookmark text:name="MathJax-Span-32"/><text:bookmark text:name="MathJax-Span-31"/><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12" text:outline-level="2"><text:bookmark-start text:name="__RefHeading___Toc429_4081827677"/>Gamma<text:bookmark-end text:name="__RefHeading___Toc429_4081827677"/></text:h>
      <text:p text:style-name="Text_20_body"><draw:frame draw:style-name="fr1"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1"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text:soft-page-break/>Use Curves<text:bookmark-end text:name="__RefHeading___Toc433_4081827677"/></text:h>
      <text:p text:style-name="P55">Adjust RGB Curves to control image colors before color space conversion.</text:p>
      <text:p text:style-name="P55"/>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59">The navigation elements at the top are described from left to right<text:span text:style-name="T15">.</text:span></text:p>
      <text:h text:style-name="Heading_20_4" text:outline-level="4"><text:bookmark-start text:name="__RefHeading___Toc17866_4257855860311"/>Zoom in and out<text:bookmark-end text:name="__RefHeading___Toc17866_4257855860311"/></text:h>
      <text:p text:style-name="P59">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59">Tools is a menu <text:span text:style-name="T66">that c</text:span>ontains some cuve related tools.</text:p>
      <text:h text:style-name="Heading_20_5" text:outline-level="5"><text:bookmark-start text:name="__RefHeading___Toc17870_4257855860311"/>Reset View<text:bookmark-end text:name="__RefHeading___Toc17870_4257855860311"/></text:h>
      <text:p text:style-name="P59">Resets the curve windows zoom<text:span text:style-name="T15">.</text:span></text:p>
      <text:h text:style-name="Heading_20_5" text:outline-level="5"><text:bookmark-start text:name="__RefHeading___Toc17872_4257855860311"/>Vector Handle<text:bookmark-end text:name="__RefHeading___Toc17872_4257855860311"/></text:h>
      <text:p text:style-name="P59">Set handle type to Vector<text:span text:style-name="T15">.</text:span></text:p>
      <text:h text:style-name="Heading_20_5" text:outline-level="5"><text:bookmark-start text:name="__RefHeading___Toc17874_4257855860311"/>Auto Handle<text:bookmark-end text:name="__RefHeading___Toc17874_4257855860311"/></text:h>
      <text:p text:style-name="P59">Set handle type to Auto<text:span text:style-name="T15">.</text:span></text:p>
      <text:h text:style-name="Heading_20_5" text:outline-level="5"><text:bookmark-start text:name="__RefHeading___Toc17876_4257855860311"/>Auto Clamped Handle<text:bookmark-end text:name="__RefHeading___Toc17876_4257855860311"/></text:h>
      <text:p text:style-name="P59">Set handle type to Auto Clamped<text:span text:style-name="T15">.</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76"> </text:span>horizontal<text:span text:style-name="T76"> </text:span>before the first point and after the last point. </text:p>
      <text:h text:style-name="Heading_20_5" text:outline-level="5"><text:bookmark-start text:name="__RefHeading___Toc5682_3240591700"/>Extend <text:span text:style-name="T53">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59">Resets the curve to the initial shape.</text:p>
      <text:p text:style-name="P159"/>
      <text:h text:style-name="Heading_20_4" text:outline-level="4"><draw:frame draw:style-name="fr1"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57">Clipping options. Set up clipping for the stroke.</text:p>
      <text:h text:style-name="Heading_20_4" text:outline-level="4"><text:bookmark-start text:name="__RefHeading___Toc35992_1404358994"/>Delete Points<text:bookmark-end text:name="__RefHeading___Toc35992_1404358994"/></text:h>
      <text:p text:style-name="P57">Deletes selected curve points<text:span text:style-name="T16">.</text:span></text:p>
      <text:p text:style-name="Horizontal_20_Line"/>
      <text:h text:style-name="Heading_20_3" text:outline-level="3"><draw:frame draw:style-name="fr2"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text:soft-page-break/>Black Level <text:bookmark-end text:name="__RefHeading___Toc10460_4081827677"/></text:h>
      <text:p text:style-name="P55">The color that Black is mapped to.</text:p>
      <text:h text:style-name="Heading_20_3" text:outline-level="3"><text:bookmark-start text:name="__RefHeading___Toc10462_4081827677"/>White Level<text:bookmark-end text:name="__RefHeading___Toc10462_4081827677"/></text:h>
      <text:p text:style-name="P5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19">You may want to sample the black and white level colors directly in the image by clicking at an area. There are hotkeys for that.</text:p>
      <text:p text:style-name="P120"><text:span text:style-name="T39">Ctrl + Left Mouse</text:span><text:span text:style-name="T62"> click in the image sets the Black level value from that position.</text:span></text:p>
      <text:p text:style-name="P119"><text:span text:style-name="T36">Shift + Left Mouse</text:span> click in the image sets the White Level value from that position.</text:p>
      <text:p text:style-name="P119">To see the result you need to tick the View as Render button.</text:p>
      <text:p text:style-name="P119"><draw:frame draw:style-name="fr5" draw:name="Bild79" text:anchor-type="paragraph" svg:width="18.971cm" svg:height="10.449cm" draw:z-index="76"><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55">Resets the <text:span text:style-name="T62">Curve and the Black and White Level </text:span>values to <text:span text:style-name="T62">the </text:span>default values.</text:p>
      <text:p text:style-name="P55"/>
      <text:p text:style-name="P55"/>
      <table:table table:name="Tabelle4" table:style-name="Tabelle4">
        <table:table-column table:style-name="Tabelle4.A"/>
        <text:soft-page-break/>
        <table:table-row table:style-name="TableLine2040474568560">
          <table:table-cell table:style-name="Tabelle4.A1" office:value-type="string">
            <text:h text:style-name="P194" text:outline-level="1"><text:bookmark-start text:name="__RefHeading___Toc10466_4081827677"/>Cycles<text:span text:style-name="T52"> and Eevee -</text:span> <text:span text:style-name="T17">Freestyle</text:span> panel<text:bookmark-end text:name="__RefHeading___Toc10466_4081827677"/></text:h>
          </table:table-cell>
        </table:table-row>
      </table:table>
      <text:p text:style-name="P4"/>
      <text:h text:style-name="P213" text:outline-level="2"><draw:frame draw:style-name="fr1" draw:name="Bild14" text:anchor-type="paragraph" svg:y="0.108cm" svg:width="5.159cm" svg:height="1.42cm" draw:z-index="15"><draw:image xlink:href="Pictures/10000201000001310000005428E4F2A8018E3F59.png" xlink:type="simple" xlink:show="embed" xlink:actuate="onLoad" draw:mime-type="image/png"/></draw:frame><text:bookmark-start text:name="__RefHeading___Toc13527_4081827677"/>What is FreeStyle?<text:bookmark-end text:name="__RefHeading___Toc13527_4081827677"/></text:h>
      <text:p text:style-name="P63">Freestyle is an edge- and line-based non-photorealistic (NPR) rendering engine<text:span text:style-name="T19"> that works on top of Cycles</text:span>. It relies on mesh data and z-depth information to draw lines on selected edge types. Various line styles can be added to produce artistic or technical looks.</text:p>
      <text:p text:style-name="P4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64">There are more Freestyle settings in the View Layer tab wAdjust and define various parameters.</text:p>
      <text:p text:style-name="P64"><draw:frame draw:style-name="fr3" draw:name="Bild15" text:anchor-type="paragraph" svg:x="0.021cm" svg:y="0.049cm" svg:width="8.98cm" svg:height="6.181cm" draw:z-index="16"><draw:image xlink:href="Pictures/10000201000002C3000001E71892C2E7AF647302.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64"/>
      <text:p text:style-name="P64"/>
      <text:p text:style-name="P64"/>
      <text:p text:style-name="P64"/>
      <text:p text:style-name="P64"/>
      <text:p text:style-name="P64"/>
      <text:p text:style-name="P107"/>
      <text:p text:style-name="Horizontal_20_Line"/>
      <text:h text:style-name="Heading_20_2" text:outline-level="2"><draw:frame draw:style-name="fr1" draw:name="Bild95" text:anchor-type="paragraph" svg:y="0.113cm" svg:width="5.669cm" svg:height="5.54cm" draw:z-index="88"><draw:image xlink:href="Pictures/100002010000014F000001479600B093F28B0079.png" xlink:type="simple" xlink:show="embed" xlink:actuate="onLoad" draw:mime-type="image/png"/></draw:frame><text:bookmark-start text:name="__RefHeading___Toc1659_1404358994"/>Enable<text:bookmark-end text:name="__RefHeading___Toc1659_1404358994"/></text:h>
      <text:p text:style-name="P133">In the header is a checkbox where you can enable the Freestyle renderer.</text:p>
      <text:p text:style-name="P134">Enabling the checkbox reveals the Freestyle Settings in the View Layer Properties.</text:p>
      <text:h text:style-name="Heading_20_2" text:outline-level="2"><text:bookmark-start text:name="__RefHeading___Toc13529_4081827677"/>Line Thickness <text:span text:style-name="T18">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8">Line Thickness is o</text:span>nly <text:span text:style-name="T18">available </text:span>for <text:span text:style-name="Emphasis">Absolute</text:span> line thickness<text:span text:style-name="T18">.</text:span> <text:span text:style-name="T18">The </text:span>base line thickness in pixels<text:span text:style-name="T18">.</text:span></text:p>
      <text:p text:style-name="P5"/>
      <table:table table:name="Tabelle5" table:style-name="Tabelle5">
        <table:table-column table:style-name="Tabelle5.A"/>
        <table:table-row table:style-name="TableLine2040474566928">
          <table:table-cell table:style-name="Tabelle5.A1" office:value-type="string">
            <text:h text:style-name="P195" text:outline-level="1"><text:bookmark-start text:name="__RefHeading___Toc1661_1404358994"/>Cycles<text:span text:style-name="T20"> -</text:span> <text:span text:style-name="T21">Sampling</text:span> panel<text:bookmark-end text:name="__RefHeading___Toc1661_1404358994"/></text:h>
          </table:table-cell>
        </table:table-row>
      </table:table>
      <text:p text:style-name="Text_20_body"><draw:frame draw:style-name="fr3" draw:name="Bild109" text:anchor-type="paragraph" svg:x="13.27cm" svg:y="0.376cm" svg:width="5.159cm" svg:height="1.76cm" draw:z-index="113"><draw:image xlink:href="Pictures/100002010000013100000068700972C2E623C633.png" xlink:type="simple" xlink:show="embed" xlink:actuate="onLoad" draw:mime-type="image/png"/></draw:frame></text:p>
      <text:p text:style-name="Text_20_body">Adjust the samples for Cycles.<text:span text:style-name="T64"> And enable denoising.</text:span></text:p>
      <text:p text:style-name="Text_20_body"/>
      <text:p text:style-name="Horizontal_20_Line"/>
      <text:h text:style-name="Heading_20_2" text:outline-level="2"><draw:frame draw:style-name="fr1" draw:name="Bild91" text:anchor-type="paragraph" svg:y="0.981cm" svg:width="5.11cm" svg:height="2.18cm" draw:z-index="111"><draw:image xlink:href="Pictures/100000000000012E00000081C984360B993B5F7E.png" xlink:type="simple" xlink:show="embed" xlink:actuate="onLoad" draw:mime-type="image/png"/></draw:frame><text:bookmark-start text:name="__RefHeading___Toc5441_1303968163"/>Viewport subpanel<text:bookmark-end text:name="__RefHeading___Toc5441_1303968163"/></text:h>
      <text:p text:style-name="P135">Sampling settings for the Viewport rendering.</text:p>
      <text:p text:style-name="P135"/>
      <text:h text:style-name="Heading_20_3" text:outline-level="3"><draw:frame draw:style-name="fr1" draw:name="Bild21" text:anchor-type="paragraph" svg:y="0.981cm" svg:width="3.84cm" svg:height="1.709cm" draw:z-index="18"><draw:image xlink:href="Pictures/10000201000000E3000000652389EC0A1EA28904.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29" text:outline-level="3"><draw:frame draw:style-name="fr1" draw:name="Bild17" text:anchor-type="paragraph" svg:y="0.981cm" svg:width="5.151cm" svg:height="1.289cm" draw:z-index="112"><draw:image xlink:href="Pictures/10000201000001300000004CFDB4FE6F071041C9.png" xlink:type="simple" xlink:show="embed" xlink:actuate="onLoad" draw:mime-type="image/png"/></draw:frame><text:bookmark-start text:name="__RefHeading___Toc5443_1303968163"/>Adaptive Sampling<text:bookmark-end text:name="__RefHeading___Toc5443_1303968163"/></text:h>
      <text:p text:style-name="P135">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35">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35">Maximum samples for adaptive sampling. </text:p>
      <text:h text:style-name="Heading_20_4" text:outline-level="4"><text:bookmark-start text:name="__RefHeading___Toc5449_1303968163"/>Min Samples<text:bookmark-end text:name="__RefHeading___Toc5449_1303968163"/></text:h>
      <text:p text:style-name="P135">Minimum samples for adaptive sampling. A value of zero means to use the automatic setting based on number of AA samples.</text:p>
      <text:h text:style-name="Heading_20_3" text:outline-level="3"><draw:frame draw:style-name="fr1" draw:name="Bild107" text:anchor-type="paragraph" svg:y="0.702cm" svg:width="5.11cm" svg:height="1.071cm" draw:z-index="97"><draw:image xlink:href="Pictures/100002010000012E0000003F88C50A9A6BAC34D4.png" xlink:type="simple" xlink:show="embed" xlink:actuate="onLoad" draw:mime-type="image/png"/></draw:frame><text:bookmark-start text:name="__RefHeading___Toc5451_1303968163"/>Samples<text:bookmark-end text:name="__RefHeading___Toc5451_1303968163"/></text:h>
      <text:p text:style-name="P135">When Noise Threshold is off then you will see the Samples edit box. Number of samples to render.</text:p>
      <text:h text:style-name="Heading_20_3" text:outline-level="3"><draw:frame draw:style-name="fr1" draw:name="Bild96" text:anchor-type="paragraph" svg:y="0.187cm" svg:width="5.151cm" svg:height="1.81cm" draw:z-index="89"><draw:image xlink:href="Pictures/10000201000001300000006BE595688C9F46F147.png" xlink:type="simple" xlink:show="embed" xlink:actuate="onLoad" draw:mime-type="image/png"/></draw:frame><text:bookmark-start text:name="__RefHeading___Toc5453_1303968163"/>Denoise Sub Subpanel<text:bookmark-end text:name="__RefHeading___Toc5453_1303968163"/></text:h>
      <text:p text:style-name="P135"/>
      <text:h text:style-name="Heading_20_4" text:outline-level="4"><text:bookmark-start text:name="__RefHeading___Toc5455_1303968163"/><text:soft-page-break/>Use Denoising Checkbox<text:bookmark-end text:name="__RefHeading___Toc5455_1303968163"/></text:h>
      <text:p text:style-name="P137">Activate Denoising.</text:p>
      <text:h text:style-name="Heading_20_4" text:outline-level="4"><draw:frame draw:style-name="fr1" draw:name="Bild97" text:anchor-type="paragraph" svg:y="0.187cm" svg:width="2.84cm" svg:height="1.739cm" draw:z-index="90"><draw:image xlink:href="Pictures/10000201000000A80000006745617BCDBB0ADB37.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37">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37">Use the OptiX Denoiser.</text:p>
      <text:h text:style-name="Heading_20_5" text:outline-level="5"><text:bookmark-start text:name="__RefHeading___Toc5463_1303968163"/>OpenImageDenoiser<text:bookmark-end text:name="__RefHeading___Toc5463_1303968163"/></text:h>
      <text:p text:style-name="P137">Use the OpenImageDenoiser.</text:p>
      <text:h text:style-name="Heading_20_4" text:outline-level="4"><draw:frame draw:style-name="fr1" draw:name="Bild98" text:anchor-type="paragraph" svg:y="0.187cm" svg:width="2.949cm" svg:height="1.76cm" draw:z-index="91"><draw:image xlink:href="Pictures/10000201000000AE0000006829889C0360FAB357.png" xlink:type="simple" xlink:show="embed" xlink:actuate="onLoad" draw:mime-type="image/png"/></draw:frame><text:bookmark-start text:name="__RefHeading___Toc5465_1303968163"/>Passes<text:bookmark-end text:name="__RefHeading___Toc5465_1303968163"/></text:h>
      <text:p text:style-name="P137">What input passes to use. </text:p>
      <text:h text:style-name="Heading_20_4" text:outline-level="4"><text:bookmark-start text:name="__RefHeading___Toc5467_1303968163"/>Start Sample<text:bookmark-end text:name="__RefHeading___Toc5467_1303968163"/></text:h>
      <text:p text:style-name="P137">The sample to start denoising at.</text:p>
      <text:p text:style-name="P165"/>
      <text:h text:style-name="P214" text:outline-level="2"><draw:frame draw:style-name="fr1" draw:name="Bild82" text:anchor-type="paragraph" svg:y="-0.123cm" svg:width="5.151cm" svg:height="2.57cm" draw:z-index="109"><draw:image xlink:href="Pictures/1000000000000130000000980F0F03B59E58E0FD.png" xlink:type="simple" xlink:show="embed" xlink:actuate="onLoad" draw:mime-type="image/png"/></draw:frame><text:bookmark-start text:name="__RefHeading___Toc5469_1303968163"/><text:span text:style-name="T70">Render</text:span> subpanel<text:bookmark-end text:name="__RefHeading___Toc5469_1303968163"/></text:h>
      <text:p text:style-name="P136">Sampling settings for the <text:span text:style-name="T79">final</text:span> rendering.</text:p>
      <text:h text:style-name="P233" text:outline-level="3"><draw:frame draw:style-name="fr1" draw:name="Bild99" text:anchor-type="paragraph" svg:y="0.981cm" svg:width="3.84cm" svg:height="1.709cm" draw:z-index="92"><draw:image xlink:href="Pictures/10000201000000E3000000652389EC0A1EA28904.png" xlink:type="simple" xlink:show="embed" xlink:actuate="onLoad" draw:mime-type="image/png"/></draw:frame><text:bookmark-start text:name="__RefHeading___Toc1663_14043589941"/>Presets<text:bookmark-end text:name="__RefHeading___Toc1663_14043589941"/></text:h>
      <text:p text:style-name="P146">In the header you will find a Presets menu to choose between presets and define your own presets.</text:p>
      <text:p text:style-name="P147"/>
      <text:p text:style-name="P147"><draw:frame draw:style-name="fr1" draw:name="Bild90" text:anchor-type="paragraph" svg:y="0.981cm" svg:width="5.159cm" svg:height="1.251cm" draw:z-index="110"><draw:image xlink:href="Pictures/10000201000001310000004AE5261E94838D27D2.png" xlink:type="simple" xlink:show="embed" xlink:actuate="onLoad" draw:mime-type="image/png"/></draw:frame>Adaptive Sampling</text:p>
      <text:p text:style-name="P136">Automatically redcue the number of samples per pixel, based on estimated noise level.</text:p>
      <text:h text:style-name="P172" text:outline-level="4"><text:bookmark-start text:name="__RefHeading___Toc5473_1303968163"/>Adaptive sampling threshold<text:bookmark-end text:name="__RefHeading___Toc5473_1303968163"/></text:h>
      <text:p text:style-name="P136">The noise level step to stop sampling at. Lower values reduces noise at the cost of render time. A value of zero means to use the automatic setting based on number of AA samples.</text:p>
      <text:h text:style-name="P172" text:outline-level="4"><text:bookmark-start text:name="__RefHeading___Toc5475_1303968163"/>Max Samples<text:bookmark-end text:name="__RefHeading___Toc5475_1303968163"/></text:h>
      <text:p text:style-name="P136">Maximum samples for adaptive sampling. </text:p>
      <text:h text:style-name="P172" text:outline-level="4"><text:bookmark-start text:name="__RefHeading___Toc5477_1303968163"/>Min Samples<text:bookmark-end text:name="__RefHeading___Toc5477_1303968163"/></text:h>
      <text:p text:style-name="P136">Minimum samples for adaptive sampling. A value of zero means to use the automatic setting based on number <text:soft-page-break/>of AA samples.</text:p>
      <text:h text:style-name="P233" text:outline-level="3"><draw:frame draw:style-name="fr1" draw:name="Bild103" text:anchor-type="paragraph" svg:y="0.187cm" svg:width="5.151cm" svg:height="0.88cm" draw:z-index="96"><draw:image xlink:href="Pictures/100002010000013000000034D18B467140F22088.png" xlink:type="simple" xlink:show="embed" xlink:actuate="onLoad" draw:mime-type="image/png"/></draw:frame><text:bookmark-start text:name="__RefHeading___Toc5479_1303968163"/>Samples<text:bookmark-end text:name="__RefHeading___Toc5479_1303968163"/></text:h>
      <text:p text:style-name="P136">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38"><text:span text:style-name="T78">When Noise Threshold is off then you will see the </text:span>Time Limit<text:span text:style-name="T78"> edit box</text:span>. Limit the render time. This ends the rendering process after the given time. A value of zero disables the limit.</text:p>
      <text:h text:style-name="P233" text:outline-level="3"><draw:frame draw:style-name="fr1" draw:name="Bild100" text:anchor-type="paragraph" svg:y="0.187cm" svg:width="5.151cm" svg:height="1.81cm" draw:z-index="93"><draw:image xlink:href="Pictures/10000201000001300000006BE595688C9F46F147.png" xlink:type="simple" xlink:show="embed" xlink:actuate="onLoad" draw:mime-type="image/png"/></draw:frame><text:bookmark-start text:name="__RefHeading___Toc5483_1303968163"/>Denoise Sub Subpanel<text:bookmark-end text:name="__RefHeading___Toc5483_1303968163"/></text:h>
      <text:p text:style-name="P136"/>
      <text:h text:style-name="P172" text:outline-level="4"><text:bookmark-start text:name="__RefHeading___Toc5485_1303968163"/>Use Denoising Checkbox<text:bookmark-end text:name="__RefHeading___Toc5485_1303968163"/></text:h>
      <text:p text:style-name="P137">Activate Denoising.</text:p>
      <text:h text:style-name="P172" text:outline-level="4"><draw:frame draw:style-name="fr1" draw:name="Bild101" text:anchor-type="paragraph" svg:y="0.187cm" svg:width="2.84cm" svg:height="1.739cm" draw:z-index="94"><draw:image xlink:href="Pictures/10000201000000A80000006745617BCDBB0ADB37.png" xlink:type="simple" xlink:show="embed" xlink:actuate="onLoad" draw:mime-type="image/png"/></draw:frame><text:bookmark-start text:name="__RefHeading___Toc5487_1303968163"/>Denoiser<text:bookmark-end text:name="__RefHeading___Toc5487_1303968163"/></text:h>
      <text:h text:style-name="P252" text:outline-level="5"><text:bookmark-start text:name="__RefHeading___Toc5489_1303968163"/>Automatic<text:bookmark-end text:name="__RefHeading___Toc5489_1303968163"/></text:h>
      <text:p text:style-name="P137">Use the fastest denoiser that is available. If OptiX is available then OptiX. Otherwise OpenImageDenoiser.</text:p>
      <text:h text:style-name="P252" text:outline-level="5"><text:bookmark-start text:name="__RefHeading___Toc5491_1303968163"/>OptiX<text:bookmark-end text:name="__RefHeading___Toc5491_1303968163"/></text:h>
      <text:p text:style-name="P137">Use the OptiX Denoiser.</text:p>
      <text:h text:style-name="P252" text:outline-level="5"><text:bookmark-start text:name="__RefHeading___Toc5493_1303968163"/>OpenImageDenoiser<text:bookmark-end text:name="__RefHeading___Toc5493_1303968163"/></text:h>
      <text:p text:style-name="P137">Use the OpenImageDenoiser.</text:p>
      <text:h text:style-name="P172" text:outline-level="4"><draw:frame draw:style-name="fr1" draw:name="Bild102" text:anchor-type="paragraph" svg:y="0.187cm" svg:width="2.949cm" svg:height="1.76cm" draw:z-index="95"><draw:image xlink:href="Pictures/10000201000000AE0000006829889C0360FAB357.png" xlink:type="simple" xlink:show="embed" xlink:actuate="onLoad" draw:mime-type="image/png"/></draw:frame><text:bookmark-start text:name="__RefHeading___Toc5495_1303968163"/>Passes<text:bookmark-end text:name="__RefHeading___Toc5495_1303968163"/></text:h>
      <text:p text:style-name="P137">What input passes to use. </text:p>
      <text:h text:style-name="P172" text:outline-level="4"><text:bookmark-start text:name="__RefHeading___Toc5497_1303968163"/>Start Sample<text:bookmark-end text:name="__RefHeading___Toc5497_1303968163"/></text:h>
      <text:p text:style-name="P137">The sample to start denoising at.</text:p>
      <text:p text:style-name="Horizontal_20_Line"/>
      <text:h text:style-name="Heading_20_2" text:outline-level="2"><draw:frame draw:style-name="fr1" draw:name="Bild108" text:anchor-type="paragraph" svg:y="0.187cm" svg:width="5.11cm" svg:height="4.431cm" draw:z-index="98"><draw:image xlink:href="Pictures/100002010000012E00000106AAEECEB8948C794C.png" xlink:type="simple" xlink:show="embed" xlink:actuate="onLoad" draw:mime-type="image/png"/></draw:frame><text:bookmark-start text:name="__RefHeading___Toc5499_1303968163"/>Advanced Subpanel<text:bookmark-end text:name="__RefHeading___Toc5499_1303968163"/></text:h>
      <text:p text:style-name="P139"><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57">Seed value for integrator to get different noise patterns.</text:p>
      <text:h text:style-name="Heading_20_4" text:outline-level="4"><text:bookmark-start text:name="__RefHeading___Toc35994_1404358994"/>Animate Seed<text:bookmark-end text:name="__RefHeading___Toc35994_1404358994"/></text:h>
      <text:p text:style-name="P65">The clock icon besides the Seed value. Enable it to get different seed values <text:soft-page-break/>for animation. Without animated seed you will get visible patterns in animations.</text:p>
      <text:p text:style-name="Horizontal_20_Line"/>
      <text:h text:style-name="Heading_20_3" text:outline-level="3"><draw:frame draw:style-name="fr1" draw:name="Bild18" text:anchor-type="paragraph" svg:y="0.231cm" svg:width="2.93cm" svg:height="1.349cm" draw:z-index="99"><draw:image xlink:href="Pictures/10000201000000AD000000506A171D3041044FC6.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0">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2">Progressive</text:span> Multi-Jitter <text:bookmark-end text:name="__RefHeading___Toc35998_1404358994"/></text:h>
      <text:p text:style-name="Text_20_body">Uses a <text:span text:style-name="T80">progressive</text:span> Multi-Jitter pattern to decide the random sapling pattern used by the integrator.</text:p>
      <text:h text:style-name="P234" text:outline-level="3"><text:bookmark-start text:name="__RefHeading___Toc5579_2681609541"/>Sample Offset<text:bookmark-end text:name="__RefHeading___Toc5579_2681609541"/></text:h>
      <text:p text:style-name="P148">Number of samples to skip when starting the render.</text:p>
      <text:h text:style-name="Heading_20_3" text:outline-level="3"><draw:frame draw:style-name="fr1" draw:name="Bild81" text:anchor-type="paragraph" svg:y="0.231cm" svg:width="5.639cm" svg:height="5.249cm" draw:z-index="108"><draw:image xlink:href="Pictures/100000000000014D00000136E55BE2DB92278E82.png" xlink:type="simple" xlink:show="embed" xlink:actuate="onLoad" draw:mime-type="image/png"/></draw:frame><text:bookmark-start text:name="__RefHeading___Toc5492_250410027"/>Scrambling Distance<text:bookmark-end text:name="__RefHeading___Toc5492_250410027"/></text:h>
      <text:p text:style-name="P144">Speeds up the rendering times at the gpu at cost of possible artifacts. <text:span text:style-name="T80">You need to turn off </text:span><text:span text:style-name="T85">Adaptive Sampling</text:span><text:span text:style-name="T80"> in the Render </text:span><text:span text:style-name="T85">or Viewport </text:span><text:span text:style-name="T80">panel to activate and use the </text:span>Scrambling Distance<text:span text:style-name="T80">.</text:span></text:p>
      <text:h text:style-name="Heading_20_4" text:outline-level="4"><text:bookmark-start text:name="__RefHeading___Toc5494_250410027"/>Adaptive<text:bookmark-end text:name="__RefHeading___Toc5494_250410027"/></text:h>
      <text:p text:style-name="P144">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44">Also use the scrambling distance in the viewport.</text:p>
      <text:p text:style-name="P166"/>
      <text:h text:style-name="P230" text:outline-level="3"><text:bookmark-start text:name="__RefHeading___Toc1699_1404358994"/>Min Light Bounces<text:bookmark-end text:name="__RefHeading___Toc1699_1404358994"/></text:h>
      <text:p text:style-name="P140">The minimum bounces of light rays.</text:p>
      <text:h text:style-name="P231" text:outline-level="3"><text:bookmark-start text:name="__RefHeading___Toc1701_1404358994"/>M<text:span text:style-name="T83">in</text:span> <text:span text:style-name="T83">Transparent</text:span> Bounces<text:bookmark-end text:name="__RefHeading___Toc1701_1404358994"/></text:h>
      <text:p text:style-name="P140">The <text:span text:style-name="T83">minimum</text:span> <text:span text:style-name="T83">number</text:span> of <text:span text:style-name="T83">transparent bounces</text:span>.</text:p>
      <text:h text:style-name="P235" text:outline-level="3"><text:bookmark-start text:name="__RefHeading___Toc5501_1303968163"/>Light Threshold<text:bookmark-end text:name="__RefHeading___Toc5501_1303968163"/></text:h>
      <text:p text:style-name="P66">Terminates light samples when the light contribution is below this value. This gives more noise, but renders faster. Type in 0 to disable this feature.</text:p>
      <text:p text:style-name="P66"/>
      <text:p text:style-name="P66"/>
      <text:p text:style-name="P66"/>
      <table:table table:name="Tabelle6" table:style-name="Tabelle6">
        <table:table-column table:style-name="Tabelle6.A"/>
        <text:soft-page-break/>
        <table:table-row table:style-name="TableLine2040474565840">
          <table:table-cell table:style-name="Tabelle6.A1" office:value-type="string">
            <text:h text:style-name="P196" text:outline-level="1"><text:bookmark-start text:name="__RefHeading___Toc1703_1404358994"/>Cycles<text:span text:style-name="T20"> -</text:span> <text:span text:style-name="T22">Light Paths</text:span> panel<text:bookmark-end text:name="__RefHeading___Toc1703_1404358994"/></text:h>
          </table:table-cell>
        </table:table-row>
      </table:table>
      <text:p text:style-name="P6"><draw:frame draw:style-name="fr1" draw:name="Bild22" text:anchor-type="paragraph" svg:y="0.245cm" svg:width="5.151cm" svg:height="6.81cm" draw:z-index="19"><draw:image xlink:href="Pictures/1000020100000130000001936C2C486DF6CBA959.png" xlink:type="simple" xlink:show="embed" xlink:actuate="onLoad" draw:mime-type="image/png"/></draw:frame></text:p>
      <text:p text:style-name="P10">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0"><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9">In the header you will find a Presets menu to choose between presets and define your own presets.</text:p>
      <text:p text:style-name="P9"/>
      <text:p text:style-name="Horizontal_20_Line"/>
      <text:h text:style-name="Heading_20_2" text:outline-level="2"><text:bookmark-start text:name="__RefHeading___Toc1707_1404358994"/>Max Bounces<text:bookmark-end text:name="__RefHeading___Toc1707_1404358994"/></text:h>
      <text:p text:style-name="P67">A sub menu with the Maximum Bounces settings.</text:p>
      <text:h text:style-name="Heading_20_3" text:outline-level="3"><text:bookmark-start text:name="__RefHeading___Toc1709_1404358994"/>Total<text:bookmark-end text:name="__RefHeading___Toc1709_1404358994"/></text:h>
      <text:p text:style-name="P67">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36" text:outline-level="3"><text:bookmark-start text:name="__RefHeading___Toc5503_1303968163"/>Transparen<text:span text:style-name="T81">t</text:span><text:bookmark-end text:name="__RefHeading___Toc5503_1303968163"/></text:h>
      <text:p text:style-name="P141">Maximum number of <text:span text:style-name="T22">transparency</text:span> bounces. </text:p>
      <text:p text:style-name="Horizontal_20_Line"><text:soft-page-break/></text:p>
      <text:h text:style-name="Heading_20_2" text:outline-level="2"><draw:frame draw:style-name="fr1" draw:name="Bild94" text:anchor-type="paragraph" svg:y="0.513cm" svg:width="5.099cm" svg:height="1.349cm" draw:z-index="87"><draw:image xlink:href="Pictures/100002010000012D00000050D977E95E7392B41A.png" xlink:type="simple" xlink:show="embed" xlink:actuate="onLoad" draw:mime-type="image/png"/></draw:frame><text:bookmark-start text:name="__RefHeading___Toc1721_1404358994"/>Clamping<text:bookmark-end text:name="__RefHeading___Toc1721_1404358994"/></text:h>
      <text:p text:style-name="P67">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67">The maxium value for a direct sample. Zero means disabled.</text:p>
      <text:h text:style-name="Heading_20_3" text:outline-level="3"><text:bookmark-start text:name="__RefHeading___Toc1725_1404358994"/>Indirect Light<text:bookmark-end text:name="__RefHeading___Toc1725_1404358994"/></text:h>
      <text:p text:style-name="P10">The maximum value for a indirect sample. Zero means disabled.</text:p>
      <text:p text:style-name="P6"/>
      <text:p text:style-name="Horizontal_20_Line"/>
      <text:h text:style-name="Heading_20_2" text:outline-level="2"><draw:frame draw:style-name="fr1" draw:name="Bild93" text:anchor-type="paragraph" svg:y="0.513cm" svg:width="5.099cm" svg:height="1.78cm" draw:z-index="86"><draw:image xlink:href="Pictures/100002010000012D000000698E8463C7EAC3AB89.png" xlink:type="simple" xlink:show="embed" xlink:actuate="onLoad" draw:mime-type="image/png"/></draw:frame><text:bookmark-start text:name="__RefHeading___Toc1727_1404358994"/>Caustics <text:bookmark-end text:name="__RefHeading___Toc1727_1404358994"/></text:h>
      <text:p text:style-name="P67">A sub menu with caustics and filter glossy settings.</text:p>
      <text:h text:style-name="Heading_20_3" text:outline-level="3"><text:bookmark-start text:name="__RefHeading___Toc1729_1404358994"/>Filter Glossy <text:bookmark-end text:name="__RefHeading___Toc1729_1404358994"/></text:h>
      <text:p text:style-name="P68">When using a value higher than 0.0, this will blur glossy reflections after blurry bounces, to reduce noise at the cost of accuracy. 1.0 is a good starting value to tweak.</text:p>
      <text:p text:style-name="P6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67">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1"><text:span text:style-name="T63">Disable reflective caustics. P</text:span>ath tracing supports rendering of caustics with a sufficient number of samples<text:span text:style-name="T22">. But i</text:span>n practice it may be inefficient to the point that there is just too much noise.</text:p>
      <text:h text:style-name="P237" text:outline-level="3"><text:bookmark-start text:name="__RefHeading___Toc1733_1404358994"/>Refractive Caustics <text:bookmark-end text:name="__RefHeading___Toc1733_1404358994"/></text:h>
      <text:p text:style-name="P121"><text:span text:style-name="T63">Disable refractive caustics. P</text:span>ath tracing supports rendering of caustics with a sufficient number of samples<text:span text:style-name="T22">. But i</text:span>n practice it may be inefficient to the point that there is just too much noise. </text:p>
      <text:h text:style-name="Heading_20_2" text:outline-level="2"><draw:frame draw:style-name="fr1" draw:name="Bild92" text:anchor-type="paragraph" svg:y="0.513cm" svg:width="5.129cm" svg:height="2.619cm" draw:z-index="85"><draw:image xlink:href="Pictures/100002010000012F0000009B2F2BA3AA223B075A.png" xlink:type="simple" xlink:show="embed" xlink:actuate="onLoad" draw:mime-type="image/png"/></draw:frame><text:bookmark-start text:name="__RefHeading___Toc5952_71071870"/>Fast GI approximation subpanel<text:bookmark-end text:name="__RefHeading___Toc5952_71071870"/></text:h>
      <text:p text:style-name="P131">Approximate diffuse indirect light with background tinted ambient occlusion.</text:p>
      <text:p text:style-name="P131">This method provides a fast alternative to full global illumination, for interactive viewport rendering or final renderers with lower quality.</text:p>
      <text:h text:style-name="Heading_20_3" text:outline-level="3"><text:bookmark-start text:name="__RefHeading___Toc5954_71071870"/><text:soft-page-break/>Fast GI Approximation checkbox<text:bookmark-end text:name="__RefHeading___Toc5954_71071870"/></text:h>
      <text:p text:style-name="P131">The checkbox in the header activates the Fast GI Approximation.</text:p>
      <text:h text:style-name="Heading_20_3" text:outline-level="3"><draw:frame draw:style-name="fr1" draw:name="Bild46" text:anchor-type="paragraph" svg:y="0.513cm" svg:width="2.829cm" svg:height="1.371cm" draw:z-index="105"><draw:image xlink:href="Pictures/10000201000000A700000051A488E74214FB5BAF.png" xlink:type="simple" xlink:show="embed" xlink:actuate="onLoad" draw:mime-type="image/png"/></draw:frame><text:bookmark-start text:name="__RefHeading___Toc5529_845583366"/>Method<text:bookmark-end text:name="__RefHeading___Toc5529_845583366"/></text:h>
      <text:p text:style-name="P145">The fast gi method.</text:p>
      <text:h text:style-name="Heading_20_4" text:outline-level="4"><draw:frame draw:style-name="fr1" draw:name="Bild80" text:anchor-type="paragraph" svg:y="0.513cm" svg:width="5.129cm" svg:height="2.17cm" draw:z-index="106"><draw:image xlink:href="Pictures/100002010000012F00000080234972D68F33A47E.png" xlink:type="simple" xlink:show="embed" xlink:actuate="onLoad" draw:mime-type="image/png"/></draw:frame><text:bookmark-start text:name="__RefHeading___Toc5531_845583366"/>Replace<text:bookmark-end text:name="__RefHeading___Toc5531_845583366"/></text:h>
      <text:p text:style-name="P145">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32">Factor of ambient occlusion blending.</text:p>
      <text:h text:style-name="Heading_20_5" text:outline-level="5"><text:bookmark-start text:name="__RefHeading___Toc5962_71071870"/>AO Distance<text:bookmark-end text:name="__RefHeading___Toc5962_71071870"/></text:h>
      <text:p text:style-name="P132">The length of the rays that are used for Ambient Occlusion. Defines how far any other faces gives the occlusion effect.</text:p>
      <text:h text:style-name="Heading_20_5" text:outline-level="5"><text:bookmark-start text:name="__RefHeading___Toc5956_71071870"/>Viewport Bounces<text:bookmark-end text:name="__RefHeading___Toc5956_71071870"/></text:h>
      <text:p text:style-name="P131">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1">Use approximate global illumination after this number of light bounces in the rendering. A value of 0 deactivates the feature.</text:p>
      <text:h text:style-name="Heading_20_4" text:outline-level="4"><draw:frame draw:style-name="fr1" draw:name="Bild20" text:anchor-type="paragraph" svg:y="0.536cm" svg:width="5.159cm" svg:height="1.439cm" draw:z-index="107"><draw:image xlink:href="Pictures/100002010000013100000055368A10734FD9F701.png" xlink:type="simple" xlink:show="embed" xlink:actuate="onLoad" draw:mime-type="image/png"/></draw:frame><text:bookmark-start text:name="__RefHeading___Toc5535_845583366"/>Add<text:bookmark-end text:name="__RefHeading___Toc5535_845583366"/></text:h>
      <text:p text:style-name="P145">Add ambient occlusion to diffuse surfaces</text:p>
      <text:h text:style-name="P253" text:outline-level="5"><text:bookmark-start text:name="__RefHeading___Toc5537_845583366"/>AO Factor<text:bookmark-end text:name="__RefHeading___Toc5537_845583366"/></text:h>
      <text:p text:style-name="P132">Factor of ambient occlusion blending.</text:p>
      <text:h text:style-name="P253" text:outline-level="5"><text:bookmark-start text:name="__RefHeading___Toc5962_710718701"/>AO Distance<text:bookmark-end text:name="__RefHeading___Toc5962_710718701"/></text:h>
      <text:p text:style-name="P132">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040474571008">
          <table:table-cell table:style-name="Tabelle7.A1" office:value-type="string">
            <text:h text:style-name="P197" text:outline-level="1"><text:bookmark-start text:name="__RefHeading___Toc1735_1404358994"/>Cycles<text:span text:style-name="T20"> -</text:span> <text:span text:style-name="T23">Volumes </text:span>panel<text:bookmark-end text:name="__RefHeading___Toc1735_1404358994"/></text:h>
          </table:table-cell>
        </table:table-row>
      </table:table>
      <text:p text:style-name="P7"/>
      <text:p text:style-name="Text_20_body"><draw:frame draw:style-name="fr1" draw:name="Bild24" text:anchor-type="paragraph" svg:y="0.205cm" svg:width="5.129cm" svg:height="1.739cm" draw:z-index="21"><draw:image xlink:href="Pictures/100002010000012F000000675E2200AD8A584F5A.png" xlink:type="simple" xlink:show="embed" xlink:actuate="onLoad" draw:mime-type="image/png"/></draw:frame>Adjust the volume sampling.</text:p>
      <text:h text:style-name="Heading_20_2" text:outline-level="2"><text:bookmark-start text:name="__RefHeading___Toc1737_1404358994"/>Step <text:span text:style-name="T71">Rate Render</text:span><text:bookmark-end text:name="__RefHeading___Toc1737_1404358994"/></text:h>
      <text:p text:style-name="Text_20_body"><text:span text:style-name="T81">Globally adjust detail for volume rendering for the final rendering. </text:span>Lower values give more accurate and detailed results but also increased render time. </text:p>
      <text:h text:style-name="P215" text:outline-level="2"><text:bookmark-start text:name="__RefHeading___Toc5505_1303968163"/><text:soft-page-break/>Step <text:span text:style-name="T71">Rate Viewport</text:span><text:bookmark-end text:name="__RefHeading___Toc5505_1303968163"/></text:h>
      <text:p text:style-name="P141"><text:span text:style-name="T81">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040474570736">
          <table:table-cell table:style-name="Tabelle9.A1" office:value-type="string">
            <text:h text:style-name="P198" text:outline-level="1"><text:bookmark-start text:name="__RefHeading___Toc1753_1404358994"/>Cycles<text:span text:style-name="T20"> -</text:span> <text:span text:style-name="T24">Hair </text:span>panel<text:bookmark-end text:name="__RefHeading___Toc1753_1404358994"/></text:h>
          </table:table-cell>
        </table:table-row>
      </table:table>
      <text:p text:style-name="P8"><draw:frame draw:style-name="fr1" draw:name="Bild26" text:anchor-type="paragraph" svg:y="0.469cm" svg:width="5.129cm" svg:height="1.371cm" draw:z-index="22"><draw:image xlink:href="Pictures/100002010000012F00000051789840FA095C6B30.png" xlink:type="simple" xlink:show="embed" xlink:actuate="onLoad" draw:mime-type="image/png"/></draw:frame></text:p>
      <text:p text:style-name="Text_20_body">Adjust the settings for Hair particles.</text:p>
      <text:p text:style-name="Text_20_body"/>
      <text:p text:style-name="Text_20_body"/>
      <text:h text:style-name="Heading_20_2" text:outline-level="2"><draw:frame draw:style-name="fr1" draw:name="Bild19" text:anchor-type="paragraph" svg:y="-0.032cm" svg:width="2.84cm" svg:height="1.371cm" draw:z-index="100"><draw:image xlink:href="Pictures/10000201000000A8000000519A207B45C2BEBFC3.png" xlink:type="simple" xlink:show="embed" xlink:actuate="onLoad" draw:mime-type="image/png"/></draw:frame><text:bookmark-start text:name="__RefHeading___Toc1759_1404358994"/>Shape<text:bookmark-end text:name="__RefHeading___Toc1759_1404358994"/></text:h>
      <text:p text:style-name="P69">Choose between the shape <text:span text:style-name="T81">3D Curves</text:span> and <text:span text:style-name="T81">Rounded </text:span>Ribbon<text:span text:style-name="T81">.</text:span></text:p>
      <text:h text:style-name="Heading_20_3" text:outline-level="3"><text:bookmark-start text:name="__RefHeading___Toc1761_1404358994"/>Curve Subdivisions<text:bookmark-end text:name="__RefHeading___Toc1761_1404358994"/></text:h>
      <text:p text:style-name="P140">Rounded Ribbons, the number of subdivisions at the curves.</text:p>
      <text:p text:style-name="P11"/>
      <text:p text:style-name="P11"/>
      <table:table table:name="Tabelle10" table:style-name="Tabelle10">
        <table:table-column table:style-name="Tabelle10.A"/>
        <table:table-row table:style-name="TableLine2040474571280">
          <table:table-cell table:style-name="Tabelle10.A1" office:value-type="string">
            <text:h text:style-name="P198" text:outline-level="1"><text:bookmark-start text:name="__RefHeading___Toc1771_1404358994"/>Cycles<text:span text:style-name="T20"> -</text:span> <text:span text:style-name="T24">Simplify </text:span>panel<text:bookmark-end text:name="__RefHeading___Toc1771_1404358994"/></text:h>
          </table:table-cell>
        </table:table-row>
      </table:table>
      <text:p text:style-name="P11"><draw:frame draw:style-name="fr1" draw:name="Bild28" text:anchor-type="paragraph" svg:y="0.43cm" svg:width="5.129cm" svg:height="2.05cm" draw:z-index="23"><draw:image xlink:href="Pictures/100002010000012F0000007973129CF424B30003.png" xlink:type="simple" xlink:show="embed" xlink:actuate="onLoad" draw:mime-type="image/png"/></draw:frame></text:p>
      <text:p text:style-name="P11"/>
      <text:p text:style-name="Text_20_body">Sometimes you want to simplify the rendering without to loose the <text:span text:style-name="T25">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69">In the header is a checkbox to enable Simplify.</text:p>
      <text:h text:style-name="Heading_20_2" text:outline-level="2"><draw:frame draw:style-name="fr1" draw:name="Bild72" text:anchor-type="paragraph" svg:y="0.219cm" svg:width="5.159cm" svg:height="2.499cm" draw:z-index="66"><draw:image xlink:href="Pictures/100002010000013000000094C23C8C6EA8B1FD6B.png" xlink:type="simple" xlink:show="embed" xlink:actuate="onLoad" draw:mime-type="image/png"/></draw:frame><text:bookmark-start text:name="__RefHeading___Toc1775_1404358994"/>Viewport<text:bookmark-end text:name="__RefHeading___Toc1775_1404358994"/></text:h>
      <text:p text:style-name="P69">This section affects the rendering with cycles in the Viewport.</text:p>
      <text:h text:style-name="Heading_20_3" text:outline-level="3"><text:bookmark-start text:name="__RefHeading___Toc1777_1404358994"/>Max Subdivisions<text:bookmark-end text:name="__RefHeading___Toc1777_1404358994"/></text:h>
      <text:p text:style-name="P69">Limit the number of maximum subdivisions.</text:p>
      <text:h text:style-name="Heading_20_3" text:outline-level="3"><text:bookmark-start text:name="__RefHeading___Toc1779_1404358994"/><text:soft-page-break/>Child Particles<text:bookmark-end text:name="__RefHeading___Toc1779_1404358994"/></text:h>
      <text:p text:style-name="P69">Limit the number of child particles<text:span text:style-name="T43">.</text:span></text:p>
      <text:h text:style-name="Heading_20_3" text:outline-level="3"><text:bookmark-start text:name="__RefHeading___Toc1781_1404358994"/>Texture Limit<text:bookmark-end text:name="__RefHeading___Toc1781_1404358994"/></text:h>
      <text:p text:style-name="P69">Automatically scales down textures to the chosen value.</text:p>
      <text:h text:style-name="Heading_20_3" text:outline-level="3"><text:bookmark-start text:name="__RefHeading___Toc1783_1404358994"/>AO Bounces<text:bookmark-end text:name="__RefHeading___Toc1783_1404358994"/></text:h>
      <text:p text:style-name="P69">Limit the number of Ambient Occlusion Bounces.</text:p>
      <text:h text:style-name="Heading_20_3" text:outline-level="3"><text:bookmark-start text:name="__RefHeading___Toc5813_993269501"/>Volume Resolution<text:bookmark-end text:name="__RefHeading___Toc5813_993269501"/></text:h>
      <text:p text:style-name="P123">Simplify volumes by adjusting volume percentage of volume objects in viewport.</text:p>
      <text:p text:style-name="Horizontal_20_Line"/>
      <text:h text:style-name="Heading_20_2" text:outline-level="2"><draw:frame draw:style-name="fr1" draw:name="Bild73" text:anchor-type="paragraph" svg:y="0.351cm" svg:width="5.159cm" svg:height="1.709cm" draw:z-index="67"><draw:image xlink:href="Pictures/1000020100000131000000658EE6671FC5B643B9.png" xlink:type="simple" xlink:show="embed" xlink:actuate="onLoad" draw:mime-type="image/png"/></draw:frame><text:bookmark-start text:name="__RefHeading___Toc1785_1404358994"/>Render<text:bookmark-end text:name="__RefHeading___Toc1785_1404358994"/></text:h>
      <text:p text:style-name="P69">This section affects the final rendering.</text:p>
      <text:h text:style-name="P238" text:outline-level="3"><text:bookmark-start text:name="__RefHeading___Toc1787_1404358994"/>Max Subdivisions<text:bookmark-end text:name="__RefHeading___Toc1787_1404358994"/></text:h>
      <text:p text:style-name="P69">Limit the number of maximum subdivisions.</text:p>
      <text:h text:style-name="P238" text:outline-level="3"><text:bookmark-start text:name="__RefHeading___Toc1789_1404358994"/>Child Particles<text:bookmark-end text:name="__RefHeading___Toc1789_1404358994"/></text:h>
      <text:p text:style-name="P69">Limit the number of child particles</text:p>
      <text:h text:style-name="P238" text:outline-level="3"><text:bookmark-start text:name="__RefHeading___Toc1791_1404358994"/>Texture Limit<text:bookmark-end text:name="__RefHeading___Toc1791_1404358994"/></text:h>
      <text:p text:style-name="P69">Automatically scales down textures to the chosen value.</text:p>
      <text:p text:style-name="P160"/>
      <text:h text:style-name="Heading_20_2" text:outline-level="2"><draw:frame draw:style-name="fr2" draw:name="Bild74" text:anchor-type="paragraph" svg:width="5.3cm" svg:height="1.439cm" draw:z-index="68"><draw:image xlink:href="Pictures/10000201000001390000005578676BA30F4FF381.png" xlink:type="simple" xlink:show="embed" xlink:actuate="onLoad" draw:mime-type="image/png"/></draw:frame><text:bookmark-start text:name="__RefHeading___Toc1795_1404358994"/>Culling<text:bookmark-end text:name="__RefHeading___Toc1795_1404358994"/></text:h>
      <text:p text:style-name="P75">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69">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6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69">Allow objects to be culled based on the distance to the camera.</text:p>
      <text:h text:style-name="Heading_20_4" text:outline-level="4"><text:bookmark-start text:name="__RefHeading___Toc36006_1404358994"/><text:soft-page-break/>Distance<text:bookmark-end text:name="__RefHeading___Toc36006_1404358994"/></text:h>
      <text:p text:style-name="P11">The distance after which the objects gets culled away.</text:p>
      <text:p text:style-name="P11"/>
      <text:p text:style-name="Horizontal_20_Line"/>
      <text:h text:style-name="Heading_20_2" text:outline-level="2"><draw:frame draw:style-name="fr2" draw:name="Bild2" text:anchor-type="paragraph" svg:width="5.151cm" svg:height="2.889cm" draw:z-index="101"><draw:image xlink:href="Pictures/1000020100000130000000ABA5917B65011F6F8D.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24">Simplify the grease pencil strokes only during playback.</text:p>
      <text:h text:style-name="Heading_20_3" text:outline-level="3"><text:bookmark-start text:name="__RefHeading___Toc5817_993269501"/>Fill<text:bookmark-end text:name="__RefHeading___Toc5817_993269501"/></text:h>
      <text:p text:style-name="P124">Display Fill strokes in viewport.</text:p>
      <text:h text:style-name="Heading_20_3" text:outline-level="3"><text:bookmark-start text:name="__RefHeading___Toc5819_993269501"/>Modifiers<text:bookmark-end text:name="__RefHeading___Toc5819_993269501"/></text:h>
      <text:p text:style-name="P124">Display Modifiers.</text:p>
      <text:h text:style-name="Heading_20_3" text:outline-level="3"><text:bookmark-start text:name="__RefHeading___Toc5821_993269501"/>Shader Effects<text:bookmark-end text:name="__RefHeading___Toc5821_993269501"/></text:h>
      <text:p text:style-name="P124">Display Shader effects.</text:p>
      <text:h text:style-name="Heading_20_3" text:outline-level="3"><text:bookmark-start text:name="__RefHeading___Toc5823_993269501"/>Layers Tinting<text:bookmark-end text:name="__RefHeading___Toc5823_993269501"/></text:h>
      <text:p text:style-name="P124">Display layer tint.</text:p>
      <text:h text:style-name="Heading_20_3" text:outline-level="3"><text:bookmark-start text:name="__RefHeading___Toc5825_993269501"/>Antialiasing<text:bookmark-end text:name="__RefHeading___Toc5825_993269501"/></text:h>
      <text:p text:style-name="P124">Use antialiasing to smooth stroke edges.</text:p>
      <text:p text:style-name="P11"/>
      <text:p text:style-name="P12"/>
      <table:table table:name="Tabelle11" table:style-name="Tabelle11">
        <table:table-column table:style-name="Tabelle11.A"/>
        <table:table-row table:style-name="TableLine2040474571824">
          <table:table-cell table:style-name="Tabelle11.A1" office:value-type="string">
            <text:h text:style-name="P199" text:outline-level="1"><text:bookmark-start text:name="__RefHeading___Toc1801_1404358994"/>Cycles<text:span text:style-name="T20"> -</text:span> <text:span text:style-name="T25">Motion Blur </text:span>panel<text:bookmark-end text:name="__RefHeading___Toc1801_1404358994"/></text:h>
          </table:table-cell>
        </table:table-row>
      </table:table>
      <text:p text:style-name="P12"><draw:frame draw:style-name="fr1" draw:name="Bild29" text:anchor-type="paragraph" svg:y="0.474cm" svg:width="5.159cm" svg:height="2.66cm" draw:z-index="24"><draw:image xlink:href="Pictures/10000201000001310000009D3EE82978C8D149C8.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16" text:outline-level="2"><text:bookmark-start text:name="__RefHeading___Toc1803_1404358994"/>Enable<text:bookmark-end text:name="__RefHeading___Toc1803_1404358994"/></text:h>
      <text:p text:style-name="P70">In the header is a checkbox to enable Simplify.</text:p>
      <text:h text:style-name="Heading_20_2" text:outline-level="2"><draw:frame draw:style-name="fr1" draw:name="Bild25" text:anchor-type="paragraph" svg:y="0.474cm" svg:width="2.859cm" svg:height="1.739cm" draw:z-index="102"><draw:image xlink:href="Pictures/10000201000000A9000000673686039D59C4F75C.png" xlink:type="simple" xlink:show="embed" xlink:actuate="onLoad" draw:mime-type="image/png"/></draw:frame><text:bookmark-start text:name="__RefHeading___Toc1805_1404358994"/>Position<text:bookmark-end text:name="__RefHeading___Toc1805_1404358994"/></text:h>
      <text:p text:style-name="P158">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text:soft-page-break/>2.0 over the length of two frames, from the previous to the next. </text:p>
      <text:h text:style-name="Heading_20_2" text:outline-level="2"><draw:frame draw:style-name="fr1" draw:name="Bild27" text:anchor-type="paragraph" svg:y="0.474cm" svg:width="2.84cm" svg:height="1.371cm" draw:z-index="103"><draw:image xlink:href="Pictures/10000201000000A800000051D98669D90C0E4B0B.png" xlink:type="simple" xlink:show="embed" xlink:actuate="onLoad" draw:mime-type="image/png"/></draw:frame><text:bookmark-start text:name="__RefHeading___Toc1809_1404358994"/>Rolling Shutter<text:bookmark-end text:name="__RefHeading___Toc1809_1404358994"/></text:h>
      <text:p text:style-name="P74">Enable Rolling Shutter.</text:p>
      <text:h text:style-name="Heading_20_3" text:outline-level="3"><text:bookmark-start text:name="__RefHeading___Toc1811_1404358994"/>Duration<text:bookmark-end text:name="__RefHeading___Toc1811_1404358994"/></text:h>
      <text:p text:style-name="Text_20_body"><text:span text:style-name="T76">With method Top - Bottom only. </text:span>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25"><draw:image xlink:href="Pictures/1000020100000137000000F6B2A64964AA42D0CB.png" xlink:type="simple" xlink:show="embed" xlink:actuate="onLoad" draw:mime-type="image/png"/></draw:frame><text:bookmark-start text:name="__RefHeading___Toc1813_1404358994"/>Shutter Curve<text:bookmark-end text:name="__RefHeading___Toc1813_1404358994"/></text:h>
      <text:p text:style-name="P74">Sutter curve is a sub menu wAdjust a curve for the shutter effect.</text:p>
      <text:h text:style-name="P239" text:outline-level="3"><draw:frame draw:style-name="fr3" draw:name="Bild31" text:anchor-type="paragraph" svg:x="8.731cm" svg:y="0.427cm" svg:width="1.78cm" svg:height="0.37cm" draw:z-index="26"><draw:image xlink:href="Pictures/100002010000006900000016E57821D389B3E472.png" xlink:type="simple" xlink:show="embed" xlink:actuate="onLoad" draw:mime-type="image/png"/></draw:frame><text:bookmark-start text:name="__RefHeading___Toc1815_1404358994"/>Navigation elements<text:bookmark-end text:name="__RefHeading___Toc1815_1404358994"/></text:h>
      <text:p text:style-name="P60">The navigation elements at the top are described from left to right<text:span text:style-name="T15">.</text:span></text:p>
      <text:h text:style-name="P167" text:outline-level="4"><text:bookmark-start text:name="__RefHeading___Toc17866_42578558603111"/>Zoom in and out<text:bookmark-end text:name="__RefHeading___Toc17866_42578558603111"/></text:h>
      <text:p text:style-name="P60">The two buttons with the magnifying glass at it zooms in and out in the curve window.</text:p>
      <text:h text:style-name="P167" text:outline-level="4"><draw:frame draw:style-name="fr3" draw:name="Bild32" text:anchor-type="paragraph" svg:x="15.64cm" svg:y="-0.014cm" svg:width="2.889cm" svg:height="2.42cm" draw:z-index="27"><draw:image xlink:href="Pictures/10000201000000AB0000008F393D0065D8B260BC.png" xlink:type="simple" xlink:show="embed" xlink:actuate="onLoad" draw:mime-type="image/png"/></draw:frame><text:bookmark-start text:name="__RefHeading___Toc17868_42578558603111"/>Tools<text:bookmark-end text:name="__RefHeading___Toc17868_42578558603111"/></text:h>
      <text:p text:style-name="P60">Tools is a menu <text:span text:style-name="T66">that c</text:span>ontains some curve related tools.</text:p>
      <text:h text:style-name="P254" text:outline-level="5"><text:bookmark-start text:name="__RefHeading___Toc17870_42578558603111"/>Reset View<text:bookmark-end text:name="__RefHeading___Toc17870_42578558603111"/></text:h>
      <text:p text:style-name="P60">Resets the curve windows zoom<text:span text:style-name="T15">.</text:span></text:p>
      <text:h text:style-name="P254" text:outline-level="5"><text:bookmark-start text:name="__RefHeading___Toc17872_42578558603111"/>Vector Handle<text:bookmark-end text:name="__RefHeading___Toc17872_42578558603111"/></text:h>
      <text:p text:style-name="P60">Set handle type to Vector<text:span text:style-name="T15">.</text:span></text:p>
      <text:h text:style-name="P254" text:outline-level="5"><text:bookmark-start text:name="__RefHeading___Toc17874_42578558603111"/>Auto Handle<text:bookmark-end text:name="__RefHeading___Toc17874_42578558603111"/></text:h>
      <text:p text:style-name="P60">Set handle type to Auto<text:span text:style-name="T15">.</text:span></text:p>
      <text:h text:style-name="P254" text:outline-level="5"><text:bookmark-start text:name="__RefHeading___Toc17876_42578558603111"/>Auto Clamped Handle<text:bookmark-end text:name="__RefHeading___Toc17876_42578558603111"/></text:h>
      <text:p text:style-name="P60">Set handle type to Auto Clamped<text:span text:style-name="T15">.</text:span></text:p>
      <text:h text:style-name="P255" text:outline-level="5"><text:bookmark-start text:name="__RefHeading___Toc5688_3240591700"/>Extend Horizontal<text:bookmark-end text:name="__RefHeading___Toc5688_3240591700"/></text:h>
      <text:p text:style-name="P109">Causes the curve to stay horizontal before the first point and after the last point. </text:p>
      <text:h text:style-name="P255" text:outline-level="5"><text:bookmark-start text:name="__RefHeading___Toc5690_3240591700"/>Extend <text:span text:style-name="T53">Extrapolated</text:span><text:bookmark-end text:name="__RefHeading___Toc5690_3240591700"/></text:h>
      <text:p text:style-name="P108">Causes the curve to extrapolate before the first point and after the last point, based on the shape of the curve. </text:p>
      <text:h text:style-name="P254" text:outline-level="5"><text:bookmark-start text:name="__RefHeading___Toc35638_13526274833111"/>Reset Curve<text:bookmark-end text:name="__RefHeading___Toc35638_13526274833111"/></text:h>
      <text:p text:style-name="P60">Resets the curve to the initial shape.</text:p>
      <text:p text:style-name="P161"/>
      <text:h text:style-name="P167" text:outline-level="4"><draw:frame draw:style-name="fr1" draw:name="Bild33" text:anchor-type="paragraph" svg:y="0.213cm" svg:width="3.251cm" svg:height="2.18cm" draw:z-index="28"><draw:image xlink:href="Pictures/10000201000000C0000000818F8E1B1AE2E25B07.png" xlink:type="simple" xlink:show="embed" xlink:actuate="onLoad" draw:mime-type="image/png"/></draw:frame><text:bookmark-start text:name="__RefHeading___Toc36008_1404358994"/><text:soft-page-break/>Use Clipping<text:bookmark-end text:name="__RefHeading___Toc36008_1404358994"/></text:h>
      <text:p text:style-name="P58">Clipping options. Set up clipping for the stroke.</text:p>
      <text:h text:style-name="P167" text:outline-level="4"><text:bookmark-start text:name="__RefHeading___Toc36010_1404358994"/>Delete Points<text:bookmark-end text:name="__RefHeading___Toc36010_1404358994"/></text:h>
      <text:p text:style-name="P58">Deletes selected curve points<text:span text:style-name="T16">.</text:span></text:p>
      <text:p text:style-name="P161"/>
      <text:h text:style-name="P240" text:outline-level="3"><text:bookmark-start text:name="__RefHeading___Toc10460_40818276771"/>X and Y values<text:bookmark-end text:name="__RefHeading___Toc10460_40818276771"/></text:h>
      <text:p text:style-name="P56">The <text:span text:style-name="T54">coordinates of the currently selected curve point.</text:span></text:p>
      <text:h text:style-name="Heading_20_3" text:outline-level="3"><draw:frame draw:style-name="fr2" draw:name="Bild35" text:anchor-type="paragraph" svg:width="2.42cm" svg:height="0.559cm" draw:z-index="29"><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2040474581616">
          <table:table-cell table:style-name="Tabelle12.A1" office:value-type="string">
            <text:h text:style-name="P200" text:outline-level="1"><text:bookmark-start text:name="__RefHeading___Toc1819_1404358994"/>Cycles<text:span text:style-name="T20"> -</text:span> <text:span text:style-name="T26">Film </text:span>panel<text:bookmark-end text:name="__RefHeading___Toc1819_1404358994"/></text:h>
          </table:table-cell>
        </table:table-row>
      </table:table>
      <text:p text:style-name="P17"><draw:frame draw:style-name="fr1" draw:name="Bild37" text:anchor-type="paragraph" svg:y="0.411cm" svg:width="5.11cm" svg:height="2.371cm" draw:z-index="31"><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77">Exposure can be used to change the brightness of an image. Different then the </text:span><text:span text:style-name="Emphasis"><text:span text:style-name="T77">Exposure</text:span></text:span><text:span text:style-name="T77"> option found in the Color management panel this exposure option works is </text:span><text:span text:style-name="Emphasis"><text:span text:style-name="T77">on the data</text:span></text:span><text:span text:style-name="T77"> while the Color management exposure is </text:span><text:span text:style-name="Emphasis"><text:span text:style-name="T77">on the view</text:span></text:span><text:span text:style-name="T77">. </text:span></text:p>
      <text:h text:style-name="Heading_20_2" text:outline-level="2"><text:bookmark-start text:name="__RefHeading___Toc1823_1404358994"/>Pixel Filter <text:bookmark-end text:name="__RefHeading___Toc1823_1404358994"/></text:h>
      <text:p text:style-name="P103"><text:span text:style-name="T12">The Pixel Filter randomly changes the coordin</text:span><text:span text:style-name="T14">a</text:span><text:span text:style-name="T12">te</text:span><text:span text:style-name="T14">s</text:span><text:span text:style-name="T12"> of every sample with the given distribution</text:span><text:span text:style-name="T14">. For</text:span><text:span text:style-name="T12"> example: When the Sobol Sampling Pattern samples near the edge of the pixel, the neighboring pixel might be lit instead with a rather high probability. </text:span><text:span text:style-name="T14">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32"><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77">Choose the pixel filter type.</text:p>
      <text:h text:style-name="Heading_20_3" text:outline-level="3"><text:bookmark-start text:name="__RefHeading___Toc1827_1404358994"/>Width <text:bookmark-end text:name="__RefHeading___Toc1827_1404358994"/></text:h>
      <text:p text:style-name="P77">Adjust the pixel filter width.</text:p>
      <text:p text:style-name="P18"/>
      <table:table table:name="Tabelle13" table:style-name="Tabelle13">
        <table:table-column table:style-name="Tabelle13.A"/>
        <table:table-row table:style-name="TableLine2040474584880">
          <table:table-cell table:style-name="Tabelle13.A1" office:value-type="string">
            <text:h text:style-name="P201" text:outline-level="1"><text:bookmark-start text:name="__RefHeading___Toc1835_1404358994"/>Cycles<text:span text:style-name="T20"> -</text:span> <text:span text:style-name="T27">Performance </text:span>panel<text:bookmark-end text:name="__RefHeading___Toc1835_1404358994"/></text:h>
          </table:table-cell>
        </table:table-row>
      </table:table>
      <text:p text:style-name="P14"/>
      <text:p text:style-name="P78"><draw:frame draw:style-name="fr1" draw:name="Bild39" text:anchor-type="paragraph" svg:y="0.051cm" svg:width="3.39cm" svg:height="2.469cm" draw:z-index="33"><draw:image xlink:href="Pictures/10000201000000C8000000925A32262DA2042AD1.png" xlink:type="simple" xlink:show="embed" xlink:actuate="onLoad" draw:mime-type="image/png"/></draw:frame>Settings to influence the render performance.</text:p>
      <text:p text:style-name="P78"/>
      <text:p text:style-name="P78"/>
      <text:h text:style-name="P217" text:outline-level="2"><draw:frame draw:style-name="fr1" draw:name="Bild40" text:anchor-type="paragraph" svg:y="0.432cm" svg:width="5.151cm" svg:height="1.439cm" draw:z-index="34"><draw:image xlink:href="Pictures/10000201000001300000005576A4C5A1B79B1BEC.png" xlink:type="simple" xlink:show="embed" xlink:actuate="onLoad" draw:mime-type="image/png"/></draw:frame><text:bookmark-start text:name="__RefHeading___Toc1837_1404358994"/><text:soft-page-break/>Threads<text:bookmark-end text:name="__RefHeading___Toc1837_1404358994"/></text:h>
      <text:p text:style-name="P149"/>
      <text:p text:style-name="Text_20_body"/>
      <text:h text:style-name="P241" text:outline-level="3"><draw:frame draw:style-name="fr1" draw:name="Bild57" text:anchor-type="paragraph" svg:y="0.432cm" svg:width="2.859cm" svg:height="1.349cm" draw:z-index="104"><draw:image xlink:href="Pictures/10000201000000A900000050DA2E4F17FFCA4490.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7">Manually</text:span> choose the amount threads to use for rendering. </text:p>
      <text:h text:style-name="Heading_20_5" text:outline-level="5"><text:bookmark-start text:name="__RefHeading___Toc36016_1404358994"/>Threads<text:bookmark-end text:name="__RefHeading___Toc36016_1404358994"/></text:h>
      <text:p text:style-name="P78"><text:span text:style-name="T28">Just active when you choose Fixed. </text:span>Number of threads that you want to use.</text:p>
      <text:p text:style-name="Horizontal_20_Line"/>
      <text:h text:style-name="P218" text:outline-level="2"><draw:frame draw:style-name="fr2" draw:name="Bild41" text:anchor-type="paragraph" svg:width="5.159cm" svg:height="1.469cm" draw:z-index="35"><draw:image xlink:href="Pictures/100002010000013100000057373400773B34F5CF.png" xlink:type="simple" xlink:show="embed" xlink:actuate="onLoad" draw:mime-type="image/png"/></draw:frame><text:bookmark-start text:name="__RefHeading___Toc730_2835901264"/>Memory<text:bookmark-end text:name="__RefHeading___Toc730_2835901264"/></text:h>
      <text:h text:style-name="P232" text:outline-level="3"><text:bookmark-start text:name="__RefHeading___Toc1841_1404358994"/>Auto Tiles<text:bookmark-end text:name="__RefHeading___Toc1841_1404358994"/></text:h>
      <text:p text:style-name="P142">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42">The tile size for the tiles.</text:p>
      <text:p text:style-name="Horizontal_20_Line"/>
      <text:h text:style-name="Heading_20_2" text:outline-level="2"><draw:frame draw:style-name="fr1" draw:name="Bild42" text:anchor-type="paragraph" svg:y="0.457cm" svg:width="5.031cm" svg:height="1.42cm" draw:z-index="36"><draw:image xlink:href="Pictures/1000020100000129000000546B31D024CE24351E.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79">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263">Use a compact BVH code structure that uses less ram. This option renders slower.</text:p>
      <text:h text:style-name="Heading_20_3" text:outline-level="3"><draw:frame draw:style-name="fr1" draw:name="Bild113" text:anchor-type="paragraph" svg:y="0.457cm" svg:width="5.039cm" svg:height="1.81cm" draw:z-index="117"><draw:image xlink:href="Pictures/100002010000012A0000006BECBD44580A9DEC46.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262"><text:span text:style-name="T27">Is </text:span><text:span text:style-name="T82">just </text:span><text:span text:style-name="T27">active when Spatial Splits is of</text:span><text:span text:style-name="T89">f. </text:span><text:span text:style-name="T27">Split BVH Primitives by this number </text:span><text:soft-page-break/><text:span text:style-name="T27">of time steps. This speeds up rendering, but requires more memory.</text:span></text:p>
      <text:h text:style-name="Heading_20_4" text:outline-level="4"><text:bookmark-start text:name="__RefHeading___Toc1851_1404358994"/>Use Hair BVH <text:bookmark-end text:name="__RefHeading___Toc1851_1404358994"/></text:h>
      <text:p text:style-name="P79">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1" draw:name="Bild43" text:anchor-type="paragraph" svg:y="0.473cm" svg:width="5.151cm" svg:height="1.071cm" draw:z-index="37"><draw:image xlink:href="Pictures/10000201000001300000003F8FEAB2D4569BFC6F.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69">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38"><draw:image xlink:href="Pictures/10000201000001300000003ED9DD2AEA0D431941.png" xlink:type="simple" xlink:show="embed" xlink:actuate="onLoad" draw:mime-type="image/png"/></draw:frame><draw:frame draw:style-name="fr1" draw:name="Bild45" text:anchor-type="paragraph" svg:y="0.071cm" svg:width="2.521cm" svg:height="2.491cm" draw:z-index="39"><draw:image xlink:href="Pictures/100002010000009500000093DD53E678A8B7859E.png" xlink:type="simple" xlink:show="embed" xlink:actuate="onLoad" draw:mime-type="image/png"/></draw:frame><text:bookmark-start text:name="__RefHeading___Toc1857_1404358994"/>Viewport<text:bookmark-end text:name="__RefHeading___Toc1857_1404358994"/></text:h>
      <text:p text:style-name="P80">This settings is for rendering in the Viewport.</text:p>
      <text:h text:style-name="Heading_20_3" text:outline-level="3"><text:bookmark-start text:name="__RefHeading___Toc36020_1404358994"/>Pixel Size<text:bookmark-end text:name="__RefHeading___Toc36020_1404358994"/></text:h>
      <text:p text:style-name="P80">Pixel Size for Viewport Rendering.</text:p>
      <text:p text:style-name="P80"/>
      <table:table table:name="Tabelle14" table:style-name="Tabelle14">
        <table:table-column table:style-name="Tabelle14.A"/>
        <table:table-row table:style-name="TableLine2040474585696">
          <table:table-cell table:style-name="Tabelle14.A1" office:value-type="string">
            <text:h text:style-name="P202" text:outline-level="1"><text:bookmark-start text:name="__RefHeading___Toc35884_1404358994"/>Cycles<text:span text:style-name="T20"> -</text:span> <text:span text:style-name="T29">Bake </text:span>panel<text:bookmark-end text:name="__RefHeading___Toc35884_1404358994"/></text:h>
          </table:table-cell>
        </table:table-row>
      </table:table>
      <text:p text:style-name="P15"/>
      <text:p text:style-name="Text_20_body"><draw:frame draw:style-name="fr1" draw:name="Bild47" text:anchor-type="paragraph" svg:y="0.046cm" svg:width="5.11cm" svg:height="3.08cm" draw:z-index="40"><draw:image xlink:href="Pictures/100002010000012E000000B65A4E4FCDA182BF4F.png" xlink:type="simple" xlink:show="embed" xlink:actuate="onLoad" draw:mime-type="image/png"/></draw:frame>Texture baking is the process to bake specific informations from one object into the texture <text:span text:style-name="T30">or the vertex colors </text:span>of another object. Ambient Occlusion. Or a Normal Map<text:span text:style-name="T30"> for example</text:span>.</text:p>
      <text:p text:style-name="P15"/>
      <table:table table:name="Tabelle43" table:style-name="Tabelle43">
        <table:table-column table:style-name="Tabelle43.A"/>
        <table:table-row table:style-name="TableLine2040474578080">
          <table:table-cell table:style-name="Tabelle43.A1" office:value-type="string">
            <text:p text:style-name="P175">NOTE</text:p>
          </table:table-cell>
        </table:table-row>
        <table:table-row table:style-name="TableLine2040474586784">
          <table:table-cell table:style-name="Tabelle43.A2" office:value-type="string">
            <text:p text:style-name="Text_20_body"><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able:table-cell>
        </table:table-row>
      </table:table>
      <text:p text:style-name="P15"/>
      <text:p text:style-name="Text_20_body">How to use: Select the source object where you want to bake from, hold down Shift, select the target object where you want to bake to, so that both objects are selected. <text:span text:style-name="T31">Adjust the settings to your needs. </text:span>Then hit the Bake button.</text:p>
      <text:p text:style-name="P19"/>
      <table:table table:name="Tabelle47" table:style-name="Tabelle47">
        <table:table-column table:style-name="Tabelle47.A"/>
        <table:table-row table:style-name="TableLine2040474582704">
          <table:table-cell table:style-name="Tabelle47.A1" office:value-type="string">
            <text:p text:style-name="P176">NOTE</text:p>
          </table:table-cell>
        </table:table-row>
        <table:table-row table:style-name="TableLine2040474582160">
          <table:table-cell table:style-name="Tabelle47.A2" office:value-type="string">
            <text:p text:style-name="P177">The Bake panel is visible in all Modes. But you have to bake in Object Mode.</text:p>
          </table:table-cell>
        </table:table-row>
      </table:table>
      <text:p text:style-name="P39"/>
      <text:h text:style-name="Heading_20_2" text:outline-level="2"><text:bookmark-start text:name="__RefHeading___Toc8532_20873277401"/><text:soft-page-break/>Settings for all Texture types<text:bookmark-end text:name="__RefHeading___Toc8532_20873277401"/></text:h>
      <text:p text:style-name="P81">Most settings <text:span text:style-name="T31">in the Bake panel </text:span>are available for all texture types. </text:p>
      <text:h text:style-name="Heading_20_3" text:outline-level="3"><text:bookmark-start text:name="__RefHeading___Toc5692_3240591700"/>Bake Button<text:bookmark-end text:name="__RefHeading___Toc5692_3240591700"/></text:h>
      <text:p text:style-name="P110">Start the bake process.</text:p>
      <text:h text:style-name="Heading_20_3" text:outline-level="3"><text:bookmark-start text:name="__RefHeading___Toc5694_3240591700"/>Bake from Multires<text:bookmark-end text:name="__RefHeading___Toc5694_3240591700"/></text:h>
      <text:p text:style-name="P110">Bake directly from multi resolution object.</text:p>
      <text:p text:style-name="P162"/>
      <text:h text:style-name="Heading_20_3" text:outline-level="3"><text:bookmark-start text:name="__RefHeading___Toc8536_20873277401"/>Bake <text:span text:style-name="T32">Type</text:span><text:bookmark-end text:name="__RefHeading___Toc8536_20873277401"/></text:h>
      <text:p text:style-name="P81"><draw:frame draw:style-name="fr1" draw:name="Bild134" text:anchor-type="paragraph" svg:y="0.034cm" svg:width="2.78cm" svg:height="5.129cm" draw:z-index="41"><draw:image xlink:href="Pictures/10000201000000A40000012F340E42E1D26D7B09.png" xlink:type="simple" xlink:show="embed" xlink:actuate="onLoad" draw:mime-type="image/png"/></draw:frame>Bake Mode is a drop-down box to choose what type of information you want to bake from the source object into the texture or the vertex colors of the target object.</text:p>
      <text:p text:style-name="P81">You can bake <text:span text:style-name="T32">Subsurface</text:span>, <text:span text:style-name="T32">Transmission</text:span>, <text:span text:style-name="T32">Glossy</text:span>, <text:span text:style-name="T32">Diffuse</text:span>, <text:span text:style-name="T32">Environment</text:span>, <text:span text:style-name="T32">Emit</text:span>, <text:span text:style-name="T32">UV</text:span>, <text:span text:style-name="T32">Normal</text:span>, <text:span text:style-name="T32">Shadow</text:span>, Ambient Occlusion and <text:span text:style-name="T32">Combined</text:span>.</text:p>
      <text:h text:style-name="P171" text:outline-level="4"><text:bookmark-start text:name="__RefHeading___Toc5778_3108920010"/>Combined<text:bookmark-end text:name="__RefHeading___Toc5778_3108920010"/></text:h>
      <text:p text:style-name="P84">Bakes the full rendering, means materials, textures, lightning, into the texture of the target object. Except Specularity.</text:p>
      <text:h text:style-name="P171" text:outline-level="4"><text:bookmark-start text:name="__RefHeading___Toc5780_3108920010"/>Ambient Occlusion<text:bookmark-end text:name="__RefHeading___Toc5780_3108920010"/></text:h>
      <text:p text:style-name="P84">Bakes ambient occlusion as specified in the World panels. Ignores all lights in the scene. </text:p>
      <text:h text:style-name="P171" text:outline-level="4"><text:bookmark-start text:name="__RefHeading___Toc5782_3108920010"/>Shadow <text:bookmark-end text:name="__RefHeading___Toc5782_3108920010"/></text:h>
      <text:p text:style-name="P84">Bakes the Shadow into the texture of the target object.</text:p>
      <text:h text:style-name="Heading_20_4" text:outline-level="4"><text:bookmark-start text:name="__RefHeading___Toc5595_3259711309"/>Position<text:bookmark-end text:name="__RefHeading___Toc5595_3259711309"/></text:h>
      <text:p text:style-name="P150">Bake out a position map. Position maps stores the distance from the floor. Which allows to add a dirtmap above <text:s/>some ground for example.</text:p>
      <text:h text:style-name="P171" text:outline-level="4"><text:bookmark-start text:name="__RefHeading___Toc5784_3108920010"/>Normal<text:bookmark-end text:name="__RefHeading___Toc5784_3108920010"/></text:h>
      <text:p text:style-name="P84">Creates a Normal map by using the normals of the source object, and baking them as colors into the texture of the target object.</text:p>
      <text:h text:style-name="P171" text:outline-level="4"><text:bookmark-start text:name="__RefHeading___Toc5786_3108920010"/>UV<text:bookmark-end text:name="__RefHeading___Toc5786_3108920010"/></text:h>
      <text:p text:style-name="P84">Bakes colors of materials and textures only, without shading. </text:p>
      <text:h text:style-name="P171" text:outline-level="4"><text:bookmark-start text:name="__RefHeading___Toc5788_3108920010"/>Roughness<text:bookmark-end text:name="__RefHeading___Toc5788_3108920010"/></text:h>
      <text:p text:style-name="P84">Bakes the <text:span text:style-name="T29">Roughness</text:span> of a material into the texture of the target object.</text:p>
      <text:h text:style-name="P171" text:outline-level="4"><text:bookmark-start text:name="__RefHeading___Toc5790_3108920010"/>Emi<text:span text:style-name="T33">t</text:span><text:bookmark-end text:name="__RefHeading___Toc5790_3108920010"/></text:h>
      <text:p text:style-name="P84">Bakes the Emission or the glow color of a material into the texture of the target object.</text:p>
      <text:h text:style-name="P171" text:outline-level="4"><text:bookmark-start text:name="__RefHeading___Toc5792_3108920010"/><text:soft-page-break/>Environment<text:bookmark-end text:name="__RefHeading___Toc5792_3108920010"/></text:h>
      <text:p text:style-name="P84">Bakes the Environment texture into the texture of the target object. As seen from the center of the object.</text:p>
      <text:h text:style-name="P171" text:outline-level="4"><text:bookmark-start text:name="__RefHeading___Toc5794_3108920010"/>Diffuse<text:bookmark-end text:name="__RefHeading___Toc5794_3108920010"/></text:h>
      <text:p text:style-name="P111">Bake the diffuse texture of the source object into the texture of the target object.</text:p>
      <text:h text:style-name="P171" text:outline-level="4"><text:bookmark-start text:name="__RefHeading___Toc5796_3108920010"/>Glossy<text:bookmark-end text:name="__RefHeading___Toc5796_3108920010"/></text:h>
      <text:p text:style-name="P8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83">Bakes the transmission Passes of a material into the texture of the target object.</text:p>
      <text:p text:style-name="P162"/>
      <text:h text:style-name="P242" text:outline-level="3"><draw:frame draw:style-name="fr1" draw:name="Bild34" text:anchor-type="paragraph" svg:y="-0.12cm" svg:width="5.159cm" svg:height="3.911cm" draw:z-index="69"><draw:image xlink:href="Pictures/1000020100000131000000E7EEE56B099BB12844.png" xlink:type="simple" xlink:show="embed" xlink:actuate="onLoad" draw:mime-type="image/png"/></draw:frame><text:bookmark-start text:name="__RefHeading___Toc5698_3240591700"/>Influence Sub panel<text:bookmark-end text:name="__RefHeading___Toc5698_3240591700"/></text:h>
      <text:p text:style-name="P110">Adjust what data contributes to the bake process. The items are self explaining.</text:p>
      <text:p text:style-name="P110">The content changes, dependent of what type you want to bake.</text:p>
      <text:p text:style-name="P110"/>
      <text:h text:style-name="P168" text:outline-level="4"><draw:frame draw:style-name="fr3" draw:name="Bild277" text:anchor-type="paragraph" svg:x="13.43cm" svg:y="0.506cm" svg:width="5.151cm" svg:height="2.18cm" draw:z-index="43"><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56" text:outline-level="5"><text:bookmark-start text:name="__RefHeading___Toc8556_20873277401"/>Direct<text:bookmark-end text:name="__RefHeading___Toc8556_20873277401"/></text:h>
      <text:p text:style-name="P87">Add direct Light.</text:p>
      <text:h text:style-name="P256" text:outline-level="5"><text:bookmark-start text:name="__RefHeading___Toc8558_20873277401"/>Indirect<text:bookmark-end text:name="__RefHeading___Toc8558_20873277401"/></text:h>
      <text:p text:style-name="P87">Add indirect Light.</text:p>
      <text:h text:style-name="P256" text:outline-level="5"><text:bookmark-start text:name="__RefHeading___Toc15581_488024961"/>Color<text:bookmark-end text:name="__RefHeading___Toc15581_488024961"/></text:h>
      <text:p text:style-name="P87">Add Color.</text:p>
      <text:p text:style-name="P162"/>
      <text:h text:style-name="P168" text:outline-level="4"><draw:frame draw:style-name="fr2" draw:name="Bild243" text:anchor-type="paragraph" svg:width="5.271cm" svg:height="2.05cm" draw:z-index="42"><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57" text:outline-level="5"><text:bookmark-start text:name="__RefHeading___Toc15583_488024961"/>Space<text:bookmark-end text:name="__RefHeading___Toc15583_488024961"/></text:h>
      <text:p text:style-name="P88">A drop-down box to chooses the Normal Space to use.</text:p>
      <text:h text:style-name="P257" text:outline-level="5"><text:bookmark-start text:name="__RefHeading___Toc8558_208732774011"/>Swizzle<text:bookmark-end text:name="__RefHeading___Toc8558_208732774011"/></text:h>
      <text:p text:style-name="P88">Axis to bake in red, green and blue channels.</text:p>
      <text:p text:style-name="P162"/>
      <text:h text:style-name="P169" text:outline-level="4"><draw:frame draw:style-name="fr2" draw:name="Bild133" text:anchor-type="paragraph" svg:width="5.159cm" svg:height="3.911cm" draw:z-index="44"><draw:image xlink:href="Pictures/1000020100000131000000E7EEE56B099BB12844.png" xlink:type="simple" xlink:show="embed" xlink:actuate="onLoad" draw:mime-type="image/png"/></draw:frame><text:bookmark-start text:name="__RefHeading___Toc15585_488024961"/>Combined<text:bookmark-end text:name="__RefHeading___Toc15585_488024961"/></text:h>
      <text:h text:style-name="P258" text:outline-level="5"><text:bookmark-start text:name="__RefHeading___Toc8574_208732774011"/>Direct<text:bookmark-end text:name="__RefHeading___Toc8574_208732774011"/></text:h>
      <text:p text:style-name="P81">Bake directly from Multires mesh.</text:p>
      <text:h text:style-name="P258" text:outline-level="5"><text:bookmark-start text:name="__RefHeading___Toc8576_208732774011"/><text:soft-page-break/>Indirect<text:bookmark-end text:name="__RefHeading___Toc8576_208732774011"/></text:h>
      <text:p text:style-name="P81">Normalizes <text:span text:style-name="T30">without using material settings.</text:span></text:p>
      <text:h text:style-name="P258" text:outline-level="5"><text:bookmark-start text:name="__RefHeading___Toc15587_488024961"/>Diffuse<text:bookmark-end text:name="__RefHeading___Toc15587_488024961"/></text:h>
      <text:p text:style-name="P81">Bake <text:span text:style-name="T35">with Diffuse.</text:span></text:p>
      <text:h text:style-name="P258" text:outline-level="5"><text:bookmark-start text:name="__RefHeading___Toc8576_2087327740111"/>Glossy<text:bookmark-end text:name="__RefHeading___Toc8576_2087327740111"/></text:h>
      <text:p text:style-name="P81">Bake <text:span text:style-name="T35">with Glossy.</text:span></text:p>
      <text:h text:style-name="P258" text:outline-level="5"><text:bookmark-start text:name="__RefHeading___Toc15589_488024961"/>Transmission<text:bookmark-end text:name="__RefHeading___Toc15589_488024961"/></text:h>
      <text:p text:style-name="P81">Bake <text:span text:style-name="T35">with Transmission.</text:span></text:p>
      <text:h text:style-name="P258" text:outline-level="5"><text:bookmark-start text:name="__RefHeading___Toc8576_2087327740112"/>Subsurface<text:bookmark-end text:name="__RefHeading___Toc8576_2087327740112"/></text:h>
      <text:p text:style-name="P81">Bake <text:span text:style-name="T35">with Subsurface.</text:span></text:p>
      <text:h text:style-name="P258" text:outline-level="5"><text:bookmark-start text:name="__RefHeading___Toc15591_488024961"/>AO<text:bookmark-end text:name="__RefHeading___Toc15591_488024961"/></text:h>
      <text:p text:style-name="P81">Bake <text:span text:style-name="T35">with Ambient Occlusion.</text:span></text:p>
      <text:h text:style-name="P258" text:outline-level="5"><text:bookmark-start text:name="__RefHeading___Toc8576_2087327740113"/>Emit<text:bookmark-end text:name="__RefHeading___Toc8576_2087327740113"/></text:h>
      <text:p text:style-name="P81">Bake with Emit.</text:p>
      <text:p text:style-name="P81"/>
      <text:p text:style-name="P164"/>
      <text:h text:style-name="P242" text:outline-level="3"><draw:frame draw:style-name="fr1" draw:name="Bild720" text:anchor-type="paragraph" svg:y="0.217cm" svg:width="5.129cm" svg:height="1.88cm" draw:z-index="70"><draw:image xlink:href="Pictures/100002010000012F0000006F56FE716BAD1D4033.png" xlink:type="simple" xlink:show="embed" xlink:actuate="onLoad" draw:mime-type="image/png"/></draw:frame><text:bookmark-start text:name="__RefHeading___Toc8538_20873277401"/>Selected to Active<text:bookmark-end text:name="__RefHeading___Toc8538_20873277401"/></text:h>
      <text:p text:style-name="P82">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28">Inflate the active object by the specified distance for baking.</text:p>
      <text:h text:style-name="P170" text:outline-level="4"><draw:frame draw:style-name="fr3" draw:name="Bild110" text:anchor-type="paragraph" svg:x="13.571cm" svg:y="-0.009cm" svg:width="5.129cm" svg:height="2.29cm" draw:z-index="114"><draw:image xlink:href="Pictures/100002010000012F0000008747C91D24A47360BD.png" xlink:type="simple" xlink:show="embed" xlink:actuate="onLoad" draw:mime-type="image/png"/></draw:frame><text:bookmark-start text:name="__RefHeading___Toc36026_1404358994"/>Cage<text:bookmark-end text:name="__RefHeading___Toc36026_1404358994"/></text:h>
      <text:p text:style-name="P86">Cast Rays to active object from a cage.<text:span text:style-name="T74"> A value of zero means unlimited ray length.</text:span></text:p>
      <text:h text:style-name="Heading_20_5" text:outline-level="5"><text:bookmark-start text:name="__RefHeading___Toc5597_3259711309"/>Cage Object<text:bookmark-end text:name="__RefHeading___Toc5597_3259711309"/></text:h>
      <text:p text:style-name="P150">Pick an object to use as a cage. Usually you create this cage object by duplicating the original object, and extrude out the faces along their normals until they fully include the original object.</text:p>
      <text:h text:style-name="P170" text:outline-level="4"><text:bookmark-start text:name="__RefHeading___Toc8544_20873277401"/>Ray Distance<text:bookmark-end text:name="__RefHeading___Toc8544_20873277401"/></text:h>
      <text:p text:style-name="P86">Distance to use for the inward ray cast when using Selected to Active<text:span text:style-name="T34">.</text:span></text:p>
      <text:p text:style-name="P163"/>
      <text:h text:style-name="P243" text:outline-level="3"><draw:frame draw:style-name="fr1" draw:name="Bild48" text:anchor-type="paragraph" svg:y="0.258cm" svg:width="5.129cm" svg:height="1.85cm" draw:z-index="71"><draw:image xlink:href="Pictures/100002010000012F00000074E8DF173D2BDC84B1.png" xlink:type="simple" xlink:show="embed" xlink:actuate="onLoad" draw:mime-type="image/png"/></draw:frame><text:bookmark-start text:name="__RefHeading___Toc15577_488024961"/><text:soft-page-break/>Output Sub panel<text:bookmark-end text:name="__RefHeading___Toc15577_488024961"/></text:h>
      <text:p text:style-name="P129"/>
      <text:h text:style-name="Heading_20_4" text:outline-level="4"><draw:frame draw:style-name="fr1" draw:name="Bild88" text:anchor-type="paragraph" svg:y="0.704cm" svg:width="2.84cm" svg:height="1.401cm" draw:z-index="83"><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51">To what target to bake. You can bake to images or you can bake to the vertex colors of the mesh. Note that baking to vertex colors has no further options.</text:p>
      <text:h text:style-name="P174" text:outline-level="4"><text:bookmark-start text:name="__RefHeading___Toc5599_3259711309"/>Clear<text:span text:style-name="T29"> Image</text:span><text:bookmark-end text:name="__RefHeading___Toc5599_3259711309"/></text:h>
      <text:p text:style-name="P152">Clear clears the target image before baking.</text:p>
      <text:h text:style-name="P170" text:outline-level="4"><draw:frame draw:style-name="fr1" draw:name="Bild111" text:anchor-type="paragraph" svg:y="0.258cm" svg:width="5.129cm" svg:height="1.559cm" draw:z-index="115"><draw:image xlink:href="Pictures/100002010000012F0000005C0E070BE942E76AD6.png" xlink:type="simple" xlink:show="embed" xlink:actuate="onLoad" draw:mime-type="image/png"/></draw:frame><text:bookmark-start text:name="__RefHeading___Toc5700_3240591700"/>Margin<text:span text:style-name="T86"> sub subpanel</text:span><text:bookmark-end text:name="__RefHeading___Toc5700_3240591700"/></text:h>
      <text:p text:style-name="P82">Adjust the margin width.</text:p>
      <text:h text:style-name="Heading_20_5" text:outline-level="5"><text:bookmark-start text:name="__RefHeading___Toc5601_3259711309"/>Type<text:bookmark-end text:name="__RefHeading___Toc5601_3259711309"/></text:h>
      <text:p text:style-name="P153"><draw:frame draw:style-name="fr1" draw:name="Bild112" text:anchor-type="paragraph" svg:y="-0.071cm" svg:width="2.731cm" svg:height="1.39cm" draw:z-index="116"><draw:image xlink:href="Pictures/10000201000000A10000005293E26EB2D9E864E0.png" xlink:type="simple" xlink:show="embed" xlink:actuate="onLoad" draw:mime-type="image/png"/></draw:frame>The margin type.</text:p>
      <text:h text:style-name="Heading_20_6" text:outline-level="6"><text:bookmark-start text:name="__RefHeading___Toc5603_3259711309"/>Adjacent<text:span text:style-name="T87"> Faces</text:span><text:bookmark-end text:name="__RefHeading___Toc5603_3259711309"/></text:h>
      <text:p text:style-name="P153">Use pixels from adjacent faces across UV seams to create the margin.</text:p>
      <text:h text:style-name="Heading_20_6" text:outline-level="6"><text:bookmark-start text:name="__RefHeading___Toc5605_3259711309"/>Extend<text:bookmark-end text:name="__RefHeading___Toc5605_3259711309"/></text:h>
      <text:p text:style-name="P153">Use the pixels at the inside of the border UV seams, and extend from there to create the margin.</text:p>
      <text:h text:style-name="Heading_20_5" text:outline-level="5"><text:bookmark-start text:name="__RefHeading___Toc5607_3259711309"/>Size<text:bookmark-end text:name="__RefHeading___Toc5607_3259711309"/></text:h>
      <text:p text:style-name="P153">The size of the margin around the UV patches.</text:p>
      <text:h text:style-name="P173" text:outline-level="4"/>
      <table:table table:name="Tabelle15" table:style-name="Tabelle15">
        <table:table-column table:style-name="Tabelle15.A"/>
        <table:table-row table:style-name="TableLine2040474586512">
          <table:table-cell table:style-name="Tabelle15.A1" office:value-type="string">
            <text:h text:style-name="P203" text:outline-level="1"><text:bookmark-start text:name="__RefHeading___Toc36047_1404358994"/><text:span text:style-name="T55">Workbench -</text:span> <text:span text:style-name="T40">Lighting </text:span>panel<text:bookmark-end text:name="__RefHeading___Toc36047_1404358994"/></text:h>
          </table:table-cell>
        </table:table-row>
      </table:table>
      <text:p text:style-name="P16"><draw:frame draw:style-name="fr1" draw:name="Bild49" text:anchor-type="paragraph" svg:y="0.388cm" svg:width="5.279cm" svg:height="2.78cm" draw:z-index="45"><draw:image xlink:href="Pictures/1000020100000138000000A4880F0D54FB1FD60E.png" xlink:type="simple" xlink:show="embed" xlink:actuate="onLoad" draw:mime-type="image/png"/></draw:frame></text:p>
      <text:p text:style-name="Text_20_body"><text:span text:style-name="T55">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Flat <text:bookmark-end text:name="__RefHeading___Toc36049_1404358994"/></text:h>
      <text:p text:style-name="P89">Use a flat lighting.</text:p>
      <text:p text:style-name="Horizontal_20_Line"/>
      <text:h text:style-name="P219" text:outline-level="2"><text:bookmark-start text:name="__RefHeading___Toc36051_1404358994"/>Studio <text:bookmark-end text:name="__RefHeading___Toc36051_1404358994"/></text:h>
      <text:p text:style-name="P89">Use a Studio light setup.</text:p>
      <text:h text:style-name="Heading_20_3" text:outline-level="3"><draw:frame draw:style-name="fr4" draw:name="Bild50" text:anchor-type="paragraph" svg:width="4.284cm" svg:height="1.6cm" draw:z-index="46"><draw:image xlink:href="Pictures/10000201000001FA000000BDDB40DD8B672504F6.png" xlink:type="simple" xlink:show="embed" xlink:actuate="onLoad" draw:mime-type="image/png"/></draw:frame><text:bookmark-start text:name="__RefHeading___Toc3824_2448438823"/>Light library browser<text:bookmark-end text:name="__RefHeading___Toc3824_2448438823"/></text:h>
      <text:p text:style-name="P89">Choose a predefined studio light setup<text:span text:style-name="T76">.</text:span></text:p>
      <text:h text:style-name="Heading_20_3" text:outline-level="3"><draw:frame draw:style-name="fr1" draw:name="Bild52" text:anchor-type="paragraph" svg:y="0.725cm" svg:width="6.773cm" svg:height="4.233cm" draw:z-index="48"><draw:image xlink:href="Pictures/1000020100000320000001F4D8D3756F16FABF0B.png" xlink:type="simple" xlink:show="embed" xlink:actuate="onLoad" draw:mime-type="image/png"/></draw:frame><text:bookmark-start text:name="__RefHeading___Toc3826_2448438823"/><text:soft-page-break/>Rotation<text:bookmark-end text:name="__RefHeading___Toc3826_2448438823"/></text:h>
      <text:p text:style-name="P89">Rotate the studio light setup.</text:p>
      <text:h text:style-name="Heading_20_3" text:outline-level="3"><text:bookmark-start text:name="__RefHeading___Toc3828_2448438823"/>User Preferences<text:bookmark-end text:name="__RefHeading___Toc3828_2448438823"/></text:h>
      <text:p text:style-name="P89">A click at this button opens up the user preferences where you can add and manage the OpenGL Lights.</text:p>
      <text:p text:style-name="P89"/>
      <text:p text:style-name="Horizontal_20_Line"/>
      <text:h text:style-name="P219" text:outline-level="2"><draw:frame draw:style-name="fr3" draw:name="Bild51" text:anchor-type="paragraph" svg:x="14.392cm" svg:y="-0.035cm" svg:width="4.309cm" svg:height="2.607cm" draw:z-index="47"><draw:image xlink:href="Pictures/10000201000001FD00000134779EF64D174312ED.png" xlink:type="simple" xlink:show="embed" xlink:actuate="onLoad" draw:mime-type="image/png"/></draw:frame><text:bookmark-start text:name="__RefHeading___Toc36053_1404358994"/>Matcap<text:bookmark-end text:name="__RefHeading___Toc36053_1404358994"/></text:h>
      <text:p text:style-name="P89">Use Matcaps to render the scene.</text:p>
      <text:p text:style-name="Text_20_body"/>
      <text:h text:style-name="P244" text:outline-level="3"><draw:frame draw:style-name="fr3" draw:name="Bild53" text:anchor-type="paragraph" svg:x="11.927cm" svg:y="-0.06cm" svg:width="6.773cm" svg:height="4.233cm" draw:z-index="49"><draw:image xlink:href="Pictures/1000020100000320000001F4D8D3756F16FABF0B.png" xlink:type="simple" xlink:show="embed" xlink:actuate="onLoad" draw:mime-type="image/png"/></draw:frame><text:bookmark-start text:name="__RefHeading___Toc3830_2448438823"/>User Preferences<text:bookmark-end text:name="__RefHeading___Toc3830_2448438823"/></text:h>
      <text:p text:style-name="P91">A click at this button opens up the user preferences where you can add and manage the Matcaps<text:span text:style-name="T84">.</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able:table table:name="Tabelle16" table:style-name="Tabelle16">
        <table:table-column table:style-name="Tabelle16.A"/>
        <table:table-row table:style-name="TableLine2040474589232">
          <table:table-cell table:style-name="Tabelle16.A1" office:value-type="string">
            <text:h text:style-name="P203" text:outline-level="1"><text:bookmark-start text:name="__RefHeading___Toc36055_1404358994"/><text:span text:style-name="T55">Workbench -</text:span> <text:span text:style-name="T40">Color </text:span>panel<text:bookmark-end text:name="__RefHeading___Toc36055_1404358994"/></text:h>
          </table:table-cell>
        </table:table-row>
      </table:table>
      <text:p text:style-name="Text_20_body"/>
      <text:p text:style-name="Text_20_body"><draw:frame draw:style-name="fr2" draw:name="Bild54" text:anchor-type="paragraph" svg:width="5.3cm" svg:height="1.371cm" draw:z-index="50"><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89">Uses the material including textures for the mesh.</text:p>
      <text:h text:style-name="Heading_20_2" text:outline-level="2"><text:bookmark-start text:name="__RefHeading___Toc5630_537885731"/>Object<text:bookmark-end text:name="__RefHeading___Toc5630_537885731"/></text:h>
      <text:p text:style-name="P112">Uses the Object color<text:span text:style-name="T56">.</text:span></text:p>
      <text:h text:style-name="P220" text:outline-level="2"><text:bookmark-start text:name="__RefHeading___Toc5632_537885731"/>Vertex<text:bookmark-end text:name="__RefHeading___Toc5632_537885731"/></text:h>
      <text:p text:style-name="P113">Uses the Vertex color.</text:p>
      <text:h text:style-name="P220" text:outline-level="2"><draw:frame draw:style-name="fr2" draw:name="Bild83" text:anchor-type="paragraph" svg:width="5.151cm" svg:height="1.02cm" draw:z-index="77"><draw:image xlink:href="Pictures/10000201000001300000003C21C641FC9B988A0A.png" xlink:type="simple" xlink:show="embed" xlink:actuate="onLoad" draw:mime-type="image/png"/></draw:frame><text:bookmark-start text:name="__RefHeading___Toc5634_537885731"/><text:soft-page-break/>Single<text:bookmark-end text:name="__RefHeading___Toc5634_537885731"/></text:h>
      <text:p text:style-name="P90">Uses a single color for the <text:span text:style-name="T65">selected </text:span>mesh.</text:p>
      <text:h text:style-name="Heading_20_2" text:outline-level="2"><text:bookmark-start text:name="__RefHeading___Toc36061_1404358994"/>Random<text:bookmark-end text:name="__RefHeading___Toc36061_1404358994"/></text:h>
      <text:p text:style-name="P89">Uses a random color for the mesh.</text:p>
      <text:h text:style-name="Heading_20_2" text:outline-level="2"><text:bookmark-start text:name="__RefHeading___Toc36063_1404358994"/>Texture<text:bookmark-end text:name="__RefHeading___Toc36063_1404358994"/></text:h>
      <text:p text:style-name="P89">Renders the texture, and ignores the material settings.</text:p>
      <table:table table:name="Tabelle17" table:style-name="Tabelle17">
        <table:table-column table:style-name="Tabelle17.A"/>
        <table:table-row table:style-name="TableLine2040474587056">
          <table:table-cell table:style-name="Tabelle17.A1" office:value-type="string">
            <text:h text:style-name="P204" text:outline-level="1"><text:bookmark-start text:name="__RefHeading___Toc36065_1404358994"/><text:span text:style-name="T55">Workbench -</text:span> <text:span text:style-name="T41">Options </text:span>panel<text:bookmark-end text:name="__RefHeading___Toc36065_1404358994"/></text:h>
          </table:table-cell>
        </table:table-row>
      </table:table>
      <text:p text:style-name="P20"><draw:frame draw:style-name="fr1" draw:name="Bild55" text:anchor-type="paragraph" svg:y="0.307cm" svg:width="5.3cm" svg:height="3.05cm" draw:z-index="51"><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92">Render the faces transparent<text:span text:style-name="T56">.</text:span></text:p>
      <text:h text:style-name="Heading_20_2" text:outline-level="2"><text:bookmark-start text:name="__RefHeading___Toc5636_537885731"/>Backface Culling<text:bookmark-end text:name="__RefHeading___Toc5636_537885731"/></text:h>
      <text:p text:style-name="P112">Don't calculate back faces.</text:p>
      <text:h text:style-name="Heading_20_2" text:outline-level="2"><text:bookmark-start text:name="__RefHeading___Toc5638_537885731"/><text:span text:style-name="T57">Show </text:span>X-Ray<text:bookmark-end text:name="__RefHeading___Toc5638_537885731"/></text:h>
      <text:p text:style-name="P112">Set X-Ray active, and adjust the amount of alpha that is used for the x-ray effect.</text:p>
      <text:p text:style-name="P116">Note that you can have either X-Ray or Shadow and Cavity active.<text:span text:style-name="T57"> Not both at the same time.</text:span></text:p>
      <text:h text:style-name="Heading_20_3" text:outline-level="3"><text:bookmark-start text:name="__RefHeading___Toc5702_3240591700"/>X-Ray Alpha<text:bookmark-end text:name="__RefHeading___Toc5702_3240591700"/></text:h>
      <text:p text:style-name="P115">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2"><draw:image xlink:href="Pictures/100002010000013A000000B32E2BAFA787F017D7.png" xlink:type="simple" xlink:show="embed" xlink:actuate="onLoad" draw:mime-type="image/png"/></draw:frame><text:bookmark-start text:name="__RefHeading___Toc36069_1404358994"/>Shadow<text:bookmark-end text:name="__RefHeading___Toc36069_1404358994"/></text:h>
      <text:p text:style-name="P92">Render Shadow<text:span text:style-name="T57">.</text:span></text:p>
      <text:h text:style-name="Heading_20_3" text:outline-level="3"><text:bookmark-start text:name="__RefHeading___Toc5704_3240591700"/>Shadow Intensity<text:bookmark-end text:name="__RefHeading___Toc5704_3240591700"/></text:h>
      <text:p text:style-name="P115">This slider shows up when you tick Shadow. Adjust the intensity.</text:p>
      <text:h text:style-name="P245" text:outline-level="3"><text:bookmark-start text:name="__RefHeading___Toc3834_2448438823"/>Shading Shadow Options<text:bookmark-end text:name="__RefHeading___Toc3834_2448438823"/></text:h>
      <text:p text:style-name="P92">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93">Show Cavity<text:span text:style-name="T56">.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72"><draw:image xlink:href="Pictures/1000020100000139000000467EA40866F5569640.png" xlink:type="simple" xlink:show="embed" xlink:actuate="onLoad" draw:mime-type="image/png"/></draw:frame><text:bookmark-start text:name="__RefHeading___Toc5706_3240591700"/><text:soft-page-break/>World<text:bookmark-end text:name="__RefHeading___Toc5706_3240591700"/></text:h>
      <text:p text:style-name="P114">Draw the cavity shading in world space. </text:p>
      <text:h text:style-name="Heading_20_4" text:outline-level="4"><text:bookmark-start text:name="__RefHeading___Toc5708_3240591700"/>World Space / Ridge Valley<text:bookmark-end text:name="__RefHeading___Toc5708_3240591700"/></text:h>
      <text:p text:style-name="P114">Factor for the cavity ridges and valleys.</text:p>
      <text:h text:style-name="Heading_20_5" text:outline-level="5"><draw:frame draw:style-name="fr1" draw:name="Bild78" text:anchor-type="paragraph" svg:y="-0.235cm" svg:width="5.3cm" svg:height="2cm" draw:z-index="75"><draw:image xlink:href="Pictures/100002010000013900000076C9AB56A2B3B993D3.png" xlink:type="simple" xlink:show="embed" xlink:actuate="onLoad" draw:mime-type="image/png"/></draw:frame><text:bookmark-start text:name="__RefHeading___Toc5710_3240591700"/>Shading Options<text:bookmark-end text:name="__RefHeading___Toc5710_3240591700"/></text:h>
      <text:p text:style-name="P114">Adjust samples, distance and attenuation for the cavity ridges and valleys.</text:p>
      <text:h text:style-name="Heading_20_3" text:outline-level="3"><draw:frame draw:style-name="fr1" draw:name="Bild76" text:anchor-type="paragraph" svg:y="0.783cm" svg:width="5.32cm" svg:height="1.221cm" draw:z-index="73"><draw:image xlink:href="Pictures/100002010000013A0000004832291DB1D9F0E4F1.png" xlink:type="simple" xlink:show="embed" xlink:actuate="onLoad" draw:mime-type="image/png"/></draw:frame><text:bookmark-start text:name="__RefHeading___Toc5712_3240591700"/>Screen<text:bookmark-end text:name="__RefHeading___Toc5712_3240591700"/></text:h>
      <text:p text:style-name="P114">Draw the cavity shading in Screen space. </text:p>
      <text:h text:style-name="Heading_20_4" text:outline-level="4"><text:bookmark-start text:name="__RefHeading___Toc5714_3240591700"/>Screen Space / Ridge Valley<text:bookmark-end text:name="__RefHeading___Toc5714_3240591700"/></text:h>
      <text:p text:style-name="P114">Factor for the curvature ridges and valleys.</text:p>
      <text:h text:style-name="Heading_20_3" text:outline-level="3"><draw:frame draw:style-name="fr1" draw:name="Bild77" text:anchor-type="paragraph" svg:y="0.238cm" svg:width="5.271cm" svg:height="1.96cm" draw:z-index="74"><draw:image xlink:href="Pictures/1000020100000137000000743B6FE0D76F6356AD.png" xlink:type="simple" xlink:show="embed" xlink:actuate="onLoad" draw:mime-type="image/png"/></draw:frame><text:bookmark-start text:name="__RefHeading___Toc5716_3240591700"/>Both<text:bookmark-end text:name="__RefHeading___Toc5716_3240591700"/></text:h>
      <text:p text:style-name="P114">Draw the cavity shading in both, World Space and Screen space. </text:p>
      <text:p text:style-name="P114">Settings see above.</text:p>
      <text:h text:style-name="Heading_20_2" text:outline-level="2"><text:bookmark-start text:name="__RefHeading___Toc5676_3240591700"/>Outline<text:bookmark-end text:name="__RefHeading___Toc5676_3240591700"/></text:h>
      <text:p text:style-name="P118">Show the not selected objects with an outline.</text:p>
      <text:h text:style-name="P259" text:outline-level="5"><text:bookmark-start text:name="__RefHeading___Toc2466_2413730068"/>Outline Color<text:bookmark-end text:name="__RefHeading___Toc2466_2413730068"/></text:h>
      <text:p text:style-name="P118">Define the color of the outline for not selected objects.</text:p>
      <text:h text:style-name="Heading_20_2" text:outline-level="2"><text:bookmark-start text:name="__RefHeading___Toc36075_1404358994"/>Specular <text:span text:style-name="T61">Lighting</text:span><text:bookmark-end text:name="__RefHeading___Toc36075_1404358994"/></text:h>
      <text:p text:style-name="P27">Render specular highlights.</text:p>
      <text:p text:style-name="P71"/>
      <table:table table:name="Tabelle20" table:style-name="Tabelle20">
        <table:table-column table:style-name="Tabelle20.A"/>
        <table:table-row table:style-name="TableLine2040474581072">
          <table:table-cell table:style-name="Tabelle20.A1" office:value-type="string">
            <text:h text:style-name="P205" text:outline-level="1"><text:bookmark-start text:name="__RefHeading___Toc4258_714034166"/><text:span text:style-name="T44">Eevee -</text:span> <text:span text:style-name="T44">Sampling </text:span>panel<text:bookmark-end text:name="__RefHeading___Toc4258_714034166"/></text:h>
          </table:table-cell>
        </table:table-row>
      </table:table>
      <text:p text:style-name="P21"><draw:frame draw:style-name="fr2" draw:name="Bild59" text:anchor-type="paragraph" svg:width="5.279cm" svg:height="1.829cm" draw:z-index="53"><draw:image xlink:href="Pictures/10000201000001380000006C07813CF9B33DC634.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94">The number of samples when rendering in the viewport.</text:p>
      <text:h text:style-name="Heading_20_2" text:outline-level="2"><text:bookmark-start text:name="__RefHeading___Toc4262_714034166"/>Render Samples<text:bookmark-end text:name="__RefHeading___Toc4262_714034166"/></text:h>
      <text:p text:style-name="P94">The number of samples when rendering to file.</text:p>
      <text:h text:style-name="Heading_20_2" text:outline-level="2"><text:bookmark-start text:name="__RefHeading___Toc4264_714034166"/>Viewport Denoising<text:bookmark-end text:name="__RefHeading___Toc4264_714034166"/></text:h>
      <text:p text:style-name="P28">Denoise Image. The temporal re-projection can cause some ghosting.</text:p>
      <text:p text:style-name="P28"/>
      <text:p text:style-name="P29"/>
      <table:table table:name="Tabelle21" table:style-name="Tabelle21">
        <table:table-column table:style-name="Tabelle21.A"/>
        <text:soft-page-break/>
        <table:table-row table:style-name="TableLine2040474590048">
          <table:table-cell table:style-name="Tabelle21.A1" office:value-type="string">
            <text:h text:style-name="P206" text:outline-level="1"><text:bookmark-start text:name="__RefHeading___Toc4266_714034166"/><text:span text:style-name="T44">Eevee -</text:span> <text:span text:style-name="T45">Ambient Occlusion </text:span>panel<text:bookmark-end text:name="__RefHeading___Toc4266_714034166"/></text:h>
          </table:table-cell>
        </table:table-row>
      </table:table>
      <text:p text:style-name="P22"><draw:frame draw:style-name="fr2" draw:name="Bild60" text:anchor-type="paragraph" svg:width="5.32cm" svg:height="2.54cm" draw:z-index="54"><draw:image xlink:href="Pictures/100002010000013A00000096CC40204257BD54E4.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95">In the header you will find a checkbox to enable the Ambient Occlusion.</text:p>
      <text:h text:style-name="Heading_20_2" text:outline-level="2"><text:bookmark-start text:name="__RefHeading___Toc4270_714034166"/>Distance<text:bookmark-end text:name="__RefHeading___Toc4270_714034166"/></text:h>
      <text:p text:style-name="P95">The distance of the object to contribute to the ambient occlusion. </text:p>
      <text:h text:style-name="Heading_20_2" text:outline-level="2"><text:bookmark-start text:name="__RefHeading___Toc4272_714034166"/>Factor<text:bookmark-end text:name="__RefHeading___Toc4272_714034166"/></text:h>
      <text:p text:style-name="P95">The blend factor</text:p>
      <text:h text:style-name="Heading_20_2" text:outline-level="2"><text:bookmark-start text:name="__RefHeading___Toc4274_714034166"/>Trace Precision<text:bookmark-end text:name="__RefHeading___Toc4274_714034166"/></text:h>
      <text:p text:style-name="P95">Precision of the horizon search</text:p>
      <text:h text:style-name="Heading_20_2" text:outline-level="2"><text:bookmark-start text:name="__RefHeading___Toc4276_714034166"/>Bent Normals<text:bookmark-end text:name="__RefHeading___Toc4276_714034166"/></text:h>
      <text:p text:style-name="P95">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0">An approximation to simulate light bounces gives less occlusion on brighter objects.</text:p>
      <text:p text:style-name="P26"/>
      <text:p text:style-name="P22"/>
      <table:table table:name="Tabelle22" table:style-name="Tabelle22">
        <table:table-column table:style-name="Tabelle22.A"/>
        <table:table-row table:style-name="TableLine2040474584608">
          <table:table-cell table:style-name="Tabelle22.A1" office:value-type="string">
            <text:h text:style-name="P206" text:outline-level="1"><text:bookmark-start text:name="__RefHeading___Toc4280_714034166"/><text:span text:style-name="T44">Eevee -</text:span> <text:span text:style-name="T45">Bloom </text:span>panel<text:bookmark-end text:name="__RefHeading___Toc4280_714034166"/></text:h>
          </table:table-cell>
        </table:table-row>
      </table:table>
      <text:p text:style-name="P22"/>
      <text:h text:style-name="P221" text:outline-level="2"><draw:frame draw:style-name="fr1" draw:name="Bild61" text:anchor-type="paragraph" svg:y="0.002cm" svg:width="5.3cm" svg:height="2.88cm" draw:z-index="55"><draw:image xlink:href="Pictures/1000020100000139000000AA5D9C01DA4C26514D.png" xlink:type="simple" xlink:show="embed" xlink:actuate="onLoad" draw:mime-type="image/png"/></draw:frame><text:bookmark-start text:name="__RefHeading___Toc4282_714034166"/>Enable<text:bookmark-end text:name="__RefHeading___Toc4282_714034166"/></text:h>
      <text:p text:style-name="P95">In the header you will find a checkbox to enable the Bloom.</text:p>
      <text:h text:style-name="Heading_20_2" text:outline-level="2"><text:bookmark-start text:name="__RefHeading___Toc4284_714034166"/>Threshold<text:bookmark-end text:name="__RefHeading___Toc4284_714034166"/></text:h>
      <text:p text:style-name="P95">Filters out pixel that are below this level of brightness.</text:p>
      <text:h text:style-name="Heading_20_2" text:outline-level="2"><text:bookmark-start text:name="__RefHeading___Toc4286_714034166"/>Knee<text:bookmark-end text:name="__RefHeading___Toc4286_714034166"/></text:h>
      <text:p text:style-name="P95">Makes transition between under / over threshold gradual.</text:p>
      <text:h text:style-name="Heading_20_2" text:outline-level="2"><text:bookmark-start text:name="__RefHeading___Toc4288_714034166"/>Radius<text:bookmark-end text:name="__RefHeading___Toc4288_714034166"/></text:h>
      <text:p text:style-name="P95">Bloom spread distance.</text:p>
      <text:h text:style-name="Heading_20_2" text:outline-level="2"><text:bookmark-start text:name="__RefHeading___Toc4290_714034166"/><text:soft-page-break/>Color<text:bookmark-end text:name="__RefHeading___Toc4290_714034166"/></text:h>
      <text:p text:style-name="P95">The color of the bloom effect.</text:p>
      <text:h text:style-name="Heading_20_2" text:outline-level="2"><text:bookmark-start text:name="__RefHeading___Toc4292_714034166"/>Intensity<text:bookmark-end text:name="__RefHeading___Toc4292_714034166"/></text:h>
      <text:p text:style-name="P95">Blend Factor.</text:p>
      <text:h text:style-name="Heading_20_2" text:outline-level="2"><text:bookmark-start text:name="__RefHeading___Toc4294_714034166"/>Clamp<text:bookmark-end text:name="__RefHeading___Toc4294_714034166"/></text:h>
      <text:p text:style-name="P30">Maximum intensity a bloom pixel can have.</text:p>
      <text:p text:style-name="P30"/>
      <text:p text:style-name="P30"/>
      <table:table table:name="Tabelle23" table:style-name="Tabelle23">
        <table:table-column table:style-name="Tabelle23.A"/>
        <table:table-row table:style-name="TableLine2040474588144">
          <table:table-cell table:style-name="Tabelle23.A1" office:value-type="string">
            <text:h text:style-name="P206" text:outline-level="1"><text:bookmark-start text:name="__RefHeading___Toc4296_714034166"/><text:span text:style-name="T44">Eevee -</text:span> <text:span text:style-name="T45">Depth of Field </text:span>panel<text:bookmark-end text:name="__RefHeading___Toc4296_714034166"/></text:h>
          </table:table-cell>
        </table:table-row>
      </table:table>
      <text:p text:style-name="P30"><draw:frame draw:style-name="fr2" draw:name="Bild62" text:anchor-type="paragraph" svg:width="5.151cm" svg:height="3.27cm" draw:z-index="56"><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95">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0">Brightness threshold for using sprite base depth of field.</text:p>
      <text:h text:style-name="Heading_20_2" text:outline-level="2"><text:bookmark-start text:name="__RefHeading___Toc40442_1709784994"/>Neighbor Rejection<text:bookmark-end text:name="__RefHeading___Toc40442_1709784994"/></text:h>
      <text:p text:style-name="P130">The maximum brightness to consider when rejecting bokeh sprites based on neighborhood. <text:span text:style-name="T45">Lower is faster.</text:span></text:p>
      <text:h text:style-name="Heading_20_2" text:outline-level="2"><text:bookmark-start text:name="__RefHeading___Toc40444_1709784994"/>Denoise Amount<text:bookmark-end text:name="__RefHeading___Toc40444_1709784994"/></text:h>
      <text:p text:style-name="P130">Amount of flicker remove applied to bokeh highlights.</text:p>
      <text:h text:style-name="Heading_20_2" text:outline-level="2"><text:bookmark-start text:name="__RefHeading___Toc40446_1709784994"/>High Quality Slight Defocus<text:bookmark-end text:name="__RefHeading___Toc40446_1709784994"/></text:h>
      <text:p text:style-name="P130">Sample all pixels in almost in-focus regions to eliminate noise.</text:p>
      <text:h text:style-name="Heading_20_2" text:outline-level="2"><text:bookmark-start text:name="__RefHeading___Toc40448_1709784994"/>Jitter Camera<text:bookmark-end text:name="__RefHeading___Toc40448_1709784994"/></text:h>
      <text:p text:style-name="P130">Jitter the camera to create accurate blurring by using render samples.</text:p>
      <text:h text:style-name="Heading_20_3" text:outline-level="3"><text:bookmark-start text:name="__RefHeading___Toc40450_1709784994"/>Overblur<text:bookmark-end text:name="__RefHeading___Toc40450_1709784994"/></text:h>
      <text:p text:style-name="P130">Apply blur to each jittered sample to reduce undersampling artifacts.</text:p>
      <text:p text:style-name="P95"/>
      <table:table table:name="Tabelle24" table:style-name="Tabelle24">
        <table:table-column table:style-name="Tabelle24.A"/>
        <table:table-row table:style-name="TableLine2040474579440">
          <table:table-cell table:style-name="Tabelle24.A1" office:value-type="string">
            <text:h text:style-name="P206" text:outline-level="1"><text:bookmark-start text:name="__RefHeading___Toc4304_714034166"/><text:span text:style-name="T44">Eevee -</text:span> <text:span text:style-name="T45">Subsurface Scattering </text:span>panel<text:bookmark-end text:name="__RefHeading___Toc4304_714034166"/></text:h>
          </table:table-cell>
        </table:table-row>
      </table:table>
      <text:p text:style-name="P30"/>
      <text:p text:style-name="Text_20_body">Subsurface scattering is a mechanism of light transport through the object. It penetrates the surface of a translucent object, is scattered by interacting with the material, and exits the surface at a different point. </text:p>
      <text:h text:style-name="P221" text:outline-level="2"><draw:frame draw:style-name="fr2" draw:name="Bild63" text:anchor-type="paragraph" svg:width="5.3cm" svg:height="1.81cm" draw:z-index="57"><draw:image xlink:href="Pictures/10000201000001390000006B2ED4C9AA622591C2.png" xlink:type="simple" xlink:show="embed" xlink:actuate="onLoad" draw:mime-type="image/png"/></draw:frame><text:bookmark-start text:name="__RefHeading___Toc4306_714034166"/><text:soft-page-break/>Enable<text:bookmark-end text:name="__RefHeading___Toc4306_714034166"/></text:h>
      <text:p text:style-name="P95">In the header you will find a checkbox to enable the Subsurface Scattering.</text:p>
      <text:h text:style-name="Heading_20_2" text:outline-level="2"><text:bookmark-start text:name="__RefHeading___Toc4308_714034166"/>Samples<text:bookmark-end text:name="__RefHeading___Toc4308_714034166"/></text:h>
      <text:p text:style-name="P95">Number of samples to compute the scattering effect.</text:p>
      <text:h text:style-name="Heading_20_2" text:outline-level="2"><text:bookmark-start text:name="__RefHeading___Toc4310_714034166"/>Jitter Threshold<text:bookmark-end text:name="__RefHeading___Toc4310_714034166"/></text:h>
      <text:p text:style-name="P95">Rotate samples that are below this value.</text:p>
      <text:h text:style-name="Heading_20_2" text:outline-level="2"><text:bookmark-start text:name="__RefHeading___Toc4312_714034166"/>Separate Albedo<text:bookmark-end text:name="__RefHeading___Toc4312_714034166"/></text:h>
      <text:p text:style-name="P95">Avoid albedo being blurred by the subsurface scattering. This feature uses more memory.</text:p>
      <text:p text:style-name="P96"/>
      <table:table table:name="Tabelle25" table:style-name="Tabelle25">
        <table:table-column table:style-name="Tabelle25.A"/>
        <table:table-row table:style-name="TableLine2040474580256">
          <table:table-cell table:style-name="Tabelle25.A1" office:value-type="string">
            <text:h text:style-name="P207" text:outline-level="1"><text:bookmark-start text:name="__RefHeading___Toc4314_714034166"/><text:span text:style-name="T44">Eevee -</text:span> <text:span text:style-name="T46">Screen Space reflections </text:span>panel<text:bookmark-end text:name="__RefHeading___Toc4314_714034166"/></text:h>
          </table:table-cell>
        </table:table-row>
      </table:table>
      <text:p text:style-name="P31"/>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22" text:outline-level="2"><draw:frame draw:style-name="fr2" draw:name="Bild64" text:anchor-type="paragraph" svg:width="5.3cm" svg:height="3.251cm" draw:z-index="58"><draw:image xlink:href="Pictures/1000020100000139000000C0E7E3C1C083DD8194.png" xlink:type="simple" xlink:show="embed" xlink:actuate="onLoad" draw:mime-type="image/png"/></draw:frame><text:bookmark-start text:name="__RefHeading___Toc4316_714034166"/>Enable<text:bookmark-end text:name="__RefHeading___Toc4316_714034166"/></text:h>
      <text:p text:style-name="P96">In the header you will find a checkbox to enable the Subsurface Scattering.</text:p>
      <text:h text:style-name="Heading_20_2" text:outline-level="2"><text:bookmark-start text:name="__RefHeading___Toc4318_714034166"/>Refraction<text:bookmark-end text:name="__RefHeading___Toc4318_714034166"/></text:h>
      <text:p text:style-name="P98">Enable Screen Space refraction.</text:p>
      <text:h text:style-name="Heading_20_2" text:outline-level="2"><text:bookmark-start text:name="__RefHeading___Toc4320_714034166"/>Half Res Trace<text:bookmark-end text:name="__RefHeading___Toc4320_714034166"/></text:h>
      <text:p text:style-name="P98">Ray trace at a lower resolution.</text:p>
      <text:h text:style-name="Heading_20_2" text:outline-level="2"><text:bookmark-start text:name="__RefHeading___Toc4322_714034166"/>Trace Precision<text:bookmark-end text:name="__RefHeading___Toc4322_714034166"/></text:h>
      <text:p text:style-name="P98">The precision of the screen space ray-tracing.</text:p>
      <text:h text:style-name="Heading_20_2" text:outline-level="2"><text:bookmark-start text:name="__RefHeading___Toc4324_714034166"/>Max Roughness<text:bookmark-end text:name="__RefHeading___Toc4324_714034166"/></text:h>
      <text:p text:style-name="P98">Do not ray-trace reflections that are above this value.</text:p>
      <text:h text:style-name="Heading_20_2" text:outline-level="2"><text:bookmark-start text:name="__RefHeading___Toc4326_714034166"/>Thickness<text:bookmark-end text:name="__RefHeading___Toc4326_714034166"/></text:h>
      <text:p text:style-name="P98">Pixel thickness used to detect intersections.</text:p>
      <text:h text:style-name="Heading_20_2" text:outline-level="2"><text:bookmark-start text:name="__RefHeading___Toc4328_714034166"/><text:soft-page-break/>Edge Fading<text:bookmark-end text:name="__RefHeading___Toc4328_714034166"/></text:h>
      <text:p text:style-name="P98">Screen percentage used to fade the Screen Space Reflection.</text:p>
      <text:h text:style-name="Heading_20_2" text:outline-level="2"><text:bookmark-start text:name="__RefHeading___Toc4330_714034166"/>Clamp<text:bookmark-end text:name="__RefHeading___Toc4330_714034166"/></text:h>
      <text:p text:style-name="P98">Clamp Pixel intensity to remove noise.</text:p>
      <text:p text:style-name="P97"/>
      <table:table table:name="Tabelle26" table:style-name="Tabelle26">
        <table:table-column table:style-name="Tabelle26.A"/>
        <table:table-row table:style-name="TableLine2040474535648">
          <table:table-cell table:style-name="Tabelle26.A1" office:value-type="string">
            <text:h text:style-name="P208" text:outline-level="1"><text:bookmark-start text:name="__RefHeading___Toc4332_714034166"/><text:span text:style-name="T44">Eevee -</text:span> <text:span text:style-name="T47">Motion Blur </text:span>panel<text:bookmark-end text:name="__RefHeading___Toc4332_714034166"/></text:h>
          </table:table-cell>
        </table:table-row>
      </table:table>
      <text:p text:style-name="P32"/>
      <text:p text:style-name="P33">Contains settings<text:span text:style-name="T47"> for motion blur.</text:span></text:p>
      <text:h text:style-name="P223" text:outline-level="2"><draw:frame draw:style-name="fr2" draw:name="Bild65" text:anchor-type="paragraph" svg:width="5.159cm" svg:height="2.671cm" draw:z-index="59"><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97">In the header you will find a checkbox to enable the Subsurface Scattering.</text:p>
      <text:p text:style-name="P97"/>
      <text:h text:style-name="Heading_20_2" text:outline-level="2"><draw:frame draw:style-name="fr3" draw:name="Bild58" text:anchor-type="paragraph" svg:x="15.813cm" svg:y="0.575cm" svg:width="2.739cm" svg:height="1.76cm" draw:z-index="82"><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27">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99">Time taken in frames between shutter open and close.</text:p>
      <text:h text:style-name="Heading_20_2" text:outline-level="2"><text:bookmark-start text:name="__RefHeading___Toc5730_3102884649"/>Background Separation<text:bookmark-end text:name="__RefHeading___Toc5730_3102884649"/></text:h>
      <text:p text:style-name="P127">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27">The maximum blur distance a pixel can spread over.</text:p>
      <text:h text:style-name="Heading_20_2" text:outline-level="2"><text:bookmark-start text:name="__RefHeading___Toc5734_3102884649"/>Steps<text:bookmark-end text:name="__RefHeading___Toc5734_3102884649"/></text:h>
      <text:p text:style-name="P127">The accuracy of motion blur. Higher values results in higher accuracy and higher render times.</text:p>
      <text:p text:style-name="P97"/>
      <table:table table:name="Tabelle27" table:style-name="Tabelle27">
        <table:table-column table:style-name="Tabelle27.A"/>
        <table:table-row table:style-name="TableLine2040474540544">
          <table:table-cell table:style-name="Tabelle27.A1" office:value-type="string">
            <text:h text:style-name="P208" text:outline-level="1"><text:bookmark-start text:name="__RefHeading___Toc4340_714034166"/><text:span text:style-name="T44">Eevee -</text:span> <text:span text:style-name="T47">Volumetric </text:span>panel<text:bookmark-end text:name="__RefHeading___Toc4340_714034166"/></text:h>
          </table:table-cell>
        </table:table-row>
      </table:table>
      <text:p text:style-name="P32"/>
      <text:p text:style-name="P33"><draw:frame draw:style-name="fr2" draw:name="Bild66" text:anchor-type="paragraph" svg:width="5.32cm" svg:height="4.57cm" draw:z-index="60"><draw:image xlink:href="Pictures/1000020100000130000001277AB15FC3EF918D85.png" xlink:type="simple" xlink:show="embed" xlink:actuate="onLoad" draw:mime-type="image/png"/></draw:frame>Contains <text:span text:style-name="T47">volumetrics settings.</text:span></text:p>
      <text:h text:style-name="Heading_20_2" text:outline-level="2"><text:bookmark-start text:name="__RefHeading___Toc4344_714034166"/>Start <text:bookmark-end text:name="__RefHeading___Toc4344_714034166"/></text:h>
      <text:p text:style-name="P99">The start distance for volumetrics.</text:p>
      <text:h text:style-name="Heading_20_2" text:outline-level="2"><text:bookmark-start text:name="__RefHeading___Toc4346_714034166"/><text:soft-page-break/>End<text:bookmark-end text:name="__RefHeading___Toc4346_714034166"/></text:h>
      <text:p text:style-name="P99">The end distance for volumetrics.</text:p>
      <text:h text:style-name="Heading_20_2" text:outline-level="2"><text:bookmark-start text:name="__RefHeading___Toc4348_714034166"/>Tile Size<text:bookmark-end text:name="__RefHeading___Toc4348_714034166"/></text:h>
      <text:p text:style-name="P99">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99">Number of samples to compote for the volumetrics effect.</text:p>
      <text:h text:style-name="P224" text:outline-level="2"><text:bookmark-start text:name="__RefHeading___Toc4352_714034166"/>Distribution<text:bookmark-end text:name="__RefHeading___Toc4352_714034166"/></text:h>
      <text:p text:style-name="P99">Distribute more samples closer to the camera.</text:p>
      <text:h text:style-name="Heading_20_2" text:outline-level="2"><text:bookmark-start text:name="__RefHeading___Toc5877_3285075206"/>Viewport Volumetric Blending<text:bookmark-end text:name="__RefHeading___Toc5877_3285075206"/></text:h>
      <text:p text:style-name="P122">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97">In the header you will find a checkbox to enable <text:span text:style-name="T47">Volumetric Lighting</text:span>.</text:p>
      <text:h text:style-name="Heading_20_3" text:outline-level="3"><text:bookmark-start text:name="__RefHeading___Toc4414_714034166"/>Light Clamping<text:bookmark-end text:name="__RefHeading___Toc4414_714034166"/></text:h>
      <text:p text:style-name="P99">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46" text:outline-level="3"><text:bookmark-start text:name="__RefHeading___Toc4416_714034166"/>Enable<text:bookmark-end text:name="__RefHeading___Toc4416_714034166"/></text:h>
      <text:p text:style-name="P97">In the header you will find a checkbox to enable <text:span text:style-name="T47">Volumetric Shadows</text:span>.</text:p>
      <text:h text:style-name="P247" text:outline-level="3"><text:bookmark-start text:name="__RefHeading___Toc4418_714034166"/>Samples<text:bookmark-end text:name="__RefHeading___Toc4418_714034166"/></text:h>
      <text:p text:style-name="P99">Number of samples to compute volumetric shadowing.</text:p>
      <text:p text:style-name="P32"/>
      <table:table table:name="Tabelle28" table:style-name="Tabelle28">
        <table:table-column table:style-name="Tabelle28.A"/>
        <table:table-row table:style-name="TableLine2040474525856">
          <table:table-cell table:style-name="Tabelle28.A1" office:value-type="string">
            <text:h text:style-name="P208" text:outline-level="1"><text:bookmark-start text:name="__RefHeading___Toc4358_714034166"/><text:span text:style-name="T44">Eevee -</text:span> <text:span text:style-name="T47">Hair </text:span>panel<text:bookmark-end text:name="__RefHeading___Toc4358_714034166"/></text:h>
          </table:table-cell>
        </table:table-row>
      </table:table>
      <text:p text:style-name="P23"/>
      <text:h text:style-name="Heading_20_2" text:outline-level="2"><draw:frame draw:style-name="fr3" draw:name="Bild67" text:anchor-type="paragraph" svg:x="13.423cm" svg:y="0.268cm" svg:width="5.32cm" svg:height="1.42cm" draw:z-index="61"><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99">Choose if the hair is displayed as strand or as strip. </text:p>
      <text:h text:style-name="Heading_20_3" text:outline-level="3"><text:bookmark-start text:name="__RefHeading___Toc4420_714034166"/><text:soft-page-break/>Animate Property<text:bookmark-end text:name="__RefHeading___Toc4420_714034166"/></text:h>
      <text:p text:style-name="P99">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34">Additional subdivision along the hair.</text:p>
      <text:p text:style-name="P23"/>
      <text:h text:style-name="P246" text:outline-level="3"><text:bookmark-start text:name="__RefHeading___Toc4422_714034166"/>Animate Property<text:bookmark-end text:name="__RefHeading___Toc4422_714034166"/></text:h>
      <text:p text:style-name="P99">This property can be animated. Activating this button sets a keyframe.</text:p>
      <text:p text:style-name="P99"/>
      <table:table table:name="Tabelle29" table:style-name="Tabelle29">
        <table:table-column table:style-name="Tabelle29.A"/>
        <table:table-row table:style-name="TableLine2040474531296">
          <table:table-cell table:style-name="Tabelle29.A1" office:value-type="string">
            <text:h text:style-name="P208" text:outline-level="1"><text:bookmark-start text:name="__RefHeading___Toc4364_714034166"/><text:span text:style-name="T44">Eevee -</text:span> <text:span text:style-name="T47">Shadows </text:span>panel<text:bookmark-end text:name="__RefHeading___Toc4364_714034166"/></text:h>
          </table:table-cell>
        </table:table-row>
      </table:table>
      <text:p text:style-name="P23"><draw:frame draw:style-name="fr1" draw:name="Bild68" text:anchor-type="paragraph" svg:y="0.291cm" svg:width="5.32cm" svg:height="2.93cm" draw:z-index="62"><draw:image xlink:href="Pictures/100002010000013A000000ADFB9462939923C3E6.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99">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99">The cube shadows resolution.</text:p>
      <text:h text:style-name="Heading_20_2" text:outline-level="2"><text:bookmark-start text:name="__RefHeading___Toc4370_714034166"/>Cascade Size<text:bookmark-end text:name="__RefHeading___Toc4370_714034166"/></text:h>
      <text:p text:style-name="P99">Directional shadows resolution.</text:p>
      <text:h text:style-name="Heading_20_2" text:outline-level="2"><text:bookmark-start text:name="__RefHeading___Toc4372_714034166"/>High Bit depth<text:bookmark-end text:name="__RefHeading___Toc4372_714034166"/></text:h>
      <text:p text:style-name="P99">Use 32 bit shadows. Low bit depth uses 8 bit.</text:p>
      <text:h text:style-name="Heading_20_2" text:outline-level="2"><text:bookmark-start text:name="__RefHeading___Toc4374_714034166"/>Soft Shadows<text:bookmark-end text:name="__RefHeading___Toc4374_714034166"/></text:h>
      <text:p text:style-name="P34">Create soft shadows.</text:p>
      <text:p text:style-name="P34"/>
      <text:p text:style-name="P35"/>
      <table:table table:name="Tabelle30" table:style-name="Tabelle30">
        <table:table-column table:style-name="Tabelle30.A"/>
        <table:table-row table:style-name="TableLine2040474532928">
          <table:table-cell table:style-name="Tabelle30.A1" office:value-type="string">
            <text:h text:style-name="P209" text:outline-level="1"><text:bookmark-start text:name="__RefHeading___Toc4376_714034166"/><text:span text:style-name="T44">Eevee -</text:span> <text:span text:style-name="T48">Indirect Lighting </text:span>panel<text:bookmark-end text:name="__RefHeading___Toc4376_714034166"/></text:h>
          </table:table-cell>
        </table:table-row>
      </table:table>
      <text:p text:style-name="P24"><draw:frame draw:style-name="fr2" draw:name="Bild69" text:anchor-type="paragraph" svg:width="5.32cm" svg:height="5.84cm" draw:z-index="63"><draw:image xlink:href="Pictures/100002010000013A000001596A200518CFB0511C.png" xlink:type="simple" xlink:show="embed" xlink:actuate="onLoad" draw:mime-type="image/png"/></draw:frame></text:p>
      <text:p text:style-name="Text_20_body">Indirect lighting can be baked to speed up the rendering process. </text:p>
      <text:p text:style-name="Text_20_body"><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02">Bake both, the irradiance grids and reflection cube maps.</text:p>
      <text:h text:style-name="Heading_20_2" text:outline-level="2"><text:bookmark-start text:name="__RefHeading___Toc4380_714034166"/><text:soft-page-break/>Bake Cubemap Only<text:bookmark-end text:name="__RefHeading___Toc4380_714034166"/></text:h>
      <text:p text:style-name="P102">Bakes only the reflection cube maps.</text:p>
      <text:h text:style-name="Heading_20_2" text:outline-level="2"><text:bookmark-start text:name="__RefHeading___Toc4382_714034166"/><text:span text:style-name="T58">Delete</text:span> Lighting Cache<text:bookmark-end text:name="__RefHeading___Toc4382_714034166"/></text:h>
      <text:p text:style-name="P102">Delete baked informations from cache.</text:p>
      <text:h text:style-name="Heading_20_2" text:outline-level="2"><text:bookmark-start text:name="__RefHeading___Toc4384_714034166"/>Auto Bake<text:bookmark-end text:name="__RefHeading___Toc4384_714034166"/></text:h>
      <text:p text:style-name="P102">Auto bake indirect lighting when editing probes.</text:p>
      <text:h text:style-name="Heading_20_2" text:outline-level="2"><text:bookmark-start text:name="__RefHeading___Toc4386_714034166"/>Diffuse Bounces<text:bookmark-end text:name="__RefHeading___Toc4386_714034166"/></text:h>
      <text:p text:style-name="P102">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02">The size of the cube maps.</text:p>
      <text:h text:style-name="Heading_20_2" text:outline-level="2"><text:bookmark-start text:name="__RefHeading___Toc4390_714034166"/>Diffuse Occlusion<text:bookmark-end text:name="__RefHeading___Toc4390_714034166"/></text:h>
      <text:p text:style-name="P102">The size of the shadow map applied to each irradiance sample.</text:p>
      <text:h text:style-name="Heading_20_2" text:outline-level="2"><text:bookmark-start text:name="__RefHeading___Toc5640_537885731"/>Irradiance Smoothing<text:bookmark-end text:name="__RefHeading___Toc5640_537885731"/></text:h>
      <text:p text:style-name="P117">Smooth the irradiance lightning. But this might introduce light bleeding.</text:p>
      <text:h text:style-name="Heading_20_2" text:outline-level="2"><text:bookmark-start text:name="__RefHeading___Toc5642_537885731"/>Clamp Glossy<text:bookmark-end text:name="__RefHeading___Toc5642_537885731"/></text:h>
      <text:p text:style-name="P117">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17">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02">Size of cubemap spheres to debug captured light.</text:p>
      <text:h text:style-name="Heading_20_3" text:outline-level="3"><text:bookmark-start text:name="__RefHeading___Toc4426_714034166"/>Irradiance Size<text:bookmark-end text:name="__RefHeading___Toc4426_714034166"/></text:h>
      <text:p text:style-name="P36">Size of the irradiance sample spheres to debug captured light.</text:p>
      <text:p text:style-name="P36"/>
      <text:p text:style-name="P37"/>
      <table:table table:name="Tabelle31" table:style-name="Tabelle31">
        <table:table-column table:style-name="Tabelle31.A"/>
        <text:soft-page-break/>
        <table:table-row table:style-name="TableLine2040474527488">
          <table:table-cell table:style-name="Tabelle31.A1" office:value-type="string">
            <text:h text:style-name="P210" text:outline-level="1"><text:bookmark-start text:name="__RefHeading___Toc4394_714034166"/><text:span text:style-name="T44">Eevee -</text:span> <text:span text:style-name="T49">Film </text:span>panel<text:bookmark-end text:name="__RefHeading___Toc4394_714034166"/></text:h>
          </table:table-cell>
        </table:table-row>
      </table:table>
      <text:p text:style-name="P40"><draw:frame draw:style-name="fr2" draw:name="Bild70" text:anchor-type="paragraph" svg:width="5.159cm" svg:height="1.461cm" draw:z-index="64"><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04">The width over which the reconstruction filter combines samples.</text:p>
      <text:h text:style-name="P248" text:outline-level="3"><text:bookmark-start text:name="__RefHeading___Toc4430_714034166"/>Animate Property<text:bookmark-end text:name="__RefHeading___Toc4430_714034166"/></text:h>
      <text:p text:style-name="P100">This property can be animated. Activating this button sets a keyframe.</text:p>
      <text:p text:style-name="Horizontal_20_Line"/>
      <text:h text:style-name="P225" text:outline-level="2"><draw:frame draw:style-name="fr2" draw:name="Bild84" text:anchor-type="paragraph" svg:width="5.159cm" svg:height="0.529cm" draw:z-index="78"><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05">Internally render past the image borders to avoid screen space effects disappearing.</text:p>
      <text:h text:style-name="P249" text:outline-level="3"><text:bookmark-start text:name="__RefHeading___Toc4428_714034166"/>Overscan Size<text:bookmark-end text:name="__RefHeading___Toc4428_714034166"/></text:h>
      <text:p text:style-name="P105">How much bigger the image should be internally rendered<text:span text:style-name="T88">.</text:span></text:p>
      <text:p text:style-name="P105"/>
      <table:table table:name="Tabelle32" table:style-name="Tabelle32">
        <table:table-column table:style-name="Tabelle32.A"/>
        <table:table-row table:style-name="TableLine2040474533472">
          <table:table-cell table:style-name="Tabelle32.A1" office:value-type="string">
            <text:h text:style-name="P211" text:outline-level="1"><text:bookmark-start text:name="__RefHeading___Toc36111_14043589941"/><text:span text:style-name="T50">Eevee </text:span><text:span text:style-name="T73">+ Workbench </text:span><text:span text:style-name="T50">-</text:span> <text:span text:style-name="T43">Simplify </text:span>panel<text:bookmark-end text:name="__RefHeading___Toc36111_14043589941"/></text:h>
          </table:table-cell>
        </table:table-row>
      </table:table>
      <text:p text:style-name="P25"><draw:frame draw:style-name="fr2" draw:name="Bild71" text:anchor-type="paragraph" svg:width="5.129cm" svg:height="3.941cm" draw:z-index="65"><draw:image xlink:href="Pictures/100002010000012F000000E91472BF9D9C62651F.png" xlink:type="simple" xlink:show="embed" xlink:actuate="onLoad" draw:mime-type="image/png"/></draw:frame></text:p>
      <text:p text:style-name="Text_20_body">Sometimes you want to simplify the rendering without to loose the <text:span text:style-name="T25">already tweaked</text:span> settings and adjustments. For test renderings for example. Simplify allows you to <text:span text:style-name="T43">simplify the rendering</text:span><text:span text:style-name="T75">.</text:span></text:p>
      <text:p text:style-name="P42"/>
      <text:p text:style-name="P13"/>
      <text:h text:style-name="P226" text:outline-level="2"><text:bookmark-start text:name="__RefHeading___Toc1773_140435899411"/>Enable<text:bookmark-end text:name="__RefHeading___Toc1773_140435899411"/></text:h>
      <text:p text:style-name="P72">In the header is a checkbox to enable Simplify.</text:p>
      <text:p text:style-name="Horizontal_20_Line"/>
      <text:h text:style-name="P226" text:outline-level="2"><draw:frame draw:style-name="fr2" draw:name="Bild85" text:anchor-type="paragraph" svg:width="5.159cm" svg:height="1.78cm" draw:z-index="79"><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72">This section affects the rendering with <text:span text:style-name="T50">Eevee</text:span> in the Viewport.</text:p>
      <text:h text:style-name="P250" text:outline-level="3"><text:bookmark-start text:name="__RefHeading___Toc1777_140435899412"/>Max Subdivisions<text:bookmark-end text:name="__RefHeading___Toc1777_140435899412"/></text:h>
      <text:p text:style-name="P72">Limit the number of maximum subdivisions.</text:p>
      <text:h text:style-name="P250" text:outline-level="3"><text:bookmark-start text:name="__RefHeading___Toc1779_140435899412"/>Child Particles<text:bookmark-end text:name="__RefHeading___Toc1779_140435899412"/></text:h>
      <text:p text:style-name="P72">Limit the number of child particles<text:span text:style-name="T43">.</text:span></text:p>
      <text:h text:style-name="Heading_20_3" text:outline-level="3"><text:bookmark-start text:name="__RefHeading___Toc5827_993269501"/>Volume Resolution<text:bookmark-end text:name="__RefHeading___Toc5827_993269501"/></text:h>
      <text:p text:style-name="P125">Simplify volumes by setting the resolution percentage of volume objects in viewport</text:p>
      <text:h text:style-name="P250" text:outline-level="3"><text:bookmark-start text:name="__RefHeading___Toc4434_714034166"/><text:soft-page-break/>Animate Property<text:bookmark-end text:name="__RefHeading___Toc4434_714034166"/></text:h>
      <text:p text:style-name="P101">This propert<text:span text:style-name="T50">ies</text:span> can be animated. Activating this button sets a keyframe.</text:p>
      <text:p text:style-name="Horizontal_20_Line"/>
      <text:h text:style-name="P227" text:outline-level="2"><draw:frame draw:style-name="fr2" draw:name="Bild86" text:anchor-type="paragraph" svg:width="5.129cm" svg:height="1.42cm" draw:z-index="80"><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72">This section affects the rendering with <text:span text:style-name="T50">Eevee</text:span> <text:span text:style-name="T50">to file</text:span>.</text:p>
      <text:h text:style-name="P250" text:outline-level="3"><text:bookmark-start text:name="__RefHeading___Toc1777_1404358994111"/>Max Subdivisions<text:bookmark-end text:name="__RefHeading___Toc1777_1404358994111"/></text:h>
      <text:p text:style-name="P72">Limit the number of maximum subdivisions.</text:p>
      <text:h text:style-name="P250" text:outline-level="3"><text:bookmark-start text:name="__RefHeading___Toc1779_1404358994111"/>Child Particles<text:bookmark-end text:name="__RefHeading___Toc1779_1404358994111"/></text:h>
      <text:p text:style-name="P72">Limit the number of child particles<text:span text:style-name="T43">.</text:span></text:p>
      <text:h text:style-name="P250" text:outline-level="3"><text:bookmark-start text:name="__RefHeading___Toc4436_714034166"/>Animate Property<text:bookmark-end text:name="__RefHeading___Toc4436_714034166"/></text:h>
      <text:p text:style-name="P101">This propert<text:span text:style-name="T50">ies</text:span> can be animated. Activating this button sets a keyframe.</text:p>
      <text:p text:style-name="Horizontal_20_Line"/>
      <text:h text:style-name="Heading_20_2" text:outline-level="2"><draw:frame draw:style-name="fr2" draw:name="Bild87" text:anchor-type="paragraph" svg:width="5.129cm" svg:height="2.889cm" draw:z-index="81"><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73">This section affects <text:span text:style-name="T51">Grease Pencil drawings.</text:span></text:p>
      <text:h text:style-name="Heading_20_3" text:outline-level="3"><text:bookmark-start text:name="__RefHeading___Toc4438_714034166"/>Playback Only<text:bookmark-end text:name="__RefHeading___Toc4438_714034166"/></text:h>
      <text:p text:style-name="P106">Simplify Grease Pencil only during animation playback.</text:p>
      <text:h text:style-name="Heading_20_3" text:outline-level="3"><text:bookmark-start text:name="__RefHeading___Toc5829_993269501"/>Fill<text:bookmark-end text:name="__RefHeading___Toc5829_993269501"/></text:h>
      <text:p text:style-name="P125">Display Fill strokes in the Viewport.</text:p>
      <text:h text:style-name="Heading_20_3" text:outline-level="3"><text:bookmark-start text:name="__RefHeading___Toc4440_714034166"/>Modifiers<text:bookmark-end text:name="__RefHeading___Toc4440_714034166"/></text:h>
      <text:p text:style-name="P126"><text:span text:style-name="T67">A</text:span><text:span text:style-name="T51">pply modifiers in the viewport.</text:span></text:p>
      <text:h text:style-name="Heading_20_3" text:outline-level="3"><text:bookmark-start text:name="__RefHeading___Toc4442_714034166"/>Shader <text:span text:style-name="T68">Effects</text:span><text:bookmark-end text:name="__RefHeading___Toc4442_714034166"/></text:h>
      <text:p text:style-name="P126"><text:span text:style-name="T67">display</text:span><text:span text:style-name="T51"> shader </text:span><text:span text:style-name="T67">effects</text:span><text:span text:style-name="T51">.</text:span></text:p>
      <text:h text:style-name="Heading_20_3" text:outline-level="3"><text:bookmark-start text:name="__RefHeading___Toc5720_3240591700"/>Layers <text:span text:style-name="T68">Tinting</text:span><text:bookmark-end text:name="__RefHeading___Toc5720_3240591700"/></text:h>
      <text:p text:style-name="P125">Display layers tint.</text:p>
      <text:h text:style-name="P251" text:outline-level="3"><text:bookmark-start text:name="__RefHeading___Toc5831_993269501"/>Antialiasing<text:bookmark-end text:name="__RefHeading___Toc5831_993269501"/></text:h>
      <text:p text:style-name="P125">Use antialiasing to smooth stroke edges.</text:p>
      <text:p text:style-name="P46"/>
      <text:p text:style-name="P154"/>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3M2S</meta:editing-duration>
    <meta:editing-cycles>150</meta:editing-cycles>
    <meta:generator>LibreOffice/7.0.4.2$Windows_X86_64 LibreOffice_project/dcf040e67528d9187c66b2379df5ea4407429775</meta:generator>
    <dc:date>2022-01-31T09:40:03.234000000</dc:date>
    <meta:document-statistic meta:table-count="32" meta:image-count="118" meta:object-count="0" meta:page-count="44" meta:paragraph-count="1179" meta:word-count="7086" meta:character-count="41973" meta:non-whitespace-character-count="35987"/>
    <meta:template xlink:type="simple" xlink:actuate="onRequest" xlink:title="standard1cm" xlink:href="../../../../AppData/Roaming/LibreOffice/4/user/template/standard1cm.ott" meta:date="2016-03-29T10:11:56.570000000"/>
  </office:meta>
</office:document-meta>
</file>